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Noto Sans CJK SC1" svg:font-family="'Noto Sans CJK SC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8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2.745cm"/>
    </style:style>
    <style:style style:name="co4" style:family="table-column">
      <style:table-column-properties fo:break-before="auto" style:column-width="2.512cm"/>
    </style:style>
    <style:style style:name="co5" style:family="table-column">
      <style:table-column-properties fo:break-before="auto" style:column-width="1.711cm"/>
    </style:style>
    <style:style style:name="co6" style:family="table-column">
      <style:table-column-properties fo:break-before="auto" style:column-width="2.244cm"/>
    </style:style>
    <style:style style:name="co7" style:family="table-column">
      <style:table-column-properties fo:break-before="auto" style:column-width="1.871cm"/>
    </style:style>
    <style:style style:name="co8" style:family="table-column">
      <style:table-column-properties fo:break-before="auto" style:column-width="1.873cm"/>
    </style:style>
    <style:style style:name="co9" style:family="table-column">
      <style:table-column-properties fo:break-before="auto" style:column-width="2.371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512cm" fo:break-before="auto" style:use-optimal-row-height="true"/>
    </style:style>
    <style:style style:name="ta1" style:family="table" style:master-page-name="PageStyle_5f_Exp1">
      <style:table-properties table:display="true" style:writing-mode="lr-tb"/>
    </style:style>
    <style:style style:name="ta2" style:family="table" style:master-page-name="PageStyle_5f_Exp2">
      <style:table-properties table:display="true" style:writing-mode="lr-tb"/>
    </style:style>
    <style:style style:name="ta3" style:family="table" style:master-page-name="PageStyle_5f_Exp3_20__28_2_29_">
      <style:table-properties table:display="true" style:writing-mode="lr-tb"/>
    </style:style>
    <style:style style:name="ta4" style:family="table" style:master-page-name="PageStyle_5f_Exp3">
      <style:table-properties table:display="true" style:writing-mode="lr-tb"/>
    </style:style>
    <style:style style:name="ta5" style:family="table" style:master-page-name="PageStyle_5f_Exp4">
      <style:table-properties table:display="true" style:writing-mode="lr-tb"/>
    </style:style>
    <style:style style:name="ta6" style:family="table" style:master-page-name="PageStyle_5f_Exp5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32">
      <style:table-cell-properties style:rotation-align="none"/>
    </style:style>
    <style:style style:name="ce2" style:family="table-cell" style:parent-style-name="Default" style:data-style-name="N136">
      <style:table-cell-properties style:rotation-align="none"/>
    </style:style>
    <style:style style:name="ce3" style:family="table-cell" style:parent-style-name="Default" style:data-style-name="N135">
      <style:table-cell-properties style:rotation-align="none"/>
    </style:style>
    <style:style style:name="ce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31">
      <style:table-cell-properties style:rotation-align="none"/>
    </style:style>
    <style:style style:name="ce7" style:family="table-cell" style:parent-style-name="Default" style:data-style-name="N133">
      <style:table-cell-properties style:rotation-align="none"/>
    </style:style>
    <style:style style:name="ce8" style:family="table-cell" style:parent-style-name="Default" style:data-style-name="N61">
      <style:table-cell-properties style:rotation-align="none"/>
    </style:style>
    <style:style style:name="ce9" style:family="table-cell" style:parent-style-name="Excel_20_Built-in_20_Comma" style:data-style-name="N6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3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3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32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61">
      <style:table-cell-properties style:rotation-align="none"/>
      <style:text-properties fo:color="#202124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15" style:family="table-cell" style:parent-style-name="Default" style:data-style-name="N134">
      <style:table-cell-properties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name="Noto Sans CJK SC" style:font-name-asian="Noto Sans CJK S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1" table:default-cell-style-name="Default"/>
        <table:table-row table:style-name="ro1">
          <table:table-cell office:value-type="string" calcext:value-type="string">
            <text:p>Sample current Ip</text:p>
          </table:table-cell>
          <table:table-cell office:value-type="string" calcext:value-type="string">
            <text:p>Hall voltage UH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p/mA</text:p>
          </table:table-cell>
          <table:table-cell office:value-type="string" calcext:value-type="string">
            <text:p>UH/mV</text:p>
          </table:table-cell>
          <table:table-cell/>
          <table:table-cell>
            <draw:frame draw:z-index="0" draw:name="Gráfico 1" draw:style-name="gr1" draw:text-style-name="P1" svg:width="14.472cm" svg:height="7.617cm" svg:x="0.97cm" svg:y="0.353cm">
              <draw:object draw:notify-on-update-of-ranges="Exp1.B4:Exp1.B17 Exp1.A4:Exp1.A17 Exp1.B19:Exp1.B19 Exp1.B19:Exp1.B19 Exp1.B19:Exp1.B19 Exp1.B19:Exp1.B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-30.4" calcext:value-type="float">
            <text:p>-30,4</text:p>
          </table:table-cell>
          <table:table-cell office:value-type="float" office:value="-43.6" calcext:value-type="float">
            <text:p>-43,6</text:p>
          </table:table-cell>
          <table:table-cell table:number-columns-repeated="62"/>
        </table:table-row>
        <table:table-row table:style-name="ro1">
          <table:table-cell office:value-type="float" office:value="-24.3" calcext:value-type="float">
            <text:p>-24,3</text:p>
          </table:table-cell>
          <table:table-cell office:value-type="float" office:value="-35" calcext:value-type="float">
            <text:p>-35</text:p>
          </table:table-cell>
          <table:table-cell table:number-columns-repeated="62"/>
        </table:table-row>
        <table:table-row table:style-name="ro1">
          <table:table-cell office:value-type="float" office:value="-20.2" calcext:value-type="float">
            <text:p>-20,2</text:p>
          </table:table-cell>
          <table:table-cell office:value-type="float" office:value="-29.3" calcext:value-type="float">
            <text:p>-29,3</text:p>
          </table:table-cell>
          <table:table-cell table:number-columns-repeated="62"/>
        </table:table-row>
        <table:table-row table:style-name="ro1">
          <table:table-cell office:value-type="float" office:value="-14.5" calcext:value-type="float">
            <text:p>-14,5</text:p>
          </table:table-cell>
          <table:table-cell office:value-type="float" office:value="-21" calcext:value-type="float">
            <text:p>-21</text:p>
          </table:table-cell>
          <table:table-cell table:number-columns-repeated="62"/>
        </table:table-row>
        <table:table-row table:style-name="ro1">
          <table:table-cell office:value-type="float" office:value="-9.8" calcext:value-type="float">
            <text:p>-9,8</text:p>
          </table:table-cell>
          <table:table-cell office:value-type="float" office:value="-14.1" calcext:value-type="float">
            <text:p>-14,1</text:p>
          </table:table-cell>
          <table:table-cell table:number-columns-repeated="62"/>
        </table:table-row>
        <table:table-row table:style-name="ro1">
          <table:table-cell office:value-type="float" office:value="-4.7" calcext:value-type="float">
            <text:p>-4,7</text:p>
          </table:table-cell>
          <table:table-cell office:value-type="float" office:value="-7.1" calcext:value-type="float">
            <text:p>-7,1</text:p>
          </table:table-cell>
          <table:table-cell table:number-columns-repeated="62"/>
        </table:table-row>
        <table:table-row table:style-name="ro1">
          <table:table-cell office:value-type="float" office:value="-0.3" calcext:value-type="float">
            <text:p>-0,3</text:p>
          </table:table-cell>
          <table:table-cell office:value-type="float" office:value="-0.9" calcext:value-type="float">
            <text:p>-0,9</text:p>
          </table:table-cell>
          <table:table-cell table:number-columns-repeated="62"/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6.7" calcext:value-type="float">
            <text:p>6,7</text:p>
          </table:table-cell>
          <table:table-cell table:number-columns-repeated="62"/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14.3" calcext:value-type="float">
            <text:p>14,3</text:p>
          </table:table-cell>
          <table:table-cell table:number-columns-repeated="62"/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21.6" calcext:value-type="float">
            <text:p>21,6</text:p>
          </table:table-cell>
          <table:table-cell table:number-columns-repeated="6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.6" calcext:value-type="float">
            <text:p>22,6</text:p>
          </table:table-cell>
          <table:table-cell table:number-columns-repeated="62"/>
        </table:table-row>
        <table:table-row table:style-name="ro1">
          <table:table-cell office:value-type="float" office:value="19.9" calcext:value-type="float">
            <text:p>19,9</text:p>
          </table:table-cell>
          <table:table-cell office:value-type="float" office:value="27.9" calcext:value-type="float">
            <text:p>27,9</text:p>
          </table:table-cell>
          <table:table-cell table:number-columns-repeated="62"/>
        </table:table-row>
        <table:table-row table:style-name="ro1">
          <table:table-cell office:value-type="float" office:value="25.2" calcext:value-type="float">
            <text:p>25,2</text:p>
          </table:table-cell>
          <table:table-cell office:value-type="float" office:value="35.8" calcext:value-type="float">
            <text:p>35,8</text:p>
          </table:table-cell>
          <table:table-cell table:number-columns-repeated="62"/>
        </table:table-row>
        <table:table-row table:style-name="ro1">
          <table:table-cell office:value-type="float" office:value="30.1" calcext:value-type="float">
            <text:p>30,1</text:p>
          </table:table-cell>
          <table:table-cell office:value-type="float" office:value="42.6" calcext:value-type="float">
            <text:p>42,6</text:p>
          </table:table-cell>
          <table:table-cell table:number-columns-repeated="62"/>
        </table:table-row>
        <table:table-row table:style-name="ro1">
          <table:table-cell table:number-columns-repeated="9"/>
          <table:table-cell office:value-type="string" calcext:value-type="string">
            <text:p>ud</text:p>
          </table:table-cell>
          <table:table-cell/>
          <table:table-cell office:value-type="string" calcext:value-type="string">
            <text:p>u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d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rror V</text:p>
          </table:table-cell>
          <table:table-cell office:value-type="float" office:value="0.1" calcext:value-type="float">
            <text:p>0,1</text:p>
          </table:table-cell>
          <table:table-cell/>
          <table:table-cell table:style-name="ce1" table:number-matrix-columns-spanned="2" table:number-matrix-rows-spanned="4" table:formula="of:=LINEST([.B4:.B17];[.A4:.A17];1;1)" office:value-type="float" office:value="1.42618418863782" calcext:value-type="float">
            <text:p>1,426 </text:p>
          </table:table-cell>
          <table:table-cell table:style-name="ce2" office:value-type="float" office:value="-0.349005611268087" calcext:value-type="float">
            <text:p>-0,35 </text:p>
          </table:table-cell>
          <table:table-cell table:number-columns-repeated="2"/>
          <table:table-cell office:value-type="string" calcext:value-type="string">
            <text:p>alfa</text:p>
          </table:table-cell>
          <table:table-cell office:value-type="float" office:value="1.426" calcext:value-type="float">
            <text:p>1,426</text:p>
          </table:table-cell>
          <table:table-cell office:value-type="string" calcext:value-type="string">
            <text:p>mV/mA</text:p>
          </table:table-cell>
          <table:table-cell office:value-type="float" office:value="1.426" calcext:value-type="float">
            <text:p>1,426</text:p>
          </table:table-cell>
          <table:table-cell office:value-type="string" calcext:value-type="string">
            <text:p>V/A</text:p>
          </table:table-cell>
          <table:table-cell office:value-type="float" office:value="0.00214417544350322" calcext:value-type="float">
            <text:p>0,0021441754435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error A</text:p>
          </table:table-cell>
          <table:table-cell table:number-columns-repeated="2"/>
          <table:table-cell table:style-name="ce1" office:value-type="float" office:value="0.00214417544350321" calcext:value-type="float">
            <text:p>0,002 </text:p>
          </table:table-cell>
          <table:table-cell table:style-name="ce2" office:value-type="float" office:value="0.0397624190183706" calcext:value-type="float">
            <text:p>0,04 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T</text:p>
          </table:table-cell>
          <table:table-cell table:formula="of:=[.I20]/1000" office:value-type="float" office:value="0.25" calcext:value-type="float">
            <text:p>0,25</text:p>
          </table:table-cell>
          <table:table-cell office:value-type="string" calcext:value-type="string">
            <text:p>T</text:p>
          </table:table-cell>
          <table:table-cell table:formula="of:=0.1*10^-3" office:value-type="float" office:value="0.0001" calcext:value-type="float">
            <text:p>0,0001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0.999972876928578" calcext:value-type="float">
            <text:p>0,999972876928578</text:p>
          </table:table-cell>
          <table:table-cell office:value-type="float" office:value="0.148427260966068" calcext:value-type="float">
            <text:p>0,148427260966068</text:p>
          </table:table-cell>
          <table:table-cell table:number-columns-repeated="2"/>
          <table:table-cell office:value-type="string" calcext:value-type="string">
            <text:p>q</text:p>
          </table:table-cell>
          <table:table-cell table:formula="of:=1.6*10^-19" office:value-type="float" office:value="1.6E-019" calcext:value-type="float">
            <text:p>1,6E-19</text:p>
          </table:table-cell>
          <table:table-cell office:value-type="string" calcext:value-type="string">
            <text:p>C</text:p>
          </table:table-cell>
          <table:table-cell table:number-columns-repeated="54"/>
        </table:table-row>
        <table:table-row table:style-name="ro1">
          <table:table-cell table:number-columns-repeated="3"/>
          <table:table-cell office:value-type="float" office:value="442415.769830713" calcext:value-type="float">
            <text:p>442415,7698307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  <table:table-cell table:formula="of:=[.I22]/1000" office:value-type="float" office:value="0.001" calcext:value-type="float">
            <text:p>0,001</text:p>
          </table:table-cell>
          <table:table-cell office:value-type="string" calcext:value-type="string">
            <text:p>m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7"/>
          <table:table-cell office:value-type="string" calcext:value-type="string">
            <text:p>n</text:p>
          </table:table-cell>
          <table:table-cell table:number-columns-repeated="2"/>
          <table:table-cell table:formula="of:=[.K20]/([.K19]*[.I21]*[.K22])" office:value-type="float" office:value="1.09572230014025E+021" calcext:value-type="float">
            <text:p>1,09572230014025E+021</text:p>
          </table:table-cell>
          <table:table-cell office:value-type="string" calcext:value-type="string">
            <text:p>m^-3</text:p>
          </table:table-cell>
          <table:table-cell table:formula="of:=[.M20]/([.K19]*[.I21]*[.K22])+[.K20]*[.M19]/([.K19]^2*[.I21]*[.K22])" office:value-type="float" office:value="2.08584912262244E+018" calcext:value-type="float">
            <text:p>2,08584912262244E+018</text:p>
          </table:table-cell>
          <table:table-cell table:number-columns-repeated="51"/>
        </table:table-row>
        <table:table-row table:style-name="ro1">
          <table:table-cell table:number-columns-repeated="10"/>
          <table:table-cell table:style-name="ce1" table:formula="of:=[.K24]/10^21" office:value-type="float" office:value="1.09572230014025" calcext:value-type="float">
            <text:p>1,096 </text:p>
          </table:table-cell>
          <table:table-cell/>
          <table:table-cell table:style-name="ce1" table:formula="of:=[.M24]/10^21" office:value-type="float" office:value="0.00208584912262244" calcext:value-type="float">
            <text:p>0,002 </text:p>
          </table:table-cell>
          <table:table-cell office:value-type="string" calcext:value-type="string">
            <text:p>x10^21</text:p>
          </table:table-cell>
          <table:table-cell table:number-columns-repeated="50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p2" table:style-name="ta2">
        <table:table-column table:style-name="co5" table:number-columns-repeated="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48" table:default-cell-style-name="Default"/>
        <table:table-row table:style-name="ro1">
          <table:table-cell office:value-type="string" calcext:value-type="string">
            <text:p>Densidad de fl B</text:p>
          </table:table-cell>
          <table:table-cell office:value-type="string" calcext:value-type="string">
            <text:p>Hall voltage UH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/mT</text:p>
          </table:table-cell>
          <table:table-cell office:value-type="string" calcext:value-type="string">
            <text:p>UH/mV</text:p>
          </table:table-cell>
          <table:table-cell table:number-columns-repeated="9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1"/>
        </table:table-row>
        <table:table-row table:style-name="ro1">
          <table:table-cell table:number-columns-repeated="2"/>
          <table:table-cell>
            <draw:frame draw:z-index="0" draw:name="Gráfico 1" draw:style-name="gr1" draw:text-style-name="P1" svg:width="12.821cm" svg:height="7.616cm" svg:x="0.758cm" svg:y="0.194cm">
              <draw:object draw:notify-on-update-of-ranges="Exp2.B4:Exp2.B68 Exp2.A4:Exp2.A68 Exp2.E20:Exp2.E20 Exp2.E20:Exp2.E20 Exp2.E20:Exp2.E20 Exp2.E20:Exp2.E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 office:value-type="string" calcext:value-type="string">
            <text:p>pdte/ordenada</text:p>
          </table:table-cell>
          <table:table-cell table:style-name="ce6" table:number-matrix-columns-spanned="2" table:number-matrix-rows-spanned="4" table:formula="of:=LINEST([.B4:.B68];[.A4:.A68];1;1)" office:value-type="float" office:value="0.218029587155232" calcext:value-type="float">
            <text:p>0,2180 </text:p>
          </table:table-cell>
          <table:table-cell table:style-name="ce3" office:value-type="float" office:value="-14.9501856833142" calcext:value-type="float">
            <text:p>-15,0 </text:p>
          </table:table-cell>
          <table:table-cell table:number-columns-repeated="51"/>
        </table:table-row>
        <table:table-row table:style-name="ro1">
          <table:table-cell table:style-name="ce3" office:value-type="float" office:value="-303.171" calcext:value-type="float">
            <text:p>-303,2 </text:p>
          </table:table-cell>
          <table:table-cell office:value-type="float" office:value="-79.1" calcext:value-type="float">
            <text:p>-79,1</text:p>
          </table:table-cell>
          <table:table-cell table:number-columns-repeated="8"/>
          <table:table-cell office:value-type="string" calcext:value-type="string">
            <text:p>error</text:p>
          </table:table-cell>
          <table:table-cell table:style-name="ce6" office:value-type="float" office:value="0.000653994538292899" calcext:value-type="float">
            <text:p>0,0007 </text:p>
          </table:table-cell>
          <table:table-cell table:style-name="ce3" office:value-type="float" office:value="0.119586564286503" calcext:value-type="float">
            <text:p>0,1 </text:p>
          </table:table-cell>
          <table:table-cell table:number-columns-repeated="51"/>
        </table:table-row>
        <table:table-row table:style-name="ro1">
          <table:table-cell table:style-name="ce3" office:value-type="float" office:value="-299.1" calcext:value-type="float">
            <text:p>-299,1 </text:p>
          </table:table-cell>
          <table:table-cell office:value-type="float" office:value="-78.4" calcext:value-type="float">
            <text:p>-78,4</text:p>
          </table:table-cell>
          <table:table-cell table:number-columns-repeated="9"/>
          <table:table-cell office:value-type="float" office:value="0.99943348446563" calcext:value-type="float">
            <text:p>0,99943348446563</text:p>
          </table:table-cell>
          <table:table-cell office:value-type="float" office:value="0.946360620249007" calcext:value-type="float">
            <text:p>0,946360620249007</text:p>
          </table:table-cell>
          <table:table-cell table:number-columns-repeated="51"/>
        </table:table-row>
        <table:table-row table:style-name="ro1">
          <table:table-cell table:style-name="ce3" office:value-type="float" office:value="-290.428" calcext:value-type="float">
            <text:p>-290,4 </text:p>
          </table:table-cell>
          <table:table-cell office:value-type="float" office:value="-76.9" calcext:value-type="float">
            <text:p>-76,9</text:p>
          </table:table-cell>
          <table:table-cell table:number-columns-repeated="9"/>
          <table:table-cell office:value-type="float" office:value="111143.129713647" calcext:value-type="float">
            <text:p>111143,129713647</text:p>
          </table:table-cell>
          <table:table-cell office:value-type="float" office:value="63" calcext:value-type="float">
            <text:p>63</text:p>
          </table:table-cell>
          <table:table-cell table:number-columns-repeated="51"/>
        </table:table-row>
        <table:table-row table:style-name="ro1">
          <table:table-cell table:style-name="ce3" office:value-type="float" office:value="-287.773" calcext:value-type="float">
            <text:p>-287,8 </text:p>
          </table:table-cell>
          <table:table-cell office:value-type="float" office:value="-76.5" calcext:value-type="float">
            <text:p>-76,5</text:p>
          </table:table-cell>
          <table:table-cell table:number-columns-repeated="62"/>
        </table:table-row>
        <table:table-row table:style-name="ro1">
          <table:table-cell table:style-name="ce3" office:value-type="float" office:value="-270.96" calcext:value-type="float">
            <text:p>-271,0 </text:p>
          </table:table-cell>
          <table:table-cell office:value-type="float" office:value="-73.3" calcext:value-type="float">
            <text:p>-73,3</text:p>
          </table:table-cell>
          <table:table-cell table:number-columns-repeated="8"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m</text:p>
          </table:table-cell>
          <table:table-cell table:number-columns-repeated="49"/>
        </table:table-row>
        <table:table-row table:style-name="ro1">
          <table:table-cell table:style-name="ce3" office:value-type="float" office:value="-270.783" calcext:value-type="float">
            <text:p>-270,8 </text:p>
          </table:table-cell>
          <table:table-cell office:value-type="float" office:value="-73.1" calcext:value-type="float">
            <text:p>-73,1</text:p>
          </table:table-cell>
          <table:table-cell table:number-columns-repeated="8"/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</text:p>
          </table:table-cell>
          <table:table-cell table:formula="of:=[.L9]/1000"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49"/>
        </table:table-row>
        <table:table-row table:style-name="ro1">
          <table:table-cell table:style-name="ce3" office:value-type="float" office:value="-264.235" calcext:value-type="float">
            <text:p>-264,2 </text:p>
          </table:table-cell>
          <table:table-cell office:value-type="float" office:value="-71.9" calcext:value-type="float">
            <text:p>-71,9</text:p>
          </table:table-cell>
          <table:table-cell table:number-columns-repeated="8"/>
          <table:table-cell office:value-type="string" calcext:value-type="string">
            <text:p>b</text:p>
          </table:table-cell>
          <table:table-cell office:value-type="float" office:value="0.218" calcext:value-type="float">
            <text:p>0,218</text:p>
          </table:table-cell>
          <table:table-cell office:value-type="string" calcext:value-type="string">
            <text:p>mV/mT</text:p>
          </table:table-cell>
          <table:table-cell office:value-type="float" office:value="0.218" calcext:value-type="float">
            <text:p>0,218</text:p>
          </table:table-cell>
          <table:table-cell office:value-type="string" calcext:value-type="string">
            <text:p>V/T</text:p>
          </table:table-cell>
          <table:table-cell table:number-columns-repeated="49"/>
        </table:table-row>
        <table:table-row table:style-name="ro1">
          <table:table-cell table:style-name="ce3" office:value-type="float" office:value="-251.669" calcext:value-type="float">
            <text:p>-251,7 </text:p>
          </table:table-cell>
          <table:table-cell office:value-type="float" office:value="-69.4" calcext:value-type="float">
            <text:p>-69,4</text:p>
          </table:table-cell>
          <table:table-cell table:number-columns-repeated="62"/>
        </table:table-row>
        <table:table-row table:style-name="ro1">
          <table:table-cell table:style-name="ce3" office:value-type="float" office:value="-251.492" calcext:value-type="float">
            <text:p>-251,5 </text:p>
          </table:table-cell>
          <table:table-cell office:value-type="float" office:value="-69.5" calcext:value-type="float">
            <text:p>-69,5</text:p>
          </table:table-cell>
          <table:table-cell table:number-columns-repeated="8"/>
          <table:table-cell office:value-type="string" calcext:value-type="string">
            <text:p>R_Hall</text:p>
          </table:table-cell>
          <table:table-cell table:number-columns-repeated="2"/>
          <table:table-cell table:style-name="ce7" table:formula="of:=[.N10]*[.N8]/[.N9]" office:value-type="float" office:value="0.00726666666666667" calcext:value-type="float">
            <text:p>0,00727 </text:p>
          </table:table-cell>
          <table:table-cell office:value-type="string" calcext:value-type="string">
            <text:p>m^3/(A.s)</text:p>
          </table:table-cell>
          <table:table-cell table:style-name="ce2" table:formula="of:=[.N12]*1000" office:value-type="float" office:value="7.26666666666667" calcext:value-type="float">
            <text:p>7,27 </text:p>
          </table:table-cell>
          <table:table-cell office:value-type="string" calcext:value-type="string">
            <text:p>m^3/mA.s</text:p>
          </table:table-cell>
          <table:table-cell table:number-columns-repeated="47"/>
        </table:table-row>
        <table:table-row table:style-name="ro1">
          <table:table-cell table:style-name="ce3" office:value-type="float" office:value="-248.66" calcext:value-type="float">
            <text:p>-248,7 </text:p>
          </table:table-cell>
          <table:table-cell office:value-type="float" office:value="-68.8" calcext:value-type="float">
            <text:p>-68,8</text:p>
          </table:table-cell>
          <table:table-cell table:number-columns-repeated="8"/>
          <table:table-cell office:value-type="string" calcext:value-type="string">
            <text:p>error</text:p>
          </table:table-cell>
          <table:table-cell table:number-columns-repeated="2"/>
          <table:table-cell table:style-name="ce7" table:formula="of:=[.L4]*[.N8]/[.N9]+[.N10]*[.N8]*0.0001/[.N9]^2" office:value-type="float" office:value="0.0000460220401653189" calcext:value-type="float">
            <text:p>0,00005 </text:p>
          </table:table-cell>
          <table:table-cell/>
          <table:table-cell table:style-name="ce2" table:formula="of:=[.N13]*1000" office:value-type="float" office:value="0.0460220401653189" calcext:value-type="float">
            <text:p>0,05 </text:p>
          </table:table-cell>
          <table:table-cell table:number-columns-repeated="48"/>
        </table:table-row>
        <table:table-row table:style-name="ro1">
          <table:table-cell table:style-name="ce3" office:value-type="float" office:value="-246.536" calcext:value-type="float">
            <text:p>-246,5 </text:p>
          </table:table-cell>
          <table:table-cell office:value-type="float" office:value="-68.5" calcext:value-type="float">
            <text:p>-68,5</text:p>
          </table:table-cell>
          <table:table-cell table:number-columns-repeated="62"/>
        </table:table-row>
        <table:table-row table:style-name="ro1">
          <table:table-cell table:style-name="ce3" office:value-type="float" office:value="-237.864" calcext:value-type="float">
            <text:p>-237,9 </text:p>
          </table:table-cell>
          <table:table-cell office:value-type="float" office:value="-67" calcext:value-type="float">
            <text:p>-67</text:p>
          </table:table-cell>
          <table:table-cell table:number-columns-repeated="8"/>
          <table:table-cell office:value-type="string" calcext:value-type="string">
            <text:p>n</text:p>
          </table:table-cell>
          <table:table-cell table:number-columns-repeated="2"/>
          <table:table-cell table:style-name="ce8" table:formula="of:=1/(1.6*10^-19*[.N12])" office:value-type="float" office:value="8.60091743119266E+020" calcext:value-type="float">
            <text:p>8,60E+20</text:p>
          </table:table-cell>
          <table:table-cell office:value-type="string" calcext:value-type="string">
            <text:p>m^-3</text:p>
          </table:table-cell>
          <table:table-cell table:style-name="ce2" table:formula="of:=[.N15]/10^20" office:value-type="float" office:value="8.60091743119266" calcext:value-type="float">
            <text:p>8,60 </text:p>
          </table:table-cell>
          <table:table-cell office:value-type="string" calcext:value-type="string">
            <text:p>*10^20</text:p>
          </table:table-cell>
          <table:table-cell table:number-columns-repeated="47"/>
        </table:table-row>
        <table:table-row table:style-name="ro1">
          <table:table-cell table:style-name="ce3" office:value-type="float" office:value="-229.9" calcext:value-type="float">
            <text:p>-229,9 </text:p>
          </table:table-cell>
          <table:table-cell office:value-type="float" office:value="-65.2" calcext:value-type="float">
            <text:p>-65,2</text:p>
          </table:table-cell>
          <table:table-cell table:number-columns-repeated="8"/>
          <table:table-cell office:value-type="string" calcext:value-type="string">
            <text:p>error</text:p>
          </table:table-cell>
          <table:table-cell table:number-columns-repeated="2"/>
          <table:table-cell table:style-name="ce9" table:formula="of:=[.N13]/([.N12]^2*1.6*10^-19)" office:value-type="float" office:value="5.44722615793953E+018" calcext:value-type="float">
            <text:p>5,45E+18</text:p>
          </table:table-cell>
          <table:table-cell/>
          <table:table-cell table:style-name="ce2" table:formula="of:=[.N16]/10^20" office:value-type="float" office:value="0.0544722615793953" calcext:value-type="float">
            <text:p>0,05 </text:p>
          </table:table-cell>
          <table:table-cell table:number-columns-repeated="48"/>
        </table:table-row>
        <table:table-row table:style-name="ro1">
          <table:table-cell table:style-name="ce3" office:value-type="float" office:value="-228.838" calcext:value-type="float">
            <text:p>-228,8 </text:p>
          </table:table-cell>
          <table:table-cell office:value-type="float" office:value="-65" calcext:value-type="float">
            <text:p>-65</text:p>
          </table:table-cell>
          <table:table-cell table:number-columns-repeated="62"/>
        </table:table-row>
        <table:table-row table:style-name="ro1">
          <table:table-cell table:style-name="ce3" office:value-type="float" office:value="-220.52" calcext:value-type="float">
            <text:p>-220,5 </text:p>
          </table:table-cell>
          <table:table-cell office:value-type="float" office:value="-63.7" calcext:value-type="float">
            <text:p>-63,7</text:p>
          </table:table-cell>
          <table:table-cell table:number-columns-repeated="8"/>
          <table:table-cell table:style-name="ce4" office:value-type="string" calcext:value-type="string">
            <text:p>conductividad</text:p>
          </table:table-cell>
          <table:table-cell table:formula="of:=[.L19]/([.L21]*[.L20])" office:value-type="float" office:value="37.7358490566038" calcext:value-type="float">
            <text:p>37,7358490566038</text:p>
          </table:table-cell>
          <table:table-cell office:value-type="string" calcext:value-type="string">
            <text:p>(ohm.m)^-1</text:p>
          </table:table-cell>
          <table:table-cell table:formula="of:=[.L19]*[.N21]/([.L20]*[.L21]^2)" office:value-type="float" office:value="0.142399430402278" calcext:value-type="float">
            <text:p>0,142399430402278</text:p>
          </table:table-cell>
          <table:table-cell table:number-columns-repeated="50"/>
        </table:table-row>
        <table:table-row table:style-name="ro1">
          <table:table-cell table:style-name="ce3" office:value-type="float" office:value="-215.034" calcext:value-type="float">
            <text:p>-215,0 </text:p>
          </table:table-cell>
          <table:table-cell office:value-type="float" office:value="-62.2" calcext:value-type="float">
            <text:p>-62,2</text:p>
          </table:table-cell>
          <table:table-cell table:number-columns-repeated="8"/>
          <table:table-cell office:value-type="string" calcext:value-type="string">
            <text:p>l</text:p>
          </table:table-cell>
          <table:table-cell table:formula="of:=2/100" office:value-type="float" office:value="0.02" calcext:value-type="float">
            <text:p>0,02</text:p>
          </table:table-cell>
          <table:table-cell office:value-type="string" calcext:value-type="string">
            <text:p>m</text:p>
          </table:table-cell>
          <table:table-cell table:number-columns-repeated="51"/>
        </table:table-row>
        <table:table-row table:style-name="ro1">
          <table:table-cell table:style-name="ce3" office:value-type="float" office:value="-214.857" calcext:value-type="float">
            <text:p>-214,9 </text:p>
          </table:table-cell>
          <table:table-cell office:value-type="float" office:value="-62.2" calcext:value-type="float">
            <text:p>-62,2</text:p>
          </table:table-cell>
          <table:table-cell/>
          <table:table-cell office:value-type="string" calcext:value-type="string">
            <text:p>error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V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formula="of:=10^-5" office:value-type="float" office:value="0.00001" calcext:value-type="float">
            <text:p>1E-05</text:p>
          </table:table-cell>
          <table:table-cell office:value-type="string" calcext:value-type="string">
            <text:p>m^2</text:p>
          </table:table-cell>
          <table:table-cell table:number-columns-repeated="51"/>
        </table:table-row>
        <table:table-row table:style-name="ro1">
          <table:table-cell table:style-name="ce3" office:value-type="float" office:value="-197.335" calcext:value-type="float">
            <text:p>-197,3 </text:p>
          </table:table-cell>
          <table:table-cell office:value-type="float" office:value="-59.5" calcext:value-type="float">
            <text:p>-59,5</text:p>
          </table:table-cell>
          <table:table-cell table:number-columns-repeated="3"/>
          <table:table-cell office:value-type="string" calcext:value-type="string">
            <text:p>mT</text:p>
          </table:table-cell>
          <table:table-cell table:number-columns-repeated="4"/>
          <table:table-cell table:style-name="ce5" office:value-type="string" calcext:value-type="string">
            <text:p>R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hm</text:p>
          </table:table-cell>
          <table:table-cell office:value-type="float" office:value="0.2" calcext:value-type="float">
            <text:p>0,2</text:p>
          </table:table-cell>
          <table:table-cell table:number-columns-repeated="50"/>
        </table:table-row>
        <table:table-row table:style-name="ro1">
          <table:table-cell table:style-name="ce3" office:value-type="float" office:value="-191.672" calcext:value-type="float">
            <text:p>-191,7 </text:p>
          </table:table-cell>
          <table:table-cell office:value-type="float" office:value="-57.5" calcext:value-type="float">
            <text:p>-57,5</text:p>
          </table:table-cell>
          <table:table-cell table:number-columns-repeated="3"/>
          <table:table-cell office:value-type="string" calcext:value-type="string">
            <text:p>mA</text:p>
          </table:table-cell>
          <table:table-cell table:number-columns-repeated="58"/>
        </table:table-row>
        <table:table-row table:style-name="ro1">
          <table:table-cell table:style-name="ce3" office:value-type="float" office:value="-185.654" calcext:value-type="float">
            <text:p>-185,7 </text:p>
          </table:table-cell>
          <table:table-cell office:value-type="float" office:value="-56.5" calcext:value-type="float">
            <text:p>-56,5</text:p>
          </table:table-cell>
          <table:table-cell table:number-columns-repeated="8"/>
          <table:table-cell table:style-name="ce4" office:value-type="string" calcext:value-type="string">
            <text:p>mu_Hall</text:p>
          </table:table-cell>
          <table:table-cell table:formula="of:=[.L18]*[.N12]" office:value-type="float" office:value="0.274213836477987" calcext:value-type="float">
            <text:p>0,274213836477987</text:p>
          </table:table-cell>
          <table:table-cell/>
          <table:table-cell table:formula="of:=[.N18]*[.N12]+[.N13]*[.L18]" office:value-type="float" office:value="0.00277144995521198" calcext:value-type="float">
            <text:p>0,002771449955212</text:p>
          </table:table-cell>
          <table:table-cell table:number-columns-repeated="50"/>
        </table:table-row>
        <table:table-row table:style-name="ro1">
          <table:table-cell table:style-name="ce3" office:value-type="float" office:value="-169.903" calcext:value-type="float">
            <text:p>-169,9 </text:p>
          </table:table-cell>
          <table:table-cell office:value-type="float" office:value="-53" calcext:value-type="float">
            <text:p>-53</text:p>
          </table:table-cell>
          <table:table-cell table:number-columns-repeated="9"/>
          <table:table-cell table:formula="of:=[.L23]*10000" office:value-type="float" office:value="2742.13836477987" calcext:value-type="float">
            <text:p>2742,13836477987</text:p>
          </table:table-cell>
          <table:table-cell/>
          <table:table-cell table:formula="of:=[.N23]*10000" office:value-type="float" office:value="27.7144995521198" calcext:value-type="float">
            <text:p>27,7144995521198</text:p>
          </table:table-cell>
          <table:table-cell table:number-columns-repeated="50"/>
        </table:table-row>
        <table:table-row table:style-name="ro1">
          <table:table-cell table:style-name="ce3" office:value-type="float" office:value="-167.425" calcext:value-type="float">
            <text:p>-167,4 </text:p>
          </table:table-cell>
          <table:table-cell office:value-type="float" office:value="-52.7" calcext:value-type="float">
            <text:p>-52,7</text:p>
          </table:table-cell>
          <table:table-cell table:number-columns-repeated="62"/>
        </table:table-row>
        <table:table-row table:style-name="ro1">
          <table:table-cell table:style-name="ce3" office:value-type="float" office:value="-152.028" calcext:value-type="float">
            <text:p>-152,0 </text:p>
          </table:table-cell>
          <table:table-cell office:value-type="float" office:value="-49" calcext:value-type="float">
            <text:p>-49</text:p>
          </table:table-cell>
          <table:table-cell table:number-columns-repeated="62"/>
        </table:table-row>
        <table:table-row table:style-name="ro1">
          <table:table-cell table:style-name="ce3" office:value-type="float" office:value="-133.268" calcext:value-type="float">
            <text:p>-133,3 </text:p>
          </table:table-cell>
          <table:table-cell office:value-type="float" office:value="-45.1" calcext:value-type="float">
            <text:p>-45,1</text:p>
          </table:table-cell>
          <table:table-cell table:number-columns-repeated="62"/>
        </table:table-row>
        <table:table-row table:style-name="ro1">
          <table:table-cell table:style-name="ce3" office:value-type="float" office:value="-122.649" calcext:value-type="float">
            <text:p>-122,6 </text:p>
          </table:table-cell>
          <table:table-cell office:value-type="float" office:value="-42.9" calcext:value-type="float">
            <text:p>-42,9</text:p>
          </table:table-cell>
          <table:table-cell table:number-columns-repeated="62"/>
        </table:table-row>
        <table:table-row table:style-name="ro1">
          <table:table-cell table:style-name="ce3" office:value-type="float" office:value="-115.215" calcext:value-type="float">
            <text:p>-115,2 </text:p>
          </table:table-cell>
          <table:table-cell office:value-type="float" office:value="-41.1" calcext:value-type="float">
            <text:p>-41,1</text:p>
          </table:table-cell>
          <table:table-cell table:number-columns-repeated="62"/>
        </table:table-row>
        <table:table-row table:style-name="ro1">
          <table:table-cell table:style-name="ce3" office:value-type="float" office:value="-103.942" calcext:value-type="float">
            <text:p>-103,9 </text:p>
          </table:table-cell>
          <table:table-cell office:value-type="float" office:value="-39.7" calcext:value-type="float">
            <text:p>-39,7</text:p>
          </table:table-cell>
          <table:table-cell table:number-columns-repeated="62"/>
        </table:table-row>
        <table:table-row table:style-name="ro1">
          <table:table-cell table:style-name="ce3" office:value-type="float" office:value="-87.385" calcext:value-type="float">
            <text:p>-87,4 </text:p>
          </table:table-cell>
          <table:table-cell office:value-type="float" office:value="-34.8" calcext:value-type="float">
            <text:p>-34,8</text:p>
          </table:table-cell>
          <table:table-cell table:number-columns-repeated="62"/>
        </table:table-row>
        <table:table-row table:style-name="ro1">
          <table:table-cell table:style-name="ce3" office:value-type="float" office:value="-70.041" calcext:value-type="float">
            <text:p>-70,0 </text:p>
          </table:table-cell>
          <table:table-cell office:value-type="float" office:value="-31.9" calcext:value-type="float">
            <text:p>-31,9</text:p>
          </table:table-cell>
          <table:table-cell table:number-columns-repeated="62"/>
        </table:table-row>
        <table:table-row table:style-name="ro1">
          <table:table-cell table:style-name="ce3" office:value-type="float" office:value="-59.988" calcext:value-type="float">
            <text:p>-60,0 </text:p>
          </table:table-cell>
          <table:table-cell office:value-type="float" office:value="-28.6" calcext:value-type="float">
            <text:p>-28,6</text:p>
          </table:table-cell>
          <table:table-cell table:number-columns-repeated="62"/>
        </table:table-row>
        <table:table-row table:style-name="ro1">
          <table:table-cell table:style-name="ce3" office:value-type="float" office:value="-54.466" calcext:value-type="float">
            <text:p>-54,5 </text:p>
          </table:table-cell>
          <table:table-cell office:value-type="float" office:value="-27.4" calcext:value-type="float">
            <text:p>-27,4</text:p>
          </table:table-cell>
          <table:table-cell table:number-columns-repeated="62"/>
        </table:table-row>
        <table:table-row table:style-name="ro1">
          <table:table-cell table:style-name="ce3" office:value-type="float" office:value="-40.75" calcext:value-type="float">
            <text:p>-40,8 </text:p>
          </table:table-cell>
          <table:table-cell office:value-type="float" office:value="-24.6" calcext:value-type="float">
            <text:p>-24,6</text:p>
          </table:table-cell>
          <table:table-cell table:number-columns-repeated="62"/>
        </table:table-row>
        <table:table-row table:style-name="ro1">
          <table:table-cell table:style-name="ce3" office:value-type="float" office:value="-38.768" calcext:value-type="float">
            <text:p>-38,8 </text:p>
          </table:table-cell>
          <table:table-cell office:value-type="float" office:value="-22.8" calcext:value-type="float">
            <text:p>-22,8</text:p>
          </table:table-cell>
          <table:table-cell table:number-columns-repeated="62"/>
        </table:table-row>
        <table:table-row table:style-name="ro1">
          <table:table-cell table:style-name="ce3" office:value-type="float" office:value="-33.618" calcext:value-type="float">
            <text:p>-33,6 </text:p>
          </table:table-cell>
          <table:table-cell office:value-type="float" office:value="-22.8" calcext:value-type="float">
            <text:p>-22,8</text:p>
          </table:table-cell>
          <table:table-cell table:number-columns-repeated="62"/>
        </table:table-row>
        <table:table-row table:style-name="ro1">
          <table:table-cell table:style-name="ce3" office:value-type="float" office:value="-18.273" calcext:value-type="float">
            <text:p>-18,3 </text:p>
          </table:table-cell>
          <table:table-cell office:value-type="float" office:value="-19.2" calcext:value-type="float">
            <text:p>-19,2</text:p>
          </table:table-cell>
          <table:table-cell table:number-columns-repeated="62"/>
        </table:table-row>
        <table:table-row table:style-name="ro1">
          <table:table-cell table:style-name="ce3" office:value-type="float" office:value="-10.256" calcext:value-type="float">
            <text:p>-10,3 </text:p>
          </table:table-cell>
          <table:table-cell office:value-type="float" office:value="-17.2" calcext:value-type="float">
            <text:p>-17,2</text:p>
          </table:table-cell>
          <table:table-cell table:number-columns-repeated="62"/>
        </table:table-row>
        <table:table-row table:style-name="ro1">
          <table:table-cell table:style-name="ce3" office:value-type="float" office:value="-8.506" calcext:value-type="float">
            <text:p>-8,5 </text:p>
          </table:table-cell>
          <table:table-cell office:value-type="float" office:value="-17.9" calcext:value-type="float">
            <text:p>-17,9</text:p>
          </table:table-cell>
          <table:table-cell table:number-columns-repeated="62"/>
        </table:table-row>
        <table:table-row table:style-name="ro1">
          <table:table-cell table:style-name="ce3" office:value-type="float" office:value="1.273" calcext:value-type="float">
            <text:p>1,3 </text:p>
          </table:table-cell>
          <table:table-cell office:value-type="float" office:value="-14.5" calcext:value-type="float">
            <text:p>-14,5</text:p>
          </table:table-cell>
          <table:table-cell table:number-columns-repeated="62"/>
        </table:table-row>
        <table:table-row table:style-name="ro1">
          <table:table-cell table:style-name="ce3" office:value-type="float" office:value="1.314" calcext:value-type="float">
            <text:p>1,3 </text:p>
          </table:table-cell>
          <table:table-cell office:value-type="float" office:value="-14.4" calcext:value-type="float">
            <text:p>-14,4</text:p>
          </table:table-cell>
          <table:table-cell table:number-columns-repeated="62"/>
        </table:table-row>
        <table:table-row table:style-name="ro1">
          <table:table-cell table:style-name="ce3" office:value-type="float" office:value="13.798" calcext:value-type="float">
            <text:p>13,8 </text:p>
          </table:table-cell>
          <table:table-cell office:value-type="float" office:value="-11.6" calcext:value-type="float">
            <text:p>-11,6</text:p>
          </table:table-cell>
          <table:table-cell table:number-columns-repeated="62"/>
        </table:table-row>
        <table:table-row table:style-name="ro1">
          <table:table-cell table:style-name="ce3" office:value-type="float" office:value="22.096" calcext:value-type="float">
            <text:p>22,1 </text:p>
          </table:table-cell>
          <table:table-cell office:value-type="float" office:value="-10.1" calcext:value-type="float">
            <text:p>-10,1</text:p>
          </table:table-cell>
          <table:table-cell table:number-columns-repeated="62"/>
        </table:table-row>
        <table:table-row table:style-name="ro1">
          <table:table-cell table:style-name="ce3" office:value-type="float" office:value="47.015" calcext:value-type="float">
            <text:p>47,0 </text:p>
          </table:table-cell>
          <table:table-cell office:value-type="float" office:value="-3.9" calcext:value-type="float">
            <text:p>-3,9</text:p>
          </table:table-cell>
          <table:table-cell table:number-columns-repeated="62"/>
        </table:table-row>
        <table:table-row table:style-name="ro1">
          <table:table-cell table:style-name="ce3" office:value-type="float" office:value="66.501" calcext:value-type="float">
            <text:p>66,5 </text:p>
          </table:table-cell>
          <table:table-cell office:value-type="float" office:value="0.4" calcext:value-type="float">
            <text:p>0,4</text:p>
          </table:table-cell>
          <table:table-cell table:number-columns-repeated="62"/>
        </table:table-row>
        <table:table-row table:style-name="ro1">
          <table:table-cell table:style-name="ce3" office:value-type="float" office:value="69.899" calcext:value-type="float">
            <text:p>69,9 </text:p>
          </table:table-cell>
          <table:table-cell office:value-type="float" office:value="1.3" calcext:value-type="float">
            <text:p>1,3</text:p>
          </table:table-cell>
          <table:table-cell table:number-columns-repeated="62"/>
        </table:table-row>
        <table:table-row table:style-name="ro1">
          <table:table-cell table:style-name="ce3" office:value-type="float" office:value="69.988" calcext:value-type="float">
            <text:p>70,0 </text:p>
          </table:table-cell>
          <table:table-cell office:value-type="float" office:value="1.3" calcext:value-type="float">
            <text:p>1,3</text:p>
          </table:table-cell>
          <table:table-cell table:number-columns-repeated="62"/>
        </table:table-row>
        <table:table-row table:style-name="ro1">
          <table:table-cell table:style-name="ce3" office:value-type="float" office:value="81.916" calcext:value-type="float">
            <text:p>81,9 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" office:value-type="float" office:value="101.791" calcext:value-type="float">
            <text:p>101,8 </text:p>
          </table:table-cell>
          <table:table-cell office:value-type="float" office:value="7.6" calcext:value-type="float">
            <text:p>7,6</text:p>
          </table:table-cell>
          <table:table-cell table:number-columns-repeated="62"/>
        </table:table-row>
        <table:table-row table:style-name="ro1">
          <table:table-cell table:style-name="ce3" office:value-type="float" office:value="108.136" calcext:value-type="float">
            <text:p>108,1 </text:p>
          </table:table-cell>
          <table:table-cell office:value-type="float" office:value="9.9" calcext:value-type="float">
            <text:p>9,9</text:p>
          </table:table-cell>
          <table:table-cell table:number-columns-repeated="62"/>
        </table:table-row>
        <table:table-row table:style-name="ro1">
          <table:table-cell table:style-name="ce3" office:value-type="float" office:value="115.746" calcext:value-type="float">
            <text:p>115,7 </text:p>
          </table:table-cell>
          <table:table-cell office:value-type="float" office:value="10.9" calcext:value-type="float">
            <text:p>10,9</text:p>
          </table:table-cell>
          <table:table-cell table:number-columns-repeated="62"/>
        </table:table-row>
        <table:table-row table:style-name="ro1">
          <table:table-cell table:style-name="ce3" office:value-type="float" office:value="129.905" calcext:value-type="float">
            <text:p>129,9 </text:p>
          </table:table-cell>
          <table:table-cell office:value-type="float" office:value="14.7" calcext:value-type="float">
            <text:p>14,7</text:p>
          </table:table-cell>
          <table:table-cell table:number-columns-repeated="62"/>
        </table:table-row>
        <table:table-row table:style-name="ro1">
          <table:table-cell table:style-name="ce3" office:value-type="float" office:value="145.126" calcext:value-type="float">
            <text:p>145,1 </text:p>
          </table:table-cell>
          <table:table-cell office:value-type="float" office:value="17.5" calcext:value-type="float">
            <text:p>17,5</text:p>
          </table:table-cell>
          <table:table-cell table:number-columns-repeated="62"/>
        </table:table-row>
        <table:table-row table:style-name="ro1">
          <table:table-cell table:style-name="ce3" office:value-type="float" office:value="153.975" calcext:value-type="float">
            <text:p>154,0 </text:p>
          </table:table-cell>
          <table:table-cell office:value-type="float" office:value="19.8" calcext:value-type="float">
            <text:p>19,8</text:p>
          </table:table-cell>
          <table:table-cell table:number-columns-repeated="62"/>
        </table:table-row>
        <table:table-row table:style-name="ro1">
          <table:table-cell table:style-name="ce3" office:value-type="float" office:value="155.037" calcext:value-type="float">
            <text:p>155,0 </text:p>
          </table:table-cell>
          <table:table-cell office:value-type="float" office:value="19.8" calcext:value-type="float">
            <text:p>19,8</text:p>
          </table:table-cell>
          <table:table-cell table:number-columns-repeated="62"/>
        </table:table-row>
        <table:table-row table:style-name="ro1">
          <table:table-cell table:style-name="ce3" office:value-type="float" office:value="177.336" calcext:value-type="float">
            <text:p>177,3 </text:p>
          </table:table-cell>
          <table:table-cell office:value-type="float" office:value="24.7" calcext:value-type="float">
            <text:p>24,7</text:p>
          </table:table-cell>
          <table:table-cell table:number-columns-repeated="62"/>
        </table:table-row>
        <table:table-row table:style-name="ro1">
          <table:table-cell table:style-name="ce3" office:value-type="float" office:value="177.867" calcext:value-type="float">
            <text:p>177,9 </text:p>
          </table:table-cell>
          <table:table-cell office:value-type="float" office:value="24.7" calcext:value-type="float">
            <text:p>24,7</text:p>
          </table:table-cell>
          <table:table-cell table:number-columns-repeated="62"/>
        </table:table-row>
        <table:table-row table:style-name="ro1">
          <table:table-cell table:style-name="ce3" office:value-type="float" office:value="199.636" calcext:value-type="float">
            <text:p>199,6 </text:p>
          </table:table-cell>
          <table:table-cell office:value-type="float" office:value="28.8" calcext:value-type="float">
            <text:p>28,8</text:p>
          </table:table-cell>
          <table:table-cell table:number-columns-repeated="62"/>
        </table:table-row>
        <table:table-row table:style-name="ro1">
          <table:table-cell table:style-name="ce3" office:value-type="float" office:value="199.813" calcext:value-type="float">
            <text:p>199,8 </text:p>
          </table:table-cell>
          <table:table-cell office:value-type="float" office:value="29.2" calcext:value-type="float">
            <text:p>29,2</text:p>
          </table:table-cell>
          <table:table-cell table:number-columns-repeated="62"/>
        </table:table-row>
        <table:table-row table:style-name="ro1">
          <table:table-cell table:style-name="ce3" office:value-type="float" office:value="213.264" calcext:value-type="float">
            <text:p>213,3 </text:p>
          </table:table-cell>
          <table:table-cell office:value-type="float" office:value="31.4" calcext:value-type="float">
            <text:p>31,4</text:p>
          </table:table-cell>
          <table:table-cell table:number-columns-repeated="62"/>
        </table:table-row>
        <table:table-row table:style-name="ro1">
          <table:table-cell table:style-name="ce3" office:value-type="float" office:value="218.927" calcext:value-type="float">
            <text:p>218,9 </text:p>
          </table:table-cell>
          <table:table-cell office:value-type="float" office:value="33.2" calcext:value-type="float">
            <text:p>33,2</text:p>
          </table:table-cell>
          <table:table-cell table:number-columns-repeated="62"/>
        </table:table-row>
        <table:table-row table:style-name="ro1">
          <table:table-cell table:style-name="ce3" office:value-type="float" office:value="232.378" calcext:value-type="float">
            <text:p>232,4 </text:p>
          </table:table-cell>
          <table:table-cell office:value-type="float" office:value="35.5" calcext:value-type="float">
            <text:p>35,5</text:p>
          </table:table-cell>
          <table:table-cell table:number-columns-repeated="62"/>
        </table:table-row>
        <table:table-row table:style-name="ro1">
          <table:table-cell table:style-name="ce3" office:value-type="float" office:value="239.457" calcext:value-type="float">
            <text:p>239,5 </text:p>
          </table:table-cell>
          <table:table-cell office:value-type="float" office:value="36.8" calcext:value-type="float">
            <text:p>36,8</text:p>
          </table:table-cell>
          <table:table-cell table:number-columns-repeated="62"/>
        </table:table-row>
        <table:table-row table:style-name="ro1">
          <table:table-cell table:style-name="ce3" office:value-type="float" office:value="249.722" calcext:value-type="float">
            <text:p>249,7 </text:p>
          </table:table-cell>
          <table:table-cell office:value-type="float" office:value="38.9" calcext:value-type="float">
            <text:p>38,9</text:p>
          </table:table-cell>
          <table:table-cell table:number-columns-repeated="62"/>
        </table:table-row>
        <table:table-row table:style-name="ro1">
          <table:table-cell table:style-name="ce3" office:value-type="float" office:value="252.023" calcext:value-type="float">
            <text:p>252,0 </text:p>
          </table:table-cell>
          <table:table-cell office:value-type="float" office:value="39.4" calcext:value-type="float">
            <text:p>39,4</text:p>
          </table:table-cell>
          <table:table-cell table:number-columns-repeated="62"/>
        </table:table-row>
        <table:table-row table:style-name="ro1">
          <table:table-cell table:style-name="ce3" office:value-type="float" office:value="276.446" calcext:value-type="float">
            <text:p>276,4 </text:p>
          </table:table-cell>
          <table:table-cell office:value-type="float" office:value="44" calcext:value-type="float">
            <text:p>44</text:p>
          </table:table-cell>
          <table:table-cell table:number-columns-repeated="62"/>
        </table:table-row>
        <table:table-row table:style-name="ro1">
          <table:table-cell table:style-name="ce3" office:value-type="float" office:value="300.693" calcext:value-type="float">
            <text:p>300,7 </text:p>
          </table:table-cell>
          <table:table-cell office:value-type="float" office:value="48.5" calcext:value-type="float">
            <text:p>48,5</text:p>
          </table:table-cell>
          <table:table-cell table:number-columns-repeated="62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p3 (2)" table:style-name="ta3">
        <office:forms form:automatic-focus="false" form:apply-design-mode="false"/>
        <table:table-column table:style-name="co5" table:number-columns-repeated="3" table:default-cell-style-name="ce10"/>
        <table:table-column table:style-name="co4" table:default-cell-style-name="ce10"/>
        <table:table-column table:style-name="co7" table:default-cell-style-name="ce10"/>
        <table:table-column table:style-name="co5" table:number-columns-repeated="3" table:default-cell-style-name="ce10"/>
        <table:table-column table:style-name="co4" table:number-columns-repeated="3" table:default-cell-style-name="ce10"/>
        <table:table-column table:style-name="co5" table:default-cell-style-name="ce10"/>
        <table:table-column table:style-name="co4" table:number-columns-repeated="2" table:default-cell-style-name="ce10"/>
        <table:table-column table:style-name="co5" table:number-columns-repeated="1010" table:default-cell-style-name="ce10"/>
        <table:table-row table:style-name="ro1">
          <table:table-cell office:value-type="string" calcext:value-type="string">
            <text:p>Densidad de fl B</text:p>
          </table:table-cell>
          <table:table-cell office:value-type="string" calcext:value-type="string">
            <text:p>Sample voltage Up</text:p>
          </table:table-cell>
          <table:table-cell/>
          <table:table-cell office:value-type="string" calcext:value-type="string">
            <text:p>I/mA</text:p>
          </table:table-cell>
          <table:table-cell office:value-type="float" office:value="30" calcext:value-type="float">
            <text:p>30</text:p>
          </table:table-cell>
          <table:table-cell table:formula="of:=[.E1]/1000"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/mT</text:p>
          </table:table-cell>
          <table:table-cell office:value-type="string" calcext:value-type="string">
            <text:p>Up/V</text:p>
          </table:table-cell>
          <table:table-cell/>
          <table:table-cell office:value-type="string" calcext:value-type="string">
            <text:p>R ohm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-R0/R0</text:p>
          </table:table-cell>
          <table:table-cell office:value-type="string" calcext:value-type="string">
            <text:p>erro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float" office:value="0.968" calcext:value-type="float">
            <text:p>1,0 </text:p>
          </table:table-cell>
          <table:table-cell office:value-type="float" office:value="1.59" calcext:value-type="float">
            <text:p>1,59</text:p>
          </table:table-cell>
          <table:table-cell office:value-type="float" office:value="53" calcext:value-type="float">
            <text:p>53</text:p>
          </table:table-cell>
          <table:table-cell table:style-name="ce11" office:value-type="float" office:value="53" calcext:value-type="float">
            <text:p>53,0 </text:p>
          </table:table-cell>
          <table:table-cell table:style-name="ce11" table:formula="of:=[.$B$24]/[.$F$1]+[.B4]*[.$B$26]/[.$F$1]^2" office:value-type="float" office:value="0.21" calcext:value-type="float">
            <text:p>0,2 </text:p>
          </table:table-cell>
          <table:table-cell table:style-name="ce12" table:formula="of:=([.D4]-[.$D$4])/[.$D$4]" office:value-type="float" office:value="0" calcext:value-type="float">
            <text:p>0,00 </text:p>
          </table:table-cell>
          <table:table-cell table:style-name="ce12" table:formula="of:=[.E4]/[.$D$4]+[.D4]*[.$E$4]/[.$D$4]^2" office:value-type="float" office:value="0.00792452830188679" calcext:value-type="float">
            <text:p>0,01 </text:p>
          </table:table-cell>
          <table:table-cell table:number-columns-repeated="3"/>
          <table:table-cell>
            <draw:frame table:end-cell-address="'Exp3 (2)'.R19" table:end-x="1.552cm" table:end-y="0.166cm" draw:z-index="0" draw:name="Gráfico 1" draw:style-name="gr1" draw:text-style-name="P1" svg:width="15.225cm" svg:height="7.619cm" svg:x="0.706cm" svg:y="0.22cm">
              <draw:object draw:notify-on-update-of-ranges="'Exp3 (2)'.F4:'Exp3 (2)'.F21 'Exp3 (2)'.A4:'Exp3 (2)'.A21 'Exp3 (2)'.B23:'Exp3 (2)'.B23 'Exp3 (2)'.B23:'Exp3 (2)'.B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style-name="ce11" office:value-type="float" office:value="0.986" calcext:value-type="float">
            <text:p>1,0 </text:p>
          </table:table-cell>
          <table:table-cell office:value-type="float" office:value="1.591" calcext:value-type="float">
            <text:p>1,591</text:p>
          </table:table-cell>
          <table:table-cell office:value-type="float" office:value="53.0333333333333" calcext:value-type="float">
            <text:p>53,0333333333333</text:p>
          </table:table-cell>
          <table:table-cell table:style-name="ce11" office:value-type="float" office:value="53" calcext:value-type="float">
            <text:p>53,0 </text:p>
          </table:table-cell>
          <table:table-cell table:style-name="ce11" table:formula="of:=[.$B$24]/[.$F$1]+[.B5]*[.$B$26]/[.$F$1]^2" office:value-type="float" office:value="0.210111111111111" calcext:value-type="float">
            <text:p>0,2 </text:p>
          </table:table-cell>
          <table:table-cell table:style-name="ce12" table:formula="of:=([.D5]-[.$D$4])/[.$D$4]" office:value-type="float" office:value="0" calcext:value-type="float">
            <text:p>0,00 </text:p>
          </table:table-cell>
          <table:table-cell table:style-name="ce12" table:formula="of:=[.E5]/[.$D$4]+[.D5]*[.$E$4]/[.$D$4]^2" office:value-type="float" office:value="0.00792662473794549" calcext:value-type="float">
            <text:p>0,01 </text:p>
          </table:table-cell>
          <table:table-cell table:number-columns-repeated="1017"/>
        </table:table-row>
        <table:table-row table:style-name="ro1">
          <table:table-cell table:style-name="ce11" office:value-type="float" office:value="7.612" calcext:value-type="float">
            <text:p>7,6 </text:p>
          </table:table-cell>
          <table:table-cell office:value-type="float" office:value="1.59" calcext:value-type="float">
            <text:p>1,59</text:p>
          </table:table-cell>
          <table:table-cell office:value-type="float" office:value="53" calcext:value-type="float">
            <text:p>53</text:p>
          </table:table-cell>
          <table:table-cell table:style-name="ce11" office:value-type="float" office:value="53" calcext:value-type="float">
            <text:p>53,0 </text:p>
          </table:table-cell>
          <table:table-cell table:style-name="ce11" table:formula="of:=[.$B$24]/[.$F$1]+[.B6]*[.$B$26]/[.$F$1]^2" office:value-type="float" office:value="0.21" calcext:value-type="float">
            <text:p>0,2 </text:p>
          </table:table-cell>
          <table:table-cell table:style-name="ce12" table:formula="of:=([.D6]-[.$D$4])/[.$D$4]" office:value-type="float" office:value="0" calcext:value-type="float">
            <text:p>0,00 </text:p>
          </table:table-cell>
          <table:table-cell table:style-name="ce12" table:formula="of:=[.E6]/[.$D$4]+[.D6]*[.$E$4]/[.$D$4]^2" office:value-type="float" office:value="0.00792452830188679" calcext:value-type="float">
            <text:p>0,01 </text:p>
          </table:table-cell>
          <table:table-cell table:number-columns-repeated="1017"/>
        </table:table-row>
        <table:table-row table:style-name="ro1">
          <table:table-cell table:style-name="ce11" office:value-type="float" office:value="23.99" calcext:value-type="float">
            <text:p>24,0 </text:p>
          </table:table-cell>
          <table:table-cell office:value-type="float" office:value="1.592" calcext:value-type="float">
            <text:p>1,592</text:p>
          </table:table-cell>
          <table:table-cell office:value-type="float" office:value="53.0666666666667" calcext:value-type="float">
            <text:p>53,0666666666667</text:p>
          </table:table-cell>
          <table:table-cell table:style-name="ce11" office:value-type="float" office:value="53.1" calcext:value-type="float">
            <text:p>53,1 </text:p>
          </table:table-cell>
          <table:table-cell table:style-name="ce11" table:formula="of:=[.$B$24]/[.$F$1]+[.B7]*[.$B$26]/[.$F$1]^2" office:value-type="float" office:value="0.210222222222222" calcext:value-type="float">
            <text:p>0,2 </text:p>
          </table:table-cell>
          <table:table-cell table:style-name="ce12" table:formula="of:=([.D7]-[.$D$4])/[.$D$4]" office:value-type="float" office:value="0.00188679245283022" calcext:value-type="float">
            <text:p>0,00 </text:p>
          </table:table-cell>
          <table:table-cell table:style-name="ce12" table:formula="of:=[.E7]/[.$D$4]+[.D7]*[.$E$4]/[.$D$4]^2" office:value-type="float" office:value="0.00793619714410031" calcext:value-type="float">
            <text:p>0,01 </text:p>
          </table:table-cell>
          <table:table-cell table:number-columns-repeated="1017"/>
        </table:table-row>
        <table:table-row table:style-name="ro1">
          <table:table-cell table:style-name="ce11" office:value-type="float" office:value="36.626" calcext:value-type="float">
            <text:p>36,6 </text:p>
          </table:table-cell>
          <table:table-cell office:value-type="float" office:value="1.592" calcext:value-type="float">
            <text:p>1,592</text:p>
          </table:table-cell>
          <table:table-cell office:value-type="float" office:value="53.0666666666667" calcext:value-type="float">
            <text:p>53,0666666666667</text:p>
          </table:table-cell>
          <table:table-cell table:style-name="ce11" office:value-type="float" office:value="53.1" calcext:value-type="float">
            <text:p>53,1 </text:p>
          </table:table-cell>
          <table:table-cell table:style-name="ce11" table:formula="of:=[.$B$24]/[.$F$1]+[.B8]*[.$B$26]/[.$F$1]^2" office:value-type="float" office:value="0.210222222222222" calcext:value-type="float">
            <text:p>0,2 </text:p>
          </table:table-cell>
          <table:table-cell table:style-name="ce12" table:formula="of:=([.D8]-[.$D$4])/[.$D$4]" office:value-type="float" office:value="0.00188679245283022" calcext:value-type="float">
            <text:p>0,00 </text:p>
          </table:table-cell>
          <table:table-cell table:style-name="ce12" table:formula="of:=[.E8]/[.$D$4]+[.D8]*[.$E$4]/[.$D$4]^2" office:value-type="float" office:value="0.00793619714410031" calcext:value-type="float">
            <text:p>0,01 </text:p>
          </table:table-cell>
          <table:table-cell table:number-columns-repeated="1017"/>
        </table:table-row>
        <table:table-row table:style-name="ro1">
          <table:table-cell table:style-name="ce11" office:value-type="float" office:value="48.856" calcext:value-type="float">
            <text:p>48,9 </text:p>
          </table:table-cell>
          <table:table-cell office:value-type="float" office:value="1.589" calcext:value-type="float">
            <text:p>1,589</text:p>
          </table:table-cell>
          <table:table-cell office:value-type="float" office:value="52.9666666666667" calcext:value-type="float">
            <text:p>52,9666666666667</text:p>
          </table:table-cell>
          <table:table-cell table:style-name="ce11" office:value-type="float" office:value="53" calcext:value-type="float">
            <text:p>53,0 </text:p>
          </table:table-cell>
          <table:table-cell table:style-name="ce11" table:formula="of:=[.$B$24]/[.$F$1]+[.B9]*[.$B$26]/[.$F$1]^2" office:value-type="float" office:value="0.209888888888889" calcext:value-type="float">
            <text:p>0,2 </text:p>
          </table:table-cell>
          <table:table-cell table:style-name="ce12" table:formula="of:=([.D9]-[.$D$4])/[.$D$4]" office:value-type="float" office:value="0" calcext:value-type="float">
            <text:p>0,00 </text:p>
          </table:table-cell>
          <table:table-cell table:style-name="ce12" table:formula="of:=[.E9]/[.$D$4]+[.D9]*[.$E$4]/[.$D$4]^2" office:value-type="float" office:value="0.00792243186582809" calcext:value-type="float">
            <text:p>0,01 </text:p>
          </table:table-cell>
          <table:table-cell table:number-columns-repeated="1017"/>
        </table:table-row>
        <table:table-row table:style-name="ro1">
          <table:table-cell table:style-name="ce11" office:value-type="float" office:value="64.979" calcext:value-type="float">
            <text:p>65,0 </text:p>
          </table:table-cell>
          <table:table-cell office:value-type="float" office:value="1.593" calcext:value-type="float">
            <text:p>1,593</text:p>
          </table:table-cell>
          <table:table-cell office:value-type="float" office:value="53.1" calcext:value-type="float">
            <text:p>53,1</text:p>
          </table:table-cell>
          <table:table-cell table:style-name="ce11" office:value-type="float" office:value="53.1" calcext:value-type="float">
            <text:p>53,1 </text:p>
          </table:table-cell>
          <table:table-cell table:style-name="ce11" table:formula="of:=[.$B$24]/[.$F$1]+[.B10]*[.$B$26]/[.$F$1]^2" office:value-type="float" office:value="0.210333333333333" calcext:value-type="float">
            <text:p>0,2 </text:p>
          </table:table-cell>
          <table:table-cell table:style-name="ce12" table:formula="of:=([.D10]-[.$D$4])/[.$D$4]" office:value-type="float" office:value="0.00188679245283022" calcext:value-type="float">
            <text:p>0,00 </text:p>
          </table:table-cell>
          <table:table-cell table:style-name="ce12" table:formula="of:=[.E10]/[.$D$4]+[.D10]*[.$E$4]/[.$D$4]^2" office:value-type="float" office:value="0.00793829358015901" calcext:value-type="float">
            <text:p>0,01 </text:p>
          </table:table-cell>
          <table:table-cell table:number-columns-repeated="1017"/>
        </table:table-row>
        <table:table-row table:style-name="ro1">
          <table:table-cell table:style-name="ce11" office:value-type="float" office:value="85.544" calcext:value-type="float">
            <text:p>85,5 </text:p>
          </table:table-cell>
          <table:table-cell office:value-type="float" office:value="1.591" calcext:value-type="float">
            <text:p>1,591</text:p>
          </table:table-cell>
          <table:table-cell office:value-type="float" office:value="53.0333333333333" calcext:value-type="float">
            <text:p>53,0333333333333</text:p>
          </table:table-cell>
          <table:table-cell table:style-name="ce11" office:value-type="float" office:value="53" calcext:value-type="float">
            <text:p>53,0 </text:p>
          </table:table-cell>
          <table:table-cell table:style-name="ce11" table:formula="of:=[.$B$24]/[.$F$1]+[.B11]*[.$B$26]/[.$F$1]^2" office:value-type="float" office:value="0.210111111111111" calcext:value-type="float">
            <text:p>0,2 </text:p>
          </table:table-cell>
          <table:table-cell table:style-name="ce12" table:formula="of:=([.D11]-[.$D$4])/[.$D$4]" office:value-type="float" office:value="0" calcext:value-type="float">
            <text:p>0,00 </text:p>
          </table:table-cell>
          <table:table-cell table:style-name="ce12" table:formula="of:=[.E11]/[.$D$4]+[.D11]*[.$E$4]/[.$D$4]^2" office:value-type="float" office:value="0.00792662473794549" calcext:value-type="float">
            <text:p>0,01 </text:p>
          </table:table-cell>
          <table:table-cell table:number-columns-repeated="1017"/>
        </table:table-row>
        <table:table-row table:style-name="ro1">
          <table:table-cell table:style-name="ce11" office:value-type="float" office:value="112.03" calcext:value-type="float">
            <text:p>112,0 </text:p>
          </table:table-cell>
          <table:table-cell office:value-type="float" office:value="1.601" calcext:value-type="float">
            <text:p>1,601</text:p>
          </table:table-cell>
          <table:table-cell office:value-type="float" office:value="53.3666666666667" calcext:value-type="float">
            <text:p>53,3666666666667</text:p>
          </table:table-cell>
          <table:table-cell table:style-name="ce11" office:value-type="float" office:value="53.4" calcext:value-type="float">
            <text:p>53,4 </text:p>
          </table:table-cell>
          <table:table-cell table:style-name="ce11" table:formula="of:=[.$B$24]/[.$F$1]+[.B12]*[.$B$26]/[.$F$1]^2" office:value-type="float" office:value="0.211222222222222" calcext:value-type="float">
            <text:p>0,2 </text:p>
          </table:table-cell>
          <table:table-cell table:style-name="ce12" table:formula="of:=([.D12]-[.$D$4])/[.$D$4]" office:value-type="float" office:value="0.00754716981132073" calcext:value-type="float">
            <text:p>0,01 </text:p>
          </table:table-cell>
          <table:table-cell table:style-name="ce12" table:formula="of:=[.E12]/[.$D$4]+[.D12]*[.$E$4]/[.$D$4]^2" office:value-type="float" office:value="0.00797749297891697" calcext:value-type="float">
            <text:p>0,01 </text:p>
          </table:table-cell>
          <table:table-cell table:number-columns-repeated="1017"/>
        </table:table-row>
        <table:table-row table:style-name="ro1">
          <table:table-cell table:style-name="ce11" office:value-type="float" office:value="137.869" calcext:value-type="float">
            <text:p>137,9 </text:p>
          </table:table-cell>
          <table:table-cell office:value-type="float" office:value="1.601" calcext:value-type="float">
            <text:p>1,601</text:p>
          </table:table-cell>
          <table:table-cell office:value-type="float" office:value="53.3666666666667" calcext:value-type="float">
            <text:p>53,3666666666667</text:p>
          </table:table-cell>
          <table:table-cell table:style-name="ce11" office:value-type="float" office:value="53.4" calcext:value-type="float">
            <text:p>53,4 </text:p>
          </table:table-cell>
          <table:table-cell table:style-name="ce11" table:formula="of:=[.$B$24]/[.$F$1]+[.B13]*[.$B$26]/[.$F$1]^2" office:value-type="float" office:value="0.211222222222222" calcext:value-type="float">
            <text:p>0,2 </text:p>
          </table:table-cell>
          <table:table-cell table:style-name="ce12" table:formula="of:=([.D13]-[.$D$4])/[.$D$4]" office:value-type="float" office:value="0.00754716981132073" calcext:value-type="float">
            <text:p>0,01 </text:p>
          </table:table-cell>
          <table:table-cell table:style-name="ce12" table:formula="of:=[.E13]/[.$D$4]+[.D13]*[.$E$4]/[.$D$4]^2" office:value-type="float" office:value="0.00797749297891697" calcext:value-type="float">
            <text:p>0,01 </text:p>
          </table:table-cell>
          <table:table-cell table:number-columns-repeated="1017"/>
        </table:table-row>
        <table:table-row table:style-name="ro1">
          <table:table-cell table:style-name="ce11" office:value-type="float" office:value="157.337" calcext:value-type="float">
            <text:p>157,3 </text:p>
          </table:table-cell>
          <table:table-cell office:value-type="float" office:value="1.602" calcext:value-type="float">
            <text:p>1,602</text:p>
          </table:table-cell>
          <table:table-cell office:value-type="float" office:value="53.4" calcext:value-type="float">
            <text:p>53,4</text:p>
          </table:table-cell>
          <table:table-cell table:style-name="ce11" office:value-type="float" office:value="53.4" calcext:value-type="float">
            <text:p>53,4 </text:p>
          </table:table-cell>
          <table:table-cell table:style-name="ce11" table:formula="of:=[.$B$24]/[.$F$1]+[.B14]*[.$B$26]/[.$F$1]^2" office:value-type="float" office:value="0.211333333333333" calcext:value-type="float">
            <text:p>0,2 </text:p>
          </table:table-cell>
          <table:table-cell table:style-name="ce12" table:formula="of:=([.D14]-[.$D$4])/[.$D$4]" office:value-type="float" office:value="0.00754716981132073" calcext:value-type="float">
            <text:p>0,01 </text:p>
          </table:table-cell>
          <table:table-cell table:style-name="ce12" table:formula="of:=[.E14]/[.$D$4]+[.D14]*[.$E$4]/[.$D$4]^2" office:value-type="float" office:value="0.00797958941497567" calcext:value-type="float">
            <text:p>0,01 </text:p>
          </table:table-cell>
          <table:table-cell table:number-columns-repeated="1017"/>
        </table:table-row>
        <table:table-row table:style-name="ro1">
          <table:table-cell table:style-name="ce11" office:value-type="float" office:value="184.416" calcext:value-type="float">
            <text:p>184,4 </text:p>
          </table:table-cell>
          <table:table-cell office:value-type="float" office:value="1.609" calcext:value-type="float">
            <text:p>1,609</text:p>
          </table:table-cell>
          <table:table-cell office:value-type="float" office:value="53.6333333333333" calcext:value-type="float">
            <text:p>53,6333333333333</text:p>
          </table:table-cell>
          <table:table-cell table:style-name="ce11" office:value-type="float" office:value="53.6" calcext:value-type="float">
            <text:p>53,6 </text:p>
          </table:table-cell>
          <table:table-cell table:style-name="ce11" table:formula="of:=[.$B$24]/[.$F$1]+[.B15]*[.$B$26]/[.$F$1]^2" office:value-type="float" office:value="0.212111111111111" calcext:value-type="float">
            <text:p>0,2 </text:p>
          </table:table-cell>
          <table:table-cell table:style-name="ce12" table:formula="of:=([.D15]-[.$D$4])/[.$D$4]" office:value-type="float" office:value="0.0113207547169812" calcext:value-type="float">
            <text:p>0,01 </text:p>
          </table:table-cell>
          <table:table-cell table:style-name="ce12" table:formula="of:=[.E15]/[.$D$4]+[.D15]*[.$E$4]/[.$D$4]^2" office:value-type="float" office:value="0.00800921640757881" calcext:value-type="float">
            <text:p>0,01 </text:p>
          </table:table-cell>
          <table:table-cell table:number-columns-repeated="1017"/>
        </table:table-row>
        <table:table-row table:style-name="ro1">
          <table:table-cell table:style-name="ce11" office:value-type="float" office:value="208.308" calcext:value-type="float">
            <text:p>208,3 </text:p>
          </table:table-cell>
          <table:table-cell office:value-type="float" office:value="1.606" calcext:value-type="float">
            <text:p>1,606</text:p>
          </table:table-cell>
          <table:table-cell office:value-type="float" office:value="53.5333333333333" calcext:value-type="float">
            <text:p>53,5333333333333</text:p>
          </table:table-cell>
          <table:table-cell table:style-name="ce11" office:value-type="float" office:value="53.5" calcext:value-type="float">
            <text:p>53,5 </text:p>
          </table:table-cell>
          <table:table-cell table:style-name="ce11" table:formula="of:=[.$B$24]/[.$F$1]+[.B16]*[.$B$26]/[.$F$1]^2" office:value-type="float" office:value="0.211777777777778" calcext:value-type="float">
            <text:p>0,2 </text:p>
          </table:table-cell>
          <table:table-cell table:style-name="ce12" table:formula="of:=([.D16]-[.$D$4])/[.$D$4]" office:value-type="float" office:value="0.00943396226415094" calcext:value-type="float">
            <text:p>0,01 </text:p>
          </table:table-cell>
          <table:table-cell table:style-name="ce12" table:formula="of:=[.E16]/[.$D$4]+[.D16]*[.$E$4]/[.$D$4]^2" office:value-type="float" office:value="0.00799545112930659" calcext:value-type="float">
            <text:p>0,01 </text:p>
          </table:table-cell>
          <table:table-cell table:number-columns-repeated="1017"/>
        </table:table-row>
        <table:table-row table:style-name="ro1">
          <table:table-cell table:style-name="ce11" office:value-type="float" office:value="228.838" calcext:value-type="float">
            <text:p>228,8 </text:p>
          </table:table-cell>
          <table:table-cell office:value-type="float" office:value="1.618" calcext:value-type="float">
            <text:p>1,618</text:p>
          </table:table-cell>
          <table:table-cell office:value-type="float" office:value="53.9333333333333" calcext:value-type="float">
            <text:p>53,9333333333333</text:p>
          </table:table-cell>
          <table:table-cell table:style-name="ce11" office:value-type="float" office:value="53.9" calcext:value-type="float">
            <text:p>53,9 </text:p>
          </table:table-cell>
          <table:table-cell table:style-name="ce11" table:formula="of:=[.$B$24]/[.$F$1]+[.B17]*[.$B$26]/[.$F$1]^2" office:value-type="float" office:value="0.213111111111111" calcext:value-type="float">
            <text:p>0,2 </text:p>
          </table:table-cell>
          <table:table-cell table:style-name="ce12" table:formula="of:=([.D17]-[.$D$4])/[.$D$4]" office:value-type="float" office:value="0.0169811320754717" calcext:value-type="float">
            <text:p>0,02 </text:p>
          </table:table-cell>
          <table:table-cell table:style-name="ce12" table:formula="of:=[.E17]/[.$D$4]+[.D17]*[.$E$4]/[.$D$4]^2" office:value-type="float" office:value="0.00805051224239547" calcext:value-type="float">
            <text:p>0,01 </text:p>
          </table:table-cell>
          <table:table-cell table:number-columns-repeated="1017"/>
        </table:table-row>
        <table:table-row table:style-name="ro1">
          <table:table-cell table:style-name="ce11" office:value-type="float" office:value="248.129" calcext:value-type="float">
            <text:p>248,1 </text:p>
          </table:table-cell>
          <table:table-cell office:value-type="float" office:value="1.621" calcext:value-type="float">
            <text:p>1,621</text:p>
          </table:table-cell>
          <table:table-cell office:value-type="float" office:value="54.0333333333333" calcext:value-type="float">
            <text:p>54,0333333333333</text:p>
          </table:table-cell>
          <table:table-cell table:style-name="ce11" office:value-type="float" office:value="54" calcext:value-type="float">
            <text:p>54,0 </text:p>
          </table:table-cell>
          <table:table-cell table:style-name="ce11" table:formula="of:=[.$B$24]/[.$F$1]+[.B18]*[.$B$26]/[.$F$1]^2" office:value-type="float" office:value="0.213444444444444" calcext:value-type="float">
            <text:p>0,2 </text:p>
          </table:table-cell>
          <table:table-cell table:style-name="ce12" table:formula="of:=([.D18]-[.$D$4])/[.$D$4]" office:value-type="float" office:value="0.0188679245283019" calcext:value-type="float">
            <text:p>0,02 </text:p>
          </table:table-cell>
          <table:table-cell table:style-name="ce12" table:formula="of:=[.E18]/[.$D$4]+[.D18]*[.$E$4]/[.$D$4]^2" office:value-type="float" office:value="0.00806427752066769" calcext:value-type="float">
            <text:p>0,01 </text:p>
          </table:table-cell>
          <table:table-cell table:number-columns-repeated="1017"/>
        </table:table-row>
        <table:table-row table:style-name="ro1">
          <table:table-cell table:style-name="ce11" office:value-type="float" office:value="262.819" calcext:value-type="float">
            <text:p>262,8 </text:p>
          </table:table-cell>
          <table:table-cell office:value-type="float" office:value="1.626" calcext:value-type="float">
            <text:p>1,626</text:p>
          </table:table-cell>
          <table:table-cell office:value-type="float" office:value="54.2" calcext:value-type="float">
            <text:p>54,2</text:p>
          </table:table-cell>
          <table:table-cell table:style-name="ce11" office:value-type="float" office:value="54.2" calcext:value-type="float">
            <text:p>54,2 </text:p>
          </table:table-cell>
          <table:table-cell table:style-name="ce11" table:formula="of:=[.$B$24]/[.$F$1]+[.B19]*[.$B$26]/[.$F$1]^2" office:value-type="float" office:value="0.214" calcext:value-type="float">
            <text:p>0,2 </text:p>
          </table:table-cell>
          <table:table-cell table:style-name="ce12" table:formula="of:=([.D19]-[.$D$4])/[.$D$4]" office:value-type="float" office:value="0.0226415094339623" calcext:value-type="float">
            <text:p>0,02 </text:p>
          </table:table-cell>
          <table:table-cell table:style-name="ce12" table:formula="of:=[.E19]/[.$D$4]+[.D19]*[.$E$4]/[.$D$4]^2" office:value-type="float" office:value="0.00808971164115344" calcext:value-type="float">
            <text:p>0,01 </text:p>
          </table:table-cell>
          <table:table-cell table:number-columns-repeated="1017"/>
        </table:table-row>
        <table:table-row table:style-name="ro1">
          <table:table-cell table:style-name="ce11" office:value-type="float" office:value="274.677" calcext:value-type="float">
            <text:p>274,7 </text:p>
          </table:table-cell>
          <table:table-cell office:value-type="float" office:value="1.628" calcext:value-type="float">
            <text:p>1,628</text:p>
          </table:table-cell>
          <table:table-cell office:value-type="float" office:value="54.2666666666667" calcext:value-type="float">
            <text:p>54,2666666666667</text:p>
          </table:table-cell>
          <table:table-cell table:style-name="ce11" office:value-type="float" office:value="54.3" calcext:value-type="float">
            <text:p>54,3 </text:p>
          </table:table-cell>
          <table:table-cell table:style-name="ce11" table:formula="of:=[.$B$24]/[.$F$1]+[.B20]*[.$B$26]/[.$F$1]^2" office:value-type="float" office:value="0.214222222222222" calcext:value-type="float">
            <text:p>0,2 </text:p>
          </table:table-cell>
          <table:table-cell table:style-name="ce12" table:formula="of:=([.D20]-[.$D$4])/[.$D$4]" office:value-type="float" office:value="0.0245283018867924" calcext:value-type="float">
            <text:p>0,02 </text:p>
          </table:table-cell>
          <table:table-cell table:style-name="ce12" table:formula="of:=[.E20]/[.$D$4]+[.D20]*[.$E$4]/[.$D$4]^2" office:value-type="float" office:value="0.00810138048336696" calcext:value-type="float">
            <text:p>0,01 </text:p>
          </table:table-cell>
          <table:table-cell/>
          <table:table-cell table:number-matrix-columns-spanned="3" table:number-matrix-rows-spanned="3" table:formula="of:=LINEST([.F4:.F21];[.A4:.A21]^{1;2};1;1)" office:value-type="float" office:value="0.000000262929184307658" calcext:value-type="float">
            <text:p>2,62929184307658E-07</text:p>
          </table:table-cell>
          <table:table-cell office:value-type="float" office:value="0.00000941185722843263" calcext:value-type="float">
            <text:p>9,41185722843263E-06</text:p>
          </table:table-cell>
          <table:table-cell office:value-type="float" office:value="0.000183268075164542" calcext:value-type="float">
            <text:p>0,000183268075165</text:p>
          </table:table-cell>
          <table:table-cell/>
          <table:table-cell table:formula="of:=[.J20]/10^-6" office:value-type="float" office:value="9.41185722843228" calcext:value-type="float">
            <text:p>9,41185722843228</text:p>
          </table:table-cell>
          <table:table-cell table:formula="of:=[.K20]*10000" office:value-type="float" office:value="1.83268075164553" calcext:value-type="float">
            <text:p>1,83268075164553</text:p>
          </table:table-cell>
          <table:table-cell table:number-columns-repeated="1010"/>
        </table:table-row>
        <table:table-row table:style-name="ro1">
          <table:table-cell table:style-name="ce11" office:value-type="float" office:value="299.454" calcext:value-type="float">
            <text:p>299,5 </text:p>
          </table:table-cell>
          <table:table-cell office:value-type="float" office:value="1.63" calcext:value-type="float">
            <text:p>1,63</text:p>
          </table:table-cell>
          <table:table-cell office:value-type="float" office:value="54.3333333333333" calcext:value-type="float">
            <text:p>54,3333333333333</text:p>
          </table:table-cell>
          <table:table-cell table:style-name="ce11" office:value-type="float" office:value="54.3" calcext:value-type="float">
            <text:p>54,3 </text:p>
          </table:table-cell>
          <table:table-cell table:style-name="ce11" table:formula="of:=[.$B$24]/[.$F$1]+[.B21]*[.$B$26]/[.$F$1]^2" office:value-type="float" office:value="0.214444444444444" calcext:value-type="float">
            <text:p>0,2 </text:p>
          </table:table-cell>
          <table:table-cell table:style-name="ce12" table:formula="of:=([.D21]-[.$D$4])/[.$D$4]" office:value-type="float" office:value="0.0245283018867924" calcext:value-type="float">
            <text:p>0,02 </text:p>
          </table:table-cell>
          <table:table-cell table:style-name="ce12" table:formula="of:=[.E21]/[.$D$4]+[.D21]*[.$E$4]/[.$D$4]^2" office:value-type="float" office:value="0.00810557335548436" calcext:value-type="float">
            <text:p>0,01 </text:p>
          </table:table-cell>
          <table:table-cell/>
          <table:table-cell office:value-type="float" office:value="0.0000000586800694494382" calcext:value-type="float">
            <text:p>5,86800694494382E-08</text:p>
          </table:table-cell>
          <table:table-cell office:value-type="float" office:value="0.0000171308163364222" calcext:value-type="float">
            <text:p>1,71308163364222E-05</text:p>
          </table:table-cell>
          <table:table-cell office:value-type="float" office:value="0.000926819468290101" calcext:value-type="float">
            <text:p>0,00092681946829</text:p>
          </table:table-cell>
          <table:table-cell/>
          <table:table-cell table:formula="of:=[.J21]/10^-6" office:value-type="float" office:value="17.1308163364222" calcext:value-type="float">
            <text:p>17,1308163364222</text:p>
          </table:table-cell>
          <table:table-cell table:formula="of:=[.K21]*10000" office:value-type="float" office:value="9.26819468290099" calcext:value-type="float">
            <text:p>9,26819468290099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0.962189655497702" calcext:value-type="float">
            <text:p>0,962189655497702</text:p>
          </table:table-cell>
          <table:table-cell office:value-type="float" office:value="0.00187620665138157" calcext:value-type="float">
            <text:p>0,001876206651382</text:p>
          </table:table-cell>
          <table:table-cell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mT</text:p>
          </table:table-cell>
          <table:table-cell office:value-type="float" office:value="0.1" calcext:value-type="float">
            <text:p>0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or V</text:p>
          </table:table-cell>
          <table:table-cell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or mA</text:p>
          </table:table-cell>
          <table:table-cell office:value-type="float" office:value="0.1" calcext:value-type="float">
            <text:p>0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or A</text:p>
          </table:table-cell>
          <table:table-cell office:value-type="float" office:value="0.0001" calcext:value-type="float">
            <text:p>0,0001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3" table:style-name="ta4">
        <office:forms form:automatic-focus="false" form:apply-design-mode="false"/>
        <table:table-column table:style-name="co5" table:number-columns-repeated="3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59" table:default-cell-style-name="Default"/>
        <table:table-row table:style-name="ro1">
          <table:table-cell office:value-type="string" calcext:value-type="string">
            <text:p>Densidad de fl B</text:p>
          </table:table-cell>
          <table:table-cell office:value-type="string" calcext:value-type="string">
            <text:p>Sample voltage Up</text:p>
          </table:table-cell>
          <table:table-cell/>
          <table:table-cell office:value-type="string" calcext:value-type="string">
            <text:p>I/mA</text:p>
          </table:table-cell>
          <table:table-cell office:value-type="float" office:value="30" calcext:value-type="float">
            <text:p>30</text:p>
          </table:table-cell>
          <table:table-cell table:formula="of:=[.E1]/1000"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/mT</text:p>
          </table:table-cell>
          <table:table-cell office:value-type="string" calcext:value-type="string">
            <text:p>Up/V</text:p>
          </table:table-cell>
          <table:table-cell/>
          <table:table-cell office:value-type="string" calcext:value-type="string">
            <text:p>R ohm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-R0/R0</text:p>
          </table:table-cell>
          <table:table-cell office:value-type="string" calcext:value-type="string">
            <text:p>error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float" office:value="0.968" calcext:value-type="float">
            <text:p>1,0 </text:p>
          </table:table-cell>
          <table:table-cell office:value-type="float" office:value="1.59" calcext:value-type="float">
            <text:p>1,59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53" calcext:value-type="float">
            <text:p>53,0 </text:p>
          </table:table-cell>
          <table:table-cell table:style-name="ce3" table:formula="of:=[.$B$24]/[.$F$1]+[.B4]*[.$B$26]/[.$F$1]^2" office:value-type="float" office:value="0.21" calcext:value-type="float">
            <text:p>0,2 </text:p>
          </table:table-cell>
          <table:table-cell table:style-name="ce2" table:formula="of:=([.D4]-[.$D$4])/[.$D$4]" office:value-type="float" office:value="0" calcext:value-type="float">
            <text:p>0,00 </text:p>
          </table:table-cell>
          <table:table-cell table:style-name="ce2" table:formula="of:=[.E4]/[.$D$4]+[.D4]*[.$E$4]/[.$D$4]^2" office:value-type="float" office:value="0.00792452830188679" calcext:value-type="float">
            <text:p>0,01 </text:p>
          </table:table-cell>
          <table:table-cell table:number-columns-repeated="3"/>
          <table:table-cell>
            <draw:frame draw:z-index="0" draw:name="Gráfico 1" draw:style-name="gr1" draw:text-style-name="P1" svg:width="12.821cm" svg:height="7.617cm" svg:x="0.706cm" svg:y="0.22cm">
              <draw:object draw:notify-on-update-of-ranges="Exp3.F4:Exp3.F21 Exp3.A4:Exp3.A21 Exp3.B23:Exp3.B23 Exp3.B23:Exp3.B2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3"/>
        </table:table-row>
        <table:table-row table:style-name="ro1">
          <table:table-cell table:style-name="ce3" office:value-type="float" office:value="0.986" calcext:value-type="float">
            <text:p>1,0 </text:p>
          </table:table-cell>
          <table:table-cell office:value-type="float" office:value="1.591" calcext:value-type="float">
            <text:p>1,591</text:p>
          </table:table-cell>
          <table:table-cell office:value-type="float" office:value="53.0333333333333" calcext:value-type="float">
            <text:p>53,0333333333333</text:p>
          </table:table-cell>
          <table:table-cell table:style-name="ce3" office:value-type="float" office:value="53" calcext:value-type="float">
            <text:p>53,0 </text:p>
          </table:table-cell>
          <table:table-cell table:style-name="ce3" table:formula="of:=[.$B$24]/[.$F$1]+[.B5]*[.$B$26]/[.$F$1]^2" office:value-type="float" office:value="0.210111111111111" calcext:value-type="float">
            <text:p>0,2 </text:p>
          </table:table-cell>
          <table:table-cell table:style-name="ce2" table:formula="of:=([.D5]-[.$D$4])/[.$D$4]" office:value-type="float" office:value="0" calcext:value-type="float">
            <text:p>0,00 </text:p>
          </table:table-cell>
          <table:table-cell table:style-name="ce2" table:formula="of:=[.E5]/[.$D$4]+[.D5]*[.$E$4]/[.$D$4]^2" office:value-type="float" office:value="0.00792662473794549" calcext:value-type="float">
            <text:p>0,01 </text:p>
          </table:table-cell>
          <table:table-cell table:number-columns-repeated="57"/>
        </table:table-row>
        <table:table-row table:style-name="ro1">
          <table:table-cell table:style-name="ce3" office:value-type="float" office:value="7.612" calcext:value-type="float">
            <text:p>7,6 </text:p>
          </table:table-cell>
          <table:table-cell office:value-type="float" office:value="1.59" calcext:value-type="float">
            <text:p>1,59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53" calcext:value-type="float">
            <text:p>53,0 </text:p>
          </table:table-cell>
          <table:table-cell table:style-name="ce3" table:formula="of:=[.$B$24]/[.$F$1]+[.B6]*[.$B$26]/[.$F$1]^2" office:value-type="float" office:value="0.21" calcext:value-type="float">
            <text:p>0,2 </text:p>
          </table:table-cell>
          <table:table-cell table:style-name="ce2" table:formula="of:=([.D6]-[.$D$4])/[.$D$4]" office:value-type="float" office:value="0" calcext:value-type="float">
            <text:p>0,00 </text:p>
          </table:table-cell>
          <table:table-cell table:style-name="ce2" table:formula="of:=[.E6]/[.$D$4]+[.D6]*[.$E$4]/[.$D$4]^2" office:value-type="float" office:value="0.00792452830188679" calcext:value-type="float">
            <text:p>0,01 </text:p>
          </table:table-cell>
          <table:table-cell table:number-columns-repeated="57"/>
        </table:table-row>
        <table:table-row table:style-name="ro1">
          <table:table-cell table:style-name="ce3" office:value-type="float" office:value="23.99" calcext:value-type="float">
            <text:p>24,0 </text:p>
          </table:table-cell>
          <table:table-cell office:value-type="float" office:value="1.592" calcext:value-type="float">
            <text:p>1,592</text:p>
          </table:table-cell>
          <table:table-cell office:value-type="float" office:value="53.0666666666667" calcext:value-type="float">
            <text:p>53,0666666666667</text:p>
          </table:table-cell>
          <table:table-cell table:style-name="ce3" office:value-type="float" office:value="53.1" calcext:value-type="float">
            <text:p>53,1 </text:p>
          </table:table-cell>
          <table:table-cell table:style-name="ce3" table:formula="of:=[.$B$24]/[.$F$1]+[.B7]*[.$B$26]/[.$F$1]^2" office:value-type="float" office:value="0.210222222222222" calcext:value-type="float">
            <text:p>0,2 </text:p>
          </table:table-cell>
          <table:table-cell table:style-name="ce2" table:formula="of:=([.D7]-[.$D$4])/[.$D$4]" office:value-type="float" office:value="0.00188679245283022" calcext:value-type="float">
            <text:p>0,00 </text:p>
          </table:table-cell>
          <table:table-cell table:style-name="ce2" table:formula="of:=[.E7]/[.$D$4]+[.D7]*[.$E$4]/[.$D$4]^2" office:value-type="float" office:value="0.00793619714410031" calcext:value-type="float">
            <text:p>0,01 </text:p>
          </table:table-cell>
          <table:table-cell table:number-columns-repeated="57"/>
        </table:table-row>
        <table:table-row table:style-name="ro1">
          <table:table-cell table:style-name="ce3" office:value-type="float" office:value="36.626" calcext:value-type="float">
            <text:p>36,6 </text:p>
          </table:table-cell>
          <table:table-cell office:value-type="float" office:value="1.592" calcext:value-type="float">
            <text:p>1,592</text:p>
          </table:table-cell>
          <table:table-cell office:value-type="float" office:value="53.0666666666667" calcext:value-type="float">
            <text:p>53,0666666666667</text:p>
          </table:table-cell>
          <table:table-cell table:style-name="ce3" office:value-type="float" office:value="53.1" calcext:value-type="float">
            <text:p>53,1 </text:p>
          </table:table-cell>
          <table:table-cell table:style-name="ce3" table:formula="of:=[.$B$24]/[.$F$1]+[.B8]*[.$B$26]/[.$F$1]^2" office:value-type="float" office:value="0.210222222222222" calcext:value-type="float">
            <text:p>0,2 </text:p>
          </table:table-cell>
          <table:table-cell table:style-name="ce2" table:formula="of:=([.D8]-[.$D$4])/[.$D$4]" office:value-type="float" office:value="0.00188679245283022" calcext:value-type="float">
            <text:p>0,00 </text:p>
          </table:table-cell>
          <table:table-cell table:style-name="ce2" table:formula="of:=[.E8]/[.$D$4]+[.D8]*[.$E$4]/[.$D$4]^2" office:value-type="float" office:value="0.00793619714410031" calcext:value-type="float">
            <text:p>0,01 </text:p>
          </table:table-cell>
          <table:table-cell table:number-columns-repeated="57"/>
        </table:table-row>
        <table:table-row table:style-name="ro1">
          <table:table-cell table:style-name="ce3" office:value-type="float" office:value="48.856" calcext:value-type="float">
            <text:p>48,9 </text:p>
          </table:table-cell>
          <table:table-cell office:value-type="float" office:value="1.589" calcext:value-type="float">
            <text:p>1,589</text:p>
          </table:table-cell>
          <table:table-cell office:value-type="float" office:value="52.9666666666667" calcext:value-type="float">
            <text:p>52,9666666666667</text:p>
          </table:table-cell>
          <table:table-cell table:style-name="ce3" office:value-type="float" office:value="53" calcext:value-type="float">
            <text:p>53,0 </text:p>
          </table:table-cell>
          <table:table-cell table:style-name="ce3" table:formula="of:=[.$B$24]/[.$F$1]+[.B9]*[.$B$26]/[.$F$1]^2" office:value-type="float" office:value="0.209888888888889" calcext:value-type="float">
            <text:p>0,2 </text:p>
          </table:table-cell>
          <table:table-cell table:style-name="ce2" table:formula="of:=([.D9]-[.$D$4])/[.$D$4]" office:value-type="float" office:value="0" calcext:value-type="float">
            <text:p>0,00 </text:p>
          </table:table-cell>
          <table:table-cell table:style-name="ce2" table:formula="of:=[.E9]/[.$D$4]+[.D9]*[.$E$4]/[.$D$4]^2" office:value-type="float" office:value="0.00792243186582809" calcext:value-type="float">
            <text:p>0,01 </text:p>
          </table:table-cell>
          <table:table-cell table:number-columns-repeated="57"/>
        </table:table-row>
        <table:table-row table:style-name="ro1">
          <table:table-cell table:style-name="ce3" office:value-type="float" office:value="64.979" calcext:value-type="float">
            <text:p>65,0 </text:p>
          </table:table-cell>
          <table:table-cell office:value-type="float" office:value="1.593" calcext:value-type="float">
            <text:p>1,593</text:p>
          </table:table-cell>
          <table:table-cell office:value-type="float" office:value="53.1" calcext:value-type="float">
            <text:p>53,1</text:p>
          </table:table-cell>
          <table:table-cell table:style-name="ce3" office:value-type="float" office:value="53.1" calcext:value-type="float">
            <text:p>53,1 </text:p>
          </table:table-cell>
          <table:table-cell table:style-name="ce3" table:formula="of:=[.$B$24]/[.$F$1]+[.B10]*[.$B$26]/[.$F$1]^2" office:value-type="float" office:value="0.210333333333333" calcext:value-type="float">
            <text:p>0,2 </text:p>
          </table:table-cell>
          <table:table-cell table:style-name="ce2" table:formula="of:=([.D10]-[.$D$4])/[.$D$4]" office:value-type="float" office:value="0.00188679245283022" calcext:value-type="float">
            <text:p>0,00 </text:p>
          </table:table-cell>
          <table:table-cell table:style-name="ce2" table:formula="of:=[.E10]/[.$D$4]+[.D10]*[.$E$4]/[.$D$4]^2" office:value-type="float" office:value="0.00793829358015901" calcext:value-type="float">
            <text:p>0,01 </text:p>
          </table:table-cell>
          <table:table-cell table:number-columns-repeated="57"/>
        </table:table-row>
        <table:table-row table:style-name="ro1">
          <table:table-cell table:style-name="ce3" office:value-type="float" office:value="85.544" calcext:value-type="float">
            <text:p>85,5 </text:p>
          </table:table-cell>
          <table:table-cell office:value-type="float" office:value="1.591" calcext:value-type="float">
            <text:p>1,591</text:p>
          </table:table-cell>
          <table:table-cell office:value-type="float" office:value="53.0333333333333" calcext:value-type="float">
            <text:p>53,0333333333333</text:p>
          </table:table-cell>
          <table:table-cell table:style-name="ce3" office:value-type="float" office:value="53" calcext:value-type="float">
            <text:p>53,0 </text:p>
          </table:table-cell>
          <table:table-cell table:style-name="ce3" table:formula="of:=[.$B$24]/[.$F$1]+[.B11]*[.$B$26]/[.$F$1]^2" office:value-type="float" office:value="0.210111111111111" calcext:value-type="float">
            <text:p>0,2 </text:p>
          </table:table-cell>
          <table:table-cell table:style-name="ce2" table:formula="of:=([.D11]-[.$D$4])/[.$D$4]" office:value-type="float" office:value="0" calcext:value-type="float">
            <text:p>0,00 </text:p>
          </table:table-cell>
          <table:table-cell table:style-name="ce2" table:formula="of:=[.E11]/[.$D$4]+[.D11]*[.$E$4]/[.$D$4]^2" office:value-type="float" office:value="0.00792662473794549" calcext:value-type="float">
            <text:p>0,01 </text:p>
          </table:table-cell>
          <table:table-cell table:number-columns-repeated="57"/>
        </table:table-row>
        <table:table-row table:style-name="ro1">
          <table:table-cell table:style-name="ce3" office:value-type="float" office:value="112.03" calcext:value-type="float">
            <text:p>112,0 </text:p>
          </table:table-cell>
          <table:table-cell office:value-type="float" office:value="1.601" calcext:value-type="float">
            <text:p>1,601</text:p>
          </table:table-cell>
          <table:table-cell office:value-type="float" office:value="53.3666666666667" calcext:value-type="float">
            <text:p>53,3666666666667</text:p>
          </table:table-cell>
          <table:table-cell table:style-name="ce3" office:value-type="float" office:value="53.4" calcext:value-type="float">
            <text:p>53,4 </text:p>
          </table:table-cell>
          <table:table-cell table:style-name="ce3" table:formula="of:=[.$B$24]/[.$F$1]+[.B12]*[.$B$26]/[.$F$1]^2" office:value-type="float" office:value="0.211222222222222" calcext:value-type="float">
            <text:p>0,2 </text:p>
          </table:table-cell>
          <table:table-cell table:style-name="ce2" table:formula="of:=([.D12]-[.$D$4])/[.$D$4]" office:value-type="float" office:value="0.00754716981132073" calcext:value-type="float">
            <text:p>0,01 </text:p>
          </table:table-cell>
          <table:table-cell table:style-name="ce2" table:formula="of:=[.E12]/[.$D$4]+[.D12]*[.$E$4]/[.$D$4]^2" office:value-type="float" office:value="0.00797749297891697" calcext:value-type="float">
            <text:p>0,01 </text:p>
          </table:table-cell>
          <table:table-cell table:number-columns-repeated="57"/>
        </table:table-row>
        <table:table-row table:style-name="ro1">
          <table:table-cell table:style-name="ce3" office:value-type="float" office:value="137.869" calcext:value-type="float">
            <text:p>137,9 </text:p>
          </table:table-cell>
          <table:table-cell office:value-type="float" office:value="1.601" calcext:value-type="float">
            <text:p>1,601</text:p>
          </table:table-cell>
          <table:table-cell office:value-type="float" office:value="53.3666666666667" calcext:value-type="float">
            <text:p>53,3666666666667</text:p>
          </table:table-cell>
          <table:table-cell table:style-name="ce3" office:value-type="float" office:value="53.4" calcext:value-type="float">
            <text:p>53,4 </text:p>
          </table:table-cell>
          <table:table-cell table:style-name="ce3" table:formula="of:=[.$B$24]/[.$F$1]+[.B13]*[.$B$26]/[.$F$1]^2" office:value-type="float" office:value="0.211222222222222" calcext:value-type="float">
            <text:p>0,2 </text:p>
          </table:table-cell>
          <table:table-cell table:style-name="ce2" table:formula="of:=([.D13]-[.$D$4])/[.$D$4]" office:value-type="float" office:value="0.00754716981132073" calcext:value-type="float">
            <text:p>0,01 </text:p>
          </table:table-cell>
          <table:table-cell table:style-name="ce2" table:formula="of:=[.E13]/[.$D$4]+[.D13]*[.$E$4]/[.$D$4]^2" office:value-type="float" office:value="0.00797749297891697" calcext:value-type="float">
            <text:p>0,01 </text:p>
          </table:table-cell>
          <table:table-cell table:number-columns-repeated="57"/>
        </table:table-row>
        <table:table-row table:style-name="ro1">
          <table:table-cell table:style-name="ce3" office:value-type="float" office:value="157.337" calcext:value-type="float">
            <text:p>157,3 </text:p>
          </table:table-cell>
          <table:table-cell office:value-type="float" office:value="1.602" calcext:value-type="float">
            <text:p>1,602</text:p>
          </table:table-cell>
          <table:table-cell office:value-type="float" office:value="53.4" calcext:value-type="float">
            <text:p>53,4</text:p>
          </table:table-cell>
          <table:table-cell table:style-name="ce3" office:value-type="float" office:value="53.4" calcext:value-type="float">
            <text:p>53,4 </text:p>
          </table:table-cell>
          <table:table-cell table:style-name="ce3" table:formula="of:=[.$B$24]/[.$F$1]+[.B14]*[.$B$26]/[.$F$1]^2" office:value-type="float" office:value="0.211333333333333" calcext:value-type="float">
            <text:p>0,2 </text:p>
          </table:table-cell>
          <table:table-cell table:style-name="ce2" table:formula="of:=([.D14]-[.$D$4])/[.$D$4]" office:value-type="float" office:value="0.00754716981132073" calcext:value-type="float">
            <text:p>0,01 </text:p>
          </table:table-cell>
          <table:table-cell table:style-name="ce2" table:formula="of:=[.E14]/[.$D$4]+[.D14]*[.$E$4]/[.$D$4]^2" office:value-type="float" office:value="0.00797958941497567" calcext:value-type="float">
            <text:p>0,01 </text:p>
          </table:table-cell>
          <table:table-cell table:number-columns-repeated="57"/>
        </table:table-row>
        <table:table-row table:style-name="ro1">
          <table:table-cell table:style-name="ce3" office:value-type="float" office:value="184.416" calcext:value-type="float">
            <text:p>184,4 </text:p>
          </table:table-cell>
          <table:table-cell office:value-type="float" office:value="1.609" calcext:value-type="float">
            <text:p>1,609</text:p>
          </table:table-cell>
          <table:table-cell office:value-type="float" office:value="53.6333333333333" calcext:value-type="float">
            <text:p>53,6333333333333</text:p>
          </table:table-cell>
          <table:table-cell table:style-name="ce3" office:value-type="float" office:value="53.6" calcext:value-type="float">
            <text:p>53,6 </text:p>
          </table:table-cell>
          <table:table-cell table:style-name="ce3" table:formula="of:=[.$B$24]/[.$F$1]+[.B15]*[.$B$26]/[.$F$1]^2" office:value-type="float" office:value="0.212111111111111" calcext:value-type="float">
            <text:p>0,2 </text:p>
          </table:table-cell>
          <table:table-cell table:style-name="ce2" table:formula="of:=([.D15]-[.$D$4])/[.$D$4]" office:value-type="float" office:value="0.0113207547169812" calcext:value-type="float">
            <text:p>0,01 </text:p>
          </table:table-cell>
          <table:table-cell table:style-name="ce2" table:formula="of:=[.E15]/[.$D$4]+[.D15]*[.$E$4]/[.$D$4]^2" office:value-type="float" office:value="0.00800921640757881" calcext:value-type="float">
            <text:p>0,01 </text:p>
          </table:table-cell>
          <table:table-cell table:number-columns-repeated="57"/>
        </table:table-row>
        <table:table-row table:style-name="ro1">
          <table:table-cell table:style-name="ce3" office:value-type="float" office:value="208.308" calcext:value-type="float">
            <text:p>208,3 </text:p>
          </table:table-cell>
          <table:table-cell office:value-type="float" office:value="1.606" calcext:value-type="float">
            <text:p>1,606</text:p>
          </table:table-cell>
          <table:table-cell office:value-type="float" office:value="53.5333333333333" calcext:value-type="float">
            <text:p>53,5333333333333</text:p>
          </table:table-cell>
          <table:table-cell table:style-name="ce3" office:value-type="float" office:value="53.5" calcext:value-type="float">
            <text:p>53,5 </text:p>
          </table:table-cell>
          <table:table-cell table:style-name="ce3" table:formula="of:=[.$B$24]/[.$F$1]+[.B16]*[.$B$26]/[.$F$1]^2" office:value-type="float" office:value="0.211777777777778" calcext:value-type="float">
            <text:p>0,2 </text:p>
          </table:table-cell>
          <table:table-cell table:style-name="ce2" table:formula="of:=([.D16]-[.$D$4])/[.$D$4]" office:value-type="float" office:value="0.00943396226415094" calcext:value-type="float">
            <text:p>0,01 </text:p>
          </table:table-cell>
          <table:table-cell table:style-name="ce2" table:formula="of:=[.E16]/[.$D$4]+[.D16]*[.$E$4]/[.$D$4]^2" office:value-type="float" office:value="0.00799545112930659" calcext:value-type="float">
            <text:p>0,01 </text:p>
          </table:table-cell>
          <table:table-cell table:number-columns-repeated="57"/>
        </table:table-row>
        <table:table-row table:style-name="ro1">
          <table:table-cell table:style-name="ce3" office:value-type="float" office:value="228.838" calcext:value-type="float">
            <text:p>228,8 </text:p>
          </table:table-cell>
          <table:table-cell office:value-type="float" office:value="1.618" calcext:value-type="float">
            <text:p>1,618</text:p>
          </table:table-cell>
          <table:table-cell office:value-type="float" office:value="53.9333333333333" calcext:value-type="float">
            <text:p>53,9333333333333</text:p>
          </table:table-cell>
          <table:table-cell table:style-name="ce3" office:value-type="float" office:value="53.9" calcext:value-type="float">
            <text:p>53,9 </text:p>
          </table:table-cell>
          <table:table-cell table:style-name="ce3" table:formula="of:=[.$B$24]/[.$F$1]+[.B17]*[.$B$26]/[.$F$1]^2" office:value-type="float" office:value="0.213111111111111" calcext:value-type="float">
            <text:p>0,2 </text:p>
          </table:table-cell>
          <table:table-cell table:style-name="ce2" table:formula="of:=([.D17]-[.$D$4])/[.$D$4]" office:value-type="float" office:value="0.0169811320754717" calcext:value-type="float">
            <text:p>0,02 </text:p>
          </table:table-cell>
          <table:table-cell table:style-name="ce2" table:formula="of:=[.E17]/[.$D$4]+[.D17]*[.$E$4]/[.$D$4]^2" office:value-type="float" office:value="0.00805051224239547" calcext:value-type="float">
            <text:p>0,01 </text:p>
          </table:table-cell>
          <table:table-cell table:number-columns-repeated="57"/>
        </table:table-row>
        <table:table-row table:style-name="ro1">
          <table:table-cell table:style-name="ce3" office:value-type="float" office:value="248.129" calcext:value-type="float">
            <text:p>248,1 </text:p>
          </table:table-cell>
          <table:table-cell office:value-type="float" office:value="1.621" calcext:value-type="float">
            <text:p>1,621</text:p>
          </table:table-cell>
          <table:table-cell office:value-type="float" office:value="54.0333333333333" calcext:value-type="float">
            <text:p>54,0333333333333</text:p>
          </table:table-cell>
          <table:table-cell table:style-name="ce3" office:value-type="float" office:value="54" calcext:value-type="float">
            <text:p>54,0 </text:p>
          </table:table-cell>
          <table:table-cell table:style-name="ce3" table:formula="of:=[.$B$24]/[.$F$1]+[.B18]*[.$B$26]/[.$F$1]^2" office:value-type="float" office:value="0.213444444444444" calcext:value-type="float">
            <text:p>0,2 </text:p>
          </table:table-cell>
          <table:table-cell table:style-name="ce2" table:formula="of:=([.D18]-[.$D$4])/[.$D$4]" office:value-type="float" office:value="0.0188679245283019" calcext:value-type="float">
            <text:p>0,02 </text:p>
          </table:table-cell>
          <table:table-cell table:style-name="ce2" table:formula="of:=[.E18]/[.$D$4]+[.D18]*[.$E$4]/[.$D$4]^2" office:value-type="float" office:value="0.00806427752066769" calcext:value-type="float">
            <text:p>0,01 </text:p>
          </table:table-cell>
          <table:table-cell table:number-columns-repeated="57"/>
        </table:table-row>
        <table:table-row table:style-name="ro1">
          <table:table-cell table:style-name="ce3" office:value-type="float" office:value="262.819" calcext:value-type="float">
            <text:p>262,8 </text:p>
          </table:table-cell>
          <table:table-cell office:value-type="float" office:value="1.626" calcext:value-type="float">
            <text:p>1,626</text:p>
          </table:table-cell>
          <table:table-cell office:value-type="float" office:value="54.2" calcext:value-type="float">
            <text:p>54,2</text:p>
          </table:table-cell>
          <table:table-cell table:style-name="ce3" office:value-type="float" office:value="54.2" calcext:value-type="float">
            <text:p>54,2 </text:p>
          </table:table-cell>
          <table:table-cell table:style-name="ce3" table:formula="of:=[.$B$24]/[.$F$1]+[.B19]*[.$B$26]/[.$F$1]^2" office:value-type="float" office:value="0.214" calcext:value-type="float">
            <text:p>0,2 </text:p>
          </table:table-cell>
          <table:table-cell table:style-name="ce2" table:formula="of:=([.D19]-[.$D$4])/[.$D$4]" office:value-type="float" office:value="0.0226415094339623" calcext:value-type="float">
            <text:p>0,02 </text:p>
          </table:table-cell>
          <table:table-cell table:style-name="ce2" table:formula="of:=[.E19]/[.$D$4]+[.D19]*[.$E$4]/[.$D$4]^2" office:value-type="float" office:value="0.00808971164115344" calcext:value-type="float">
            <text:p>0,01 </text:p>
          </table:table-cell>
          <table:table-cell table:number-columns-repeated="57"/>
        </table:table-row>
        <table:table-row table:style-name="ro1">
          <table:table-cell table:style-name="ce3" office:value-type="float" office:value="274.677" calcext:value-type="float">
            <text:p>274,7 </text:p>
          </table:table-cell>
          <table:table-cell office:value-type="float" office:value="1.628" calcext:value-type="float">
            <text:p>1,628</text:p>
          </table:table-cell>
          <table:table-cell office:value-type="float" office:value="54.2666666666667" calcext:value-type="float">
            <text:p>54,2666666666667</text:p>
          </table:table-cell>
          <table:table-cell table:style-name="ce3" office:value-type="float" office:value="54.3" calcext:value-type="float">
            <text:p>54,3 </text:p>
          </table:table-cell>
          <table:table-cell table:style-name="ce3" table:formula="of:=[.$B$24]/[.$F$1]+[.B20]*[.$B$26]/[.$F$1]^2" office:value-type="float" office:value="0.214222222222222" calcext:value-type="float">
            <text:p>0,2 </text:p>
          </table:table-cell>
          <table:table-cell table:style-name="ce2" table:formula="of:=([.D20]-[.$D$4])/[.$D$4]" office:value-type="float" office:value="0.0245283018867924" calcext:value-type="float">
            <text:p>0,02 </text:p>
          </table:table-cell>
          <table:table-cell table:style-name="ce2" table:formula="of:=[.E20]/[.$D$4]+[.D20]*[.$E$4]/[.$D$4]^2" office:value-type="float" office:value="0.00810138048336696" calcext:value-type="float">
            <text:p>0,01 </text:p>
          </table:table-cell>
          <table:table-cell table:number-columns-repeated="57"/>
        </table:table-row>
        <table:table-row table:style-name="ro1">
          <table:table-cell table:style-name="ce3" office:value-type="float" office:value="299.454" calcext:value-type="float">
            <text:p>299,5 </text:p>
          </table:table-cell>
          <table:table-cell office:value-type="float" office:value="1.63" calcext:value-type="float">
            <text:p>1,63</text:p>
          </table:table-cell>
          <table:table-cell office:value-type="float" office:value="54.3333333333333" calcext:value-type="float">
            <text:p>54,3333333333333</text:p>
          </table:table-cell>
          <table:table-cell table:style-name="ce3" office:value-type="float" office:value="54.3" calcext:value-type="float">
            <text:p>54,3 </text:p>
          </table:table-cell>
          <table:table-cell table:style-name="ce3" table:formula="of:=[.$B$24]/[.$F$1]+[.B21]*[.$B$26]/[.$F$1]^2" office:value-type="float" office:value="0.214444444444444" calcext:value-type="float">
            <text:p>0,2 </text:p>
          </table:table-cell>
          <table:table-cell table:style-name="ce2" table:formula="of:=([.D21]-[.$D$4])/[.$D$4]" office:value-type="float" office:value="0.0245283018867924" calcext:value-type="float">
            <text:p>0,02 </text:p>
          </table:table-cell>
          <table:table-cell table:style-name="ce2" table:formula="of:=[.E21]/[.$D$4]+[.D21]*[.$E$4]/[.$D$4]^2" office:value-type="float" office:value="0.00810557335548436" calcext:value-type="float">
            <text:p>0,01 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error mT</text:p>
          </table:table-cell>
          <table:table-cell office:value-type="float" office:value="0.1" calcext:value-type="float">
            <text:p>0,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rror V</text:p>
          </table:table-cell>
          <table:table-cell office:value-type="float" office:value="0.001" calcext:value-type="float">
            <text:p>0,00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rror mA</text:p>
          </table:table-cell>
          <table:table-cell office:value-type="float" office:value="0.1" calcext:value-type="float">
            <text:p>0,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rror A</text:p>
          </table:table-cell>
          <table:table-cell office:value-type="float" office:value="0.0001" calcext:value-type="float">
            <text:p>0,0001</text:p>
          </table:table-cell>
          <table:table-cell table:number-columns-repeated="62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p4" table:style-name="ta5">
        <table:table-column table:style-name="co9" table:default-cell-style-name="Default"/>
        <table:table-column table:style-name="co5" table:number-columns-repeated="63" table:default-cell-style-name="Default"/>
        <table:table-row table:style-name="ro1">
          <table:table-cell office:value-type="string" calcext:value-type="string">
            <text:p>Sample temperature Tp</text:p>
          </table:table-cell>
          <table:table-cell office:value-type="string" calcext:value-type="string">
            <text:p>Hall voltage UH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pan text:style-name="T1">Tp/</text:span><text:span text:style-name="T2">蚓</text:span></text:p>
          </table:table-cell>
          <table:table-cell office:value-type="string" calcext:value-type="string">
            <text:p>UH/mV</text:p>
          </table:table-cell>
          <table:table-cell/>
          <table:table-cell office:value-type="string" calcext:value-type="string">
            <text:p>errorT</text:p>
          </table:table-cell>
          <table:table-cell office:value-type="float" office:value="0.1" calcext:value-type="float">
            <text:p>0,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rror mV</text:p>
          </table:table-cell>
          <table:table-cell office:value-type="float" office:value="0.1" calcext:value-type="float">
            <text:p>0,1</text:p>
          </table:table-cell>
          <table:table-cell/>
          <table:table-cell>
            <draw:frame draw:z-index="0" draw:name="Gráfico 1" draw:style-name="gr1" draw:text-style-name="P1" svg:width="12.821cm" svg:height="7.616cm" svg:x="0.376cm" svg:y="0.279cm">
              <draw:object draw:notify-on-update-of-ranges="Exp4.B4:Exp4.B70 Exp4.A4:Exp4.A70 Exp4.E3:Exp4.E3 Exp4.E3:Exp4.E3 Exp4.E2:Exp4.E2 Exp4.E2:Exp4.E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7"/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47.6" calcext:value-type="float">
            <text:p>47,6</text:p>
          </table:table-cell>
          <table:table-cell table:number-columns-repeated="62"/>
        </table:table-row>
        <table:table-row table:style-name="ro1">
          <table:table-cell office:value-type="float" office:value="31.4" calcext:value-type="float">
            <text:p>31,4</text:p>
          </table:table-cell>
          <table:table-cell office:value-type="float" office:value="51.9" calcext:value-type="float">
            <text:p>51,9</text:p>
          </table:table-cell>
          <table:table-cell table:number-columns-repeated="6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number-columns-repeated="62"/>
        </table:table-row>
        <table:table-row table:style-name="ro1">
          <table:table-cell office:value-type="float" office:value="34.8" calcext:value-type="float">
            <text:p>34,8</text:p>
          </table:table-cell>
          <table:table-cell office:value-type="float" office:value="52.1" calcext:value-type="float">
            <text:p>52,1</text:p>
          </table:table-cell>
          <table:table-cell table:number-columns-repeated="62"/>
        </table:table-row>
        <table:table-row table:style-name="ro1">
          <table:table-cell office:value-type="float" office:value="37.6" calcext:value-type="float">
            <text:p>37,6</text:p>
          </table:table-cell>
          <table:table-cell office:value-type="float" office:value="52" calcext:value-type="float">
            <text:p>52</text:p>
          </table:table-cell>
          <table:table-cell table:number-columns-repeated="62"/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52" calcext:value-type="float">
            <text:p>52</text:p>
          </table:table-cell>
          <table:table-cell table:number-columns-repeated="62"/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52" calcext:value-type="float">
            <text:p>52</text:p>
          </table:table-cell>
          <table:table-cell table:number-columns-repeated="62"/>
        </table:table-row>
        <table:table-row table:style-name="ro1">
          <table:table-cell office:value-type="float" office:value="43.7" calcext:value-type="float">
            <text:p>43,7</text:p>
          </table:table-cell>
          <table:table-cell office:value-type="float" office:value="51.9" calcext:value-type="float">
            <text:p>51,9</text:p>
          </table:table-cell>
          <table:table-cell table:number-columns-repeated="62"/>
        </table:table-row>
        <table:table-row table:style-name="ro1">
          <table:table-cell office:value-type="float" office:value="45.9" calcext:value-type="float">
            <text:p>45,9</text:p>
          </table:table-cell>
          <table:table-cell office:value-type="float" office:value="51.6" calcext:value-type="float">
            <text:p>51,6</text:p>
          </table:table-cell>
          <table:table-cell table:number-columns-repeated="6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.4" calcext:value-type="float">
            <text:p>51,4</text:p>
          </table:table-cell>
          <table:table-cell table:number-columns-repeated="62"/>
        </table:table-row>
        <table:table-row table:style-name="ro1">
          <table:table-cell office:value-type="float" office:value="51.3" calcext:value-type="float">
            <text:p>51,3</text:p>
          </table:table-cell>
          <table:table-cell office:value-type="float" office:value="51.1" calcext:value-type="float">
            <text:p>51,1</text:p>
          </table:table-cell>
          <table:table-cell table:number-columns-repeated="62"/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50.7" calcext:value-type="float">
            <text:p>50,7</text:p>
          </table:table-cell>
          <table:table-cell table:number-columns-repeated="62"/>
        </table:table-row>
        <table:table-row table:style-name="ro1">
          <table:table-cell office:value-type="float" office:value="55.7" calcext:value-type="float">
            <text:p>55,7</text:p>
          </table:table-cell>
          <table:table-cell office:value-type="float" office:value="50.1" calcext:value-type="float">
            <text:p>50,1</text:p>
          </table:table-cell>
          <table:table-cell table:number-columns-repeated="62"/>
        </table:table-row>
        <table:table-row table:style-name="ro1">
          <table:table-cell office:value-type="float" office:value="58.9" calcext:value-type="float">
            <text:p>58,9</text:p>
          </table:table-cell>
          <table:table-cell office:value-type="float" office:value="49.2" calcext:value-type="float">
            <text:p>49,2</text:p>
          </table:table-cell>
          <table:table-cell table:number-columns-repeated="62"/>
        </table:table-row>
        <table:table-row table:style-name="ro1">
          <table:table-cell office:value-type="float" office:value="60.9" calcext:value-type="float">
            <text:p>60,9</text:p>
          </table:table-cell>
          <table:table-cell office:value-type="float" office:value="48.3" calcext:value-type="float">
            <text:p>48,3</text:p>
          </table:table-cell>
          <table:table-cell table:number-columns-repeated="62"/>
        </table:table-row>
        <table:table-row table:style-name="ro1">
          <table:table-cell office:value-type="float" office:value="63.1" calcext:value-type="float">
            <text:p>63,1</text:p>
          </table:table-cell>
          <table:table-cell office:value-type="float" office:value="47.3" calcext:value-type="float">
            <text:p>47,3</text:p>
          </table:table-cell>
          <table:table-cell table:number-columns-repeated="62"/>
        </table:table-row>
        <table:table-row table:style-name="ro1">
          <table:table-cell office:value-type="float" office:value="65.2" calcext:value-type="float">
            <text:p>65,2</text:p>
          </table:table-cell>
          <table:table-cell office:value-type="float" office:value="46.1" calcext:value-type="float">
            <text:p>46,1</text:p>
          </table:table-cell>
          <table:table-cell table:number-columns-repeated="62"/>
        </table:table-row>
        <table:table-row table:style-name="ro1">
          <table:table-cell office:value-type="float" office:value="67.4" calcext:value-type="float">
            <text:p>67,4</text:p>
          </table:table-cell>
          <table:table-cell office:value-type="float" office:value="44.8" calcext:value-type="float">
            <text:p>44,8</text:p>
          </table:table-cell>
          <table:table-cell table:number-columns-repeated="62"/>
        </table:table-row>
        <table:table-row table:style-name="ro1">
          <table:table-cell office:value-type="float" office:value="70.2" calcext:value-type="float">
            <text:p>70,2</text:p>
          </table:table-cell>
          <table:table-cell office:value-type="float" office:value="42.4" calcext:value-type="float">
            <text:p>42,4</text:p>
          </table:table-cell>
          <table:table-cell table:number-columns-repeated="62"/>
        </table:table-row>
        <table:table-row table:style-name="ro1">
          <table:table-cell office:value-type="float" office:value="72.3" calcext:value-type="float">
            <text:p>72,3</text:p>
          </table:table-cell>
          <table:table-cell office:value-type="float" office:value="40.5" calcext:value-type="float">
            <text:p>40,5</text:p>
          </table:table-cell>
          <table:table-cell table:number-columns-repeated="62"/>
        </table:table-row>
        <table:table-row table:style-name="ro1">
          <table:table-cell office:value-type="float" office:value="74.3" calcext:value-type="float">
            <text:p>74,3</text:p>
          </table:table-cell>
          <table:table-cell office:value-type="float" office:value="38.3" calcext:value-type="float">
            <text:p>38,3</text:p>
          </table:table-cell>
          <table:table-cell table:number-columns-repeated="62"/>
        </table:table-row>
        <table:table-row table:style-name="ro1">
          <table:table-cell office:value-type="float" office:value="76.1" calcext:value-type="float">
            <text:p>76,1</text:p>
          </table:table-cell>
          <table:table-cell office:value-type="float" office:value="36.1" calcext:value-type="float">
            <text:p>36,1</text:p>
          </table:table-cell>
          <table:table-cell table:number-columns-repeated="62"/>
        </table:table-row>
        <table:table-row table:style-name="ro1">
          <table:table-cell office:value-type="float" office:value="77.9" calcext:value-type="float">
            <text:p>77,9</text:p>
          </table:table-cell>
          <table:table-cell office:value-type="float" office:value="33.5" calcext:value-type="float">
            <text:p>33,5</text:p>
          </table:table-cell>
          <table:table-cell table:number-columns-repeated="62"/>
        </table:table-row>
        <table:table-row table:style-name="ro1">
          <table:table-cell office:value-type="float" office:value="80.9" calcext:value-type="float">
            <text:p>80,9</text:p>
          </table:table-cell>
          <table:table-cell office:value-type="float" office:value="29.4" calcext:value-type="float">
            <text:p>29,4</text:p>
          </table:table-cell>
          <table:table-cell table:number-columns-repeated="62"/>
        </table:table-row>
        <table:table-row table:style-name="ro1">
          <table:table-cell office:value-type="float" office:value="82.7" calcext:value-type="float">
            <text:p>82,7</text:p>
          </table:table-cell>
          <table:table-cell office:value-type="float" office:value="26.5" calcext:value-type="float">
            <text:p>26,5</text:p>
          </table:table-cell>
          <table:table-cell table:number-columns-repeated="62"/>
        </table:table-row>
        <table:table-row table:style-name="ro1">
          <table:table-cell office:value-type="float" office:value="84.3" calcext:value-type="float">
            <text:p>84,3</text:p>
          </table:table-cell>
          <table:table-cell office:value-type="float" office:value="23.4" calcext:value-type="float">
            <text:p>23,4</text:p>
          </table:table-cell>
          <table:table-cell table:number-columns-repeated="6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.3" calcext:value-type="float">
            <text:p>20,3</text:p>
          </table:table-cell>
          <table:table-cell table:number-columns-repeated="62"/>
        </table:table-row>
        <table:table-row table:style-name="ro1">
          <table:table-cell office:value-type="float" office:value="87.9" calcext:value-type="float">
            <text:p>87,9</text:p>
          </table:table-cell>
          <table:table-cell office:value-type="float" office:value="17.1" calcext:value-type="float">
            <text:p>17,1</text:p>
          </table:table-cell>
          <table:table-cell table:number-columns-repeated="62"/>
        </table:table-row>
        <table:table-row table:style-name="ro1">
          <table:table-cell office:value-type="float" office:value="90.6" calcext:value-type="float">
            <text:p>90,6</text:p>
          </table:table-cell>
          <table:table-cell office:value-type="float" office:value="12.5" calcext:value-type="float">
            <text:p>12,5</text:p>
          </table:table-cell>
          <table:table-cell table:number-columns-repeated="62"/>
        </table:table-row>
        <table:table-row table:style-name="ro1">
          <table:table-cell office:value-type="float" office:value="92.1" calcext:value-type="float">
            <text:p>92,1</text:p>
          </table:table-cell>
          <table:table-cell office:value-type="float" office:value="9.4" calcext:value-type="float">
            <text:p>9,4</text:p>
          </table:table-cell>
          <table:table-cell table:number-columns-repeated="62"/>
        </table:table-row>
        <table:table-row table:style-name="ro1">
          <table:table-cell office:value-type="float" office:value="93.7" calcext:value-type="float">
            <text:p>93,7</text:p>
          </table:table-cell>
          <table:table-cell office:value-type="float" office:value="6.5" calcext:value-type="float">
            <text:p>6,5</text:p>
          </table:table-cell>
          <table:table-cell table:number-columns-repeated="62"/>
        </table:table-row>
        <table:table-row table:style-name="ro1">
          <table:table-cell office:value-type="float" office:value="95.4" calcext:value-type="float">
            <text:p>95,4</text:p>
          </table:table-cell>
          <table:table-cell office:value-type="float" office:value="3.7" calcext:value-type="float">
            <text:p>3,7</text:p>
          </table:table-cell>
          <table:table-cell table:number-columns-repeated="62"/>
        </table:table-row>
        <table:table-row table:style-name="ro1">
          <table:table-cell office:value-type="float" office:value="97.4" calcext:value-type="float">
            <text:p>97,4</text:p>
          </table:table-cell>
          <table:table-cell office:value-type="float" office:value="-0.2" calcext:value-type="float">
            <text:p>-0,2</text:p>
          </table:table-cell>
          <table:table-cell table:number-columns-repeated="62"/>
        </table:table-row>
        <table:table-row table:style-name="ro1">
          <table:table-cell office:value-type="float" office:value="99.1" calcext:value-type="float">
            <text:p>99,1</text:p>
          </table:table-cell>
          <table:table-cell office:value-type="float" office:value="-2.6" calcext:value-type="float">
            <text:p>-2,6</text:p>
          </table:table-cell>
          <table:table-cell table:number-columns-repeated="62"/>
        </table:table-row>
        <table:table-row table:style-name="ro1">
          <table:table-cell office:value-type="float" office:value="100.7" calcext:value-type="float">
            <text:p>100,7</text:p>
          </table:table-cell>
          <table:table-cell office:value-type="float" office:value="-4.9" calcext:value-type="float">
            <text:p>-4,9</text:p>
          </table:table-cell>
          <table:table-cell table:number-columns-repeated="6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6.8" calcext:value-type="float">
            <text:p>-6,8</text:p>
          </table:table-cell>
          <table:table-cell table:number-columns-repeated="62"/>
        </table:table-row>
        <table:table-row table:style-name="ro1">
          <table:table-cell office:value-type="float" office:value="103.1" calcext:value-type="float">
            <text:p>103,1</text:p>
          </table:table-cell>
          <table:table-cell office:value-type="float" office:value="-8.6" calcext:value-type="float">
            <text:p>-8,6</text:p>
          </table:table-cell>
          <table:table-cell table:number-columns-repeated="62"/>
        </table:table-row>
        <table:table-row table:style-name="ro1">
          <table:table-cell office:value-type="float" office:value="105.8" calcext:value-type="float">
            <text:p>105,8</text:p>
          </table:table-cell>
          <table:table-cell office:value-type="float" office:value="-10.9" calcext:value-type="float">
            <text:p>-10,9</text:p>
          </table:table-cell>
          <table:table-cell table:number-columns-repeated="62"/>
        </table:table-row>
        <table:table-row table:style-name="ro1">
          <table:table-cell office:value-type="float" office:value="107.1" calcext:value-type="float">
            <text:p>107,1</text:p>
          </table:table-cell>
          <table:table-cell office:value-type="float" office:value="-12.2" calcext:value-type="float">
            <text:p>-12,2</text:p>
          </table:table-cell>
          <table:table-cell table:number-columns-repeated="62"/>
        </table:table-row>
        <table:table-row table:style-name="ro1">
          <table:table-cell office:value-type="float" office:value="108.4" calcext:value-type="float">
            <text:p>108,4</text:p>
          </table:table-cell>
          <table:table-cell office:value-type="float" office:value="-13.4" calcext:value-type="float">
            <text:p>-13,4</text:p>
          </table:table-cell>
          <table:table-cell table:number-columns-repeated="62"/>
        </table:table-row>
        <table:table-row table:style-name="ro1">
          <table:table-cell office:value-type="float" office:value="109.9" calcext:value-type="float">
            <text:p>109,9</text:p>
          </table:table-cell>
          <table:table-cell office:value-type="float" office:value="-14.5" calcext:value-type="float">
            <text:p>-14,5</text:p>
          </table:table-cell>
          <table:table-cell table:number-columns-repeated="62"/>
        </table:table-row>
        <table:table-row table:style-name="ro1">
          <table:table-cell office:value-type="float" office:value="111.8" calcext:value-type="float">
            <text:p>111,8</text:p>
          </table:table-cell>
          <table:table-cell office:value-type="float" office:value="-15.8" calcext:value-type="float">
            <text:p>-15,8</text:p>
          </table:table-cell>
          <table:table-cell table:number-columns-repeated="62"/>
        </table:table-row>
        <table:table-row table:style-name="ro1">
          <table:table-cell office:value-type="float" office:value="113.2" calcext:value-type="float">
            <text:p>113,2</text:p>
          </table:table-cell>
          <table:table-cell office:value-type="float" office:value="-16.6" calcext:value-type="float">
            <text:p>-16,6</text:p>
          </table:table-cell>
          <table:table-cell table:number-columns-repeated="62"/>
        </table:table-row>
        <table:table-row table:style-name="ro1">
          <table:table-cell office:value-type="float" office:value="114.1" calcext:value-type="float">
            <text:p>114,1</text:p>
          </table:table-cell>
          <table:table-cell office:value-type="float" office:value="-17.4" calcext:value-type="float">
            <text:p>-17,4</text:p>
          </table:table-cell>
          <table:table-cell table:number-columns-repeated="62"/>
        </table:table-row>
        <table:table-row table:style-name="ro1">
          <table:table-cell office:value-type="float" office:value="115.1" calcext:value-type="float">
            <text:p>115,1</text:p>
          </table:table-cell>
          <table:table-cell office:value-type="float" office:value="-17.6" calcext:value-type="float">
            <text:p>-17,6</text:p>
          </table:table-cell>
          <table:table-cell table:number-columns-repeated="62"/>
        </table:table-row>
        <table:table-row table:style-name="ro1">
          <table:table-cell office:value-type="float" office:value="116.9" calcext:value-type="float">
            <text:p>116,9</text:p>
          </table:table-cell>
          <table:table-cell office:value-type="float" office:value="-18" calcext:value-type="float">
            <text:p>-18</text:p>
          </table:table-cell>
          <table:table-cell table:number-columns-repeated="62"/>
        </table:table-row>
        <table:table-row table:style-name="ro1">
          <table:table-cell office:value-type="float" office:value="118.1" calcext:value-type="float">
            <text:p>118,1</text:p>
          </table:table-cell>
          <table:table-cell office:value-type="float" office:value="-18.2" calcext:value-type="float">
            <text:p>-18,2</text:p>
          </table:table-cell>
          <table:table-cell table:number-columns-repeated="62"/>
        </table:table-row>
        <table:table-row table:style-name="ro1">
          <table:table-cell office:value-type="float" office:value="119.3" calcext:value-type="float">
            <text:p>119,3</text:p>
          </table:table-cell>
          <table:table-cell office:value-type="float" office:value="-18.4" calcext:value-type="float">
            <text:p>-18,4</text:p>
          </table:table-cell>
          <table:table-cell table:number-columns-repeated="62"/>
        </table:table-row>
        <table:table-row table:style-name="ro1">
          <table:table-cell office:value-type="float" office:value="120.5" calcext:value-type="float">
            <text:p>120,5</text:p>
          </table:table-cell>
          <table:table-cell office:value-type="float" office:value="-18.5" calcext:value-type="float">
            <text:p>-18,5</text:p>
          </table:table-cell>
          <table:table-cell table:number-columns-repeated="62"/>
        </table:table-row>
        <table:table-row table:style-name="ro1">
          <table:table-cell office:value-type="float" office:value="121.5" calcext:value-type="float">
            <text:p>121,5</text:p>
          </table:table-cell>
          <table:table-cell office:value-type="float" office:value="-18.6" calcext:value-type="float">
            <text:p>-18,6</text:p>
          </table:table-cell>
          <table:table-cell table:number-columns-repeated="6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8.7" calcext:value-type="float">
            <text:p>-18,7</text:p>
          </table:table-cell>
          <table:table-cell table:number-columns-repeated="62"/>
        </table:table-row>
        <table:table-row table:style-name="ro1">
          <table:table-cell office:value-type="float" office:value="124.4" calcext:value-type="float">
            <text:p>124,4</text:p>
          </table:table-cell>
          <table:table-cell office:value-type="float" office:value="-18.7" calcext:value-type="float">
            <text:p>-18,7</text:p>
          </table:table-cell>
          <table:table-cell table:number-columns-repeated="62"/>
        </table:table-row>
        <table:table-row table:style-name="ro1">
          <table:table-cell office:value-type="float" office:value="125.5" calcext:value-type="float">
            <text:p>125,5</text:p>
          </table:table-cell>
          <table:table-cell office:value-type="float" office:value="-18.7" calcext:value-type="float">
            <text:p>-18,7</text:p>
          </table:table-cell>
          <table:table-cell table:number-columns-repeated="6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8.7" calcext:value-type="float">
            <text:p>-18,7</text:p>
          </table:table-cell>
          <table:table-cell table:number-columns-repeated="62"/>
        </table:table-row>
        <table:table-row table:style-name="ro1">
          <table:table-cell office:value-type="float" office:value="128.2" calcext:value-type="float">
            <text:p>128,2</text:p>
          </table:table-cell>
          <table:table-cell office:value-type="float" office:value="-18.6" calcext:value-type="float">
            <text:p>-18,6</text:p>
          </table:table-cell>
          <table:table-cell table:number-columns-repeated="6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8.5" calcext:value-type="float">
            <text:p>-18,5</text:p>
          </table:table-cell>
          <table:table-cell table:number-columns-repeated="62"/>
        </table:table-row>
        <table:table-row table:style-name="ro1">
          <table:table-cell office:value-type="float" office:value="129.9" calcext:value-type="float">
            <text:p>129,9</text:p>
          </table:table-cell>
          <table:table-cell office:value-type="float" office:value="-18.4" calcext:value-type="float">
            <text:p>-18,4</text:p>
          </table:table-cell>
          <table:table-cell table:number-columns-repeated="62"/>
        </table:table-row>
        <table:table-row table:style-name="ro1">
          <table:table-cell office:value-type="float" office:value="130.7" calcext:value-type="float">
            <text:p>130,7</text:p>
          </table:table-cell>
          <table:table-cell office:value-type="float" office:value="-18.3" calcext:value-type="float">
            <text:p>-18,3</text:p>
          </table:table-cell>
          <table:table-cell table:number-columns-repeated="62"/>
        </table:table-row>
        <table:table-row table:style-name="ro1">
          <table:table-cell office:value-type="float" office:value="131.6" calcext:value-type="float">
            <text:p>131,6</text:p>
          </table:table-cell>
          <table:table-cell office:value-type="float" office:value="-18.2" calcext:value-type="float">
            <text:p>-18,2</text:p>
          </table:table-cell>
          <table:table-cell table:number-columns-repeated="62"/>
        </table:table-row>
        <table:table-row table:style-name="ro1">
          <table:table-cell office:value-type="float" office:value="132.7" calcext:value-type="float">
            <text:p>132,7</text:p>
          </table:table-cell>
          <table:table-cell office:value-type="float" office:value="-18" calcext:value-type="float">
            <text:p>-18</text:p>
          </table:table-cell>
          <table:table-cell table:number-columns-repeated="62"/>
        </table:table-row>
        <table:table-row table:style-name="ro1">
          <table:table-cell office:value-type="float" office:value="133.7" calcext:value-type="float">
            <text:p>133,7</text:p>
          </table:table-cell>
          <table:table-cell office:value-type="float" office:value="-17.9" calcext:value-type="float">
            <text:p>-17,9</text:p>
          </table:table-cell>
          <table:table-cell table:number-columns-repeated="62"/>
        </table:table-row>
        <table:table-row table:style-name="ro1">
          <table:table-cell office:value-type="float" office:value="134.3" calcext:value-type="float">
            <text:p>134,3</text:p>
          </table:table-cell>
          <table:table-cell office:value-type="float" office:value="-17.7" calcext:value-type="float">
            <text:p>-17,7</text:p>
          </table:table-cell>
          <table:table-cell table:number-columns-repeated="62"/>
        </table:table-row>
        <table:table-row table:style-name="ro1">
          <table:table-cell office:value-type="float" office:value="135.6" calcext:value-type="float">
            <text:p>135,6</text:p>
          </table:table-cell>
          <table:table-cell office:value-type="float" office:value="-17.6" calcext:value-type="float">
            <text:p>-17,6</text:p>
          </table:table-cell>
          <table:table-cell table:number-columns-repeated="62"/>
        </table:table-row>
        <table:table-row table:style-name="ro1">
          <table:table-cell office:value-type="float" office:value="136.6" calcext:value-type="float">
            <text:p>136,6</text:p>
          </table:table-cell>
          <table:table-cell office:value-type="float" office:value="-17.4" calcext:value-type="float">
            <text:p>-17,4</text:p>
          </table:table-cell>
          <table:table-cell table:number-columns-repeated="62"/>
        </table:table-row>
        <table:table-row table:style-name="ro1">
          <table:table-cell office:value-type="float" office:value="137.3" calcext:value-type="float">
            <text:p>137,3</text:p>
          </table:table-cell>
          <table:table-cell office:value-type="float" office:value="-17.2" calcext:value-type="float">
            <text:p>-17,2</text:p>
          </table:table-cell>
          <table:table-cell table:number-columns-repeated="62"/>
        </table:table-row>
        <table:table-row table:style-name="ro1">
          <table:table-cell office:value-type="float" office:value="138.1" calcext:value-type="float">
            <text:p>138,1</text:p>
          </table:table-cell>
          <table:table-cell office:value-type="float" office:value="-17" calcext:value-type="float">
            <text:p>-17</text:p>
          </table:table-cell>
          <table:table-cell table:number-columns-repeated="62"/>
        </table:table-row>
        <table:table-row table:style-name="ro1">
          <table:table-cell office:value-type="float" office:value="138.8" calcext:value-type="float">
            <text:p>138,8</text:p>
          </table:table-cell>
          <table:table-cell office:value-type="float" office:value="-16.9" calcext:value-type="float">
            <text:p>-16,9</text:p>
          </table:table-cell>
          <table:table-cell table:number-columns-repeated="62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p5" table:style-name="ta6">
        <table:table-column table:style-name="co5" table:number-columns-repeated="6" table:default-cell-style-name="Default"/>
        <table:table-column table:style-name="co10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46" table:default-cell-style-name="Default"/>
        <table:table-row table:style-name="ro1">
          <table:table-cell office:value-type="string" calcext:value-type="string">
            <text:p>Sample temperature Tp</text:p>
          </table:table-cell>
          <table:table-cell office:value-type="string" calcext:value-type="string">
            <text:p>Sample voltage Up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pan text:style-name="T1">Tp/</text:span><text:span text:style-name="T2">蚓</text:span></text:p>
          </table:table-cell>
          <table:table-cell office:value-type="string" calcext:value-type="string">
            <text:p>Up/V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error T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(1/T)</text:p>
          </table:table-cell>
          <table:table-cell office:value-type="string" calcext:value-type="string">
            <text:p>ln(1/V)</text:p>
          </table:table-cell>
          <table:table-cell office:value-type="string" calcext:value-type="string">
            <text:p>error t</text:p>
          </table:table-cell>
          <table:table-cell office:value-type="string" calcext:value-type="string">
            <text:p>error v</text:p>
          </table:table-cell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error V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>
            <draw:frame draw:z-index="0" draw:name="Gráfico 1" draw:style-name="gr1" draw:text-style-name="P1" svg:width="16.487cm" svg:height="7.616cm" svg:x="0.882cm" svg:y="0.3cm">
              <draw:object draw:notify-on-update-of-ranges="Exp5.H4:Exp5.H64 Exp5.G4:Exp5.G64 Exp5.J4:Exp5.J64 Exp5.J4:Exp5.J64 Exp5.I4:Exp5.I64 Exp5.I4:Exp5.I64 Exp5.H35:Exp5.H64 Exp5.G35:Exp5.G6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64" calcext:value-type="float">
            <text:p>1,64</text:p>
          </table:table-cell>
          <table:table-cell table:formula="of:=[.A4]+273" office:value-type="float" office:value="306" calcext:value-type="float">
            <text:p>306</text:p>
          </table:table-cell>
          <table:table-cell table:number-columns-repeated="3"/>
          <table:table-cell table:style-name="ce6" table:formula="of:=1/[.C4]" office:value-type="float" office:value="0.00326797385620915" calcext:value-type="float">
            <text:p>0,0033 </text:p>
          </table:table-cell>
          <table:table-cell table:style-name="ce1" table:formula="of:=LN(1/[.B4])" office:value-type="float" office:value="-0.494696241836107" calcext:value-type="float">
            <text:p>-0,495 </text:p>
          </table:table-cell>
          <table:table-cell table:style-name="ce7" table:formula="of:=[.$E$2]/[.C4]^2" office:value-type="float" office:value="0.00000106796531248665" calcext:value-type="float">
            <text:p>0,00000 </text:p>
          </table:table-cell>
          <table:table-cell table:style-name="ce1" table:formula="of:=[.$E$3]/[.B4]" office:value-type="float" office:value="0.00609756097560976" calcext:value-type="float">
            <text:p>0,006 </text:p>
          </table:table-cell>
          <table:table-cell table:number-columns-repeated="54"/>
        </table:table-row>
        <table:table-row table:style-name="ro1">
          <table:table-cell office:value-type="float" office:value="33.7" calcext:value-type="float">
            <text:p>33,7</text:p>
          </table:table-cell>
          <table:table-cell office:value-type="float" office:value="1.64" calcext:value-type="float">
            <text:p>1,64</text:p>
          </table:table-cell>
          <table:table-cell table:formula="of:=[.A5]+273" office:value-type="float" office:value="306.7" calcext:value-type="float">
            <text:p>306,7</text:p>
          </table:table-cell>
          <table:table-cell table:number-columns-repeated="3"/>
          <table:table-cell table:style-name="ce6" table:formula="of:=1/[.C5]" office:value-type="float" office:value="0.0032605151613955" calcext:value-type="float">
            <text:p>0,0033 </text:p>
          </table:table-cell>
          <table:table-cell table:style-name="ce1" table:formula="of:=LN(1/[.B5])" office:value-type="float" office:value="-0.494696241836107" calcext:value-type="float">
            <text:p>-0,495 </text:p>
          </table:table-cell>
          <table:table-cell table:style-name="ce7" table:formula="of:=[.$E$2]/[.C5]^2" office:value-type="float" office:value="0.00000106309591176899" calcext:value-type="float">
            <text:p>0,00000 </text:p>
          </table:table-cell>
          <table:table-cell table:style-name="ce1" table:formula="of:=[.$E$3]/[.B5]" office:value-type="float" office:value="0.00609756097560976" calcext:value-type="float">
            <text:p>0,006 </text:p>
          </table:table-cell>
          <table:table-cell table:number-columns-repeated="54"/>
        </table:table-row>
        <table:table-row table:style-name="ro1">
          <table:table-cell office:value-type="float" office:value="34.7" calcext:value-type="float">
            <text:p>34,7</text:p>
          </table:table-cell>
          <table:table-cell office:value-type="float" office:value="1.65" calcext:value-type="float">
            <text:p>1,65</text:p>
          </table:table-cell>
          <table:table-cell table:formula="of:=[.A6]+273" office:value-type="float" office:value="307.7" calcext:value-type="float">
            <text:p>307,7</text:p>
          </table:table-cell>
          <table:table-cell table:number-columns-repeated="3"/>
          <table:table-cell table:style-name="ce6" table:formula="of:=1/[.C6]" office:value-type="float" office:value="0.0032499187520312" calcext:value-type="float">
            <text:p>0,0032 </text:p>
          </table:table-cell>
          <table:table-cell table:style-name="ce1" table:formula="of:=LN(1/[.B6])" office:value-type="float" office:value="-0.500775287912489" calcext:value-type="float">
            <text:p>-0,501 </text:p>
          </table:table-cell>
          <table:table-cell table:style-name="ce7" table:formula="of:=[.$E$2]/[.C6]^2" office:value-type="float" office:value="0.0000010561971894804" calcext:value-type="float">
            <text:p>0,00000 </text:p>
          </table:table-cell>
          <table:table-cell table:style-name="ce1" table:formula="of:=[.$E$3]/[.B6]" office:value-type="float" office:value="0.00606060606060606" calcext:value-type="float">
            <text:p>0,006 </text:p>
          </table:table-cell>
          <table:table-cell table:number-columns-repeated="54"/>
        </table:table-row>
        <table:table-row table:style-name="ro1">
          <table:table-cell office:value-type="float" office:value="36.1" calcext:value-type="float">
            <text:p>36,1</text:p>
          </table:table-cell>
          <table:table-cell office:value-type="float" office:value="1.65" calcext:value-type="float">
            <text:p>1,65</text:p>
          </table:table-cell>
          <table:table-cell table:formula="of:=[.A7]+273" office:value-type="float" office:value="309.1" calcext:value-type="float">
            <text:p>309,1</text:p>
          </table:table-cell>
          <table:table-cell table:number-columns-repeated="3"/>
          <table:table-cell table:style-name="ce6" table:formula="of:=1/[.C7]" office:value-type="float" office:value="0.00323519896473633" calcext:value-type="float">
            <text:p>0,0032 </text:p>
          </table:table-cell>
          <table:table-cell table:style-name="ce1" table:formula="of:=LN(1/[.B7])" office:value-type="float" office:value="-0.500775287912489" calcext:value-type="float">
            <text:p>-0,501 </text:p>
          </table:table-cell>
          <table:table-cell table:style-name="ce7" table:formula="of:=[.$E$2]/[.C7]^2" office:value-type="float" office:value="0.0000010466512341431" calcext:value-type="float">
            <text:p>0,00000 </text:p>
          </table:table-cell>
          <table:table-cell table:style-name="ce1" table:formula="of:=[.$E$3]/[.B7]" office:value-type="float" office:value="0.00606060606060606" calcext:value-type="float">
            <text:p>0,006 </text:p>
          </table:table-cell>
          <table:table-cell table:number-columns-repeated="54"/>
        </table:table-row>
        <table:table-row table:style-name="ro1">
          <table:table-cell office:value-type="float" office:value="37.6" calcext:value-type="float">
            <text:p>37,6</text:p>
          </table:table-cell>
          <table:table-cell office:value-type="float" office:value="1.66" calcext:value-type="float">
            <text:p>1,66</text:p>
          </table:table-cell>
          <table:table-cell table:formula="of:=[.A8]+273" office:value-type="float" office:value="310.6" calcext:value-type="float">
            <text:p>310,6</text:p>
          </table:table-cell>
          <table:table-cell table:number-columns-repeated="3"/>
          <table:table-cell table:style-name="ce6" table:formula="of:=1/[.C8]" office:value-type="float" office:value="0.00321957501609787" calcext:value-type="float">
            <text:p>0,0032 </text:p>
          </table:table-cell>
          <table:table-cell table:style-name="ce1" table:formula="of:=LN(1/[.B8])" office:value-type="float" office:value="-0.506817602368452" calcext:value-type="float">
            <text:p>-0,507 </text:p>
          </table:table-cell>
          <table:table-cell table:style-name="ce7" table:formula="of:=[.$E$2]/[.C8]^2" office:value-type="float" office:value="0.00000103656632842816" calcext:value-type="float">
            <text:p>0,00000 </text:p>
          </table:table-cell>
          <table:table-cell table:style-name="ce1" table:formula="of:=[.$E$3]/[.B8]" office:value-type="float" office:value="0.00602409638554217" calcext:value-type="float">
            <text:p>0,006 </text:p>
          </table:table-cell>
          <table:table-cell table:number-columns-repeated="54"/>
        </table:table-row>
        <table:table-row table:style-name="ro1">
          <table:table-cell office:value-type="float" office:value="40.4" calcext:value-type="float">
            <text:p>40,4</text:p>
          </table:table-cell>
          <table:table-cell office:value-type="float" office:value="1.69" calcext:value-type="float">
            <text:p>1,69</text:p>
          </table:table-cell>
          <table:table-cell table:formula="of:=[.A9]+273" office:value-type="float" office:value="313.4" calcext:value-type="float">
            <text:p>313,4</text:p>
          </table:table-cell>
          <table:table-cell table:number-columns-repeated="3"/>
          <table:table-cell table:style-name="ce6" table:formula="of:=1/[.C9]" office:value-type="float" office:value="0.00319081046585833" calcext:value-type="float">
            <text:p>0,0032 </text:p>
          </table:table-cell>
          <table:table-cell table:style-name="ce1" table:formula="of:=LN(1/[.B9])" office:value-type="float" office:value="-0.524728528934982" calcext:value-type="float">
            <text:p>-0,525 </text:p>
          </table:table-cell>
          <table:table-cell table:style-name="ce7" table:formula="of:=[.$E$2]/[.C9]^2" office:value-type="float" office:value="0.0000010181271429031" calcext:value-type="float">
            <text:p>0,00000 </text:p>
          </table:table-cell>
          <table:table-cell table:style-name="ce1" table:formula="of:=[.$E$3]/[.B9]" office:value-type="float" office:value="0.00591715976331361" calcext:value-type="float">
            <text:p>0,006 </text:p>
          </table:table-cell>
          <table:table-cell table:number-columns-repeated="54"/>
        </table:table-row>
        <table:table-row table:style-name="ro1">
          <table:table-cell office:value-type="float" office:value="42.4" calcext:value-type="float">
            <text:p>42,4</text:p>
          </table:table-cell>
          <table:table-cell office:value-type="float" office:value="1.71" calcext:value-type="float">
            <text:p>1,71</text:p>
          </table:table-cell>
          <table:table-cell table:formula="of:=[.A10]+273" office:value-type="float" office:value="315.4" calcext:value-type="float">
            <text:p>315,4</text:p>
          </table:table-cell>
          <table:table-cell table:number-columns-repeated="3"/>
          <table:table-cell table:style-name="ce6" table:formula="of:=1/[.C10]" office:value-type="float" office:value="0.00317057704502219" calcext:value-type="float">
            <text:p>0,0032 </text:p>
          </table:table-cell>
          <table:table-cell table:style-name="ce1" table:formula="of:=LN(1/[.B10])" office:value-type="float" office:value="-0.536493370514569" calcext:value-type="float">
            <text:p>-0,536 </text:p>
          </table:table-cell>
          <table:table-cell table:style-name="ce7" table:formula="of:=[.$E$2]/[.C10]^2" office:value-type="float" office:value="0.00000100525587984217" calcext:value-type="float">
            <text:p>0,00000 </text:p>
          </table:table-cell>
          <table:table-cell table:style-name="ce1" table:formula="of:=[.$E$3]/[.B10]" office:value-type="float" office:value="0.00584795321637427" calcext:value-type="float">
            <text:p>0,006 </text:p>
          </table:table-cell>
          <table:table-cell table:number-columns-repeated="54"/>
        </table:table-row>
        <table:table-row table:style-name="ro1">
          <table:table-cell office:value-type="float" office:value="44.6" calcext:value-type="float">
            <text:p>44,6</text:p>
          </table:table-cell>
          <table:table-cell office:value-type="float" office:value="1.73" calcext:value-type="float">
            <text:p>1,73</text:p>
          </table:table-cell>
          <table:table-cell table:formula="of:=[.A11]+273" office:value-type="float" office:value="317.6" calcext:value-type="float">
            <text:p>317,6</text:p>
          </table:table-cell>
          <table:table-cell table:number-columns-repeated="3"/>
          <table:table-cell table:style-name="ce6" table:formula="of:=1/[.C11]" office:value-type="float" office:value="0.00314861460957179" calcext:value-type="float">
            <text:p>0,0031 </text:p>
          </table:table-cell>
          <table:table-cell table:style-name="ce1" table:formula="of:=LN(1/[.B11])" office:value-type="float" office:value="-0.548121408509688" calcext:value-type="float">
            <text:p>-0,548 </text:p>
          </table:table-cell>
          <table:table-cell table:style-name="ce7" table:formula="of:=[.$E$2]/[.C11]^2" office:value-type="float" office:value="0.00000099137739596089" calcext:value-type="float">
            <text:p>0,00000 </text:p>
          </table:table-cell>
          <table:table-cell table:style-name="ce1" table:formula="of:=[.$E$3]/[.B11]" office:value-type="float" office:value="0.00578034682080925" calcext:value-type="float">
            <text:p>0,006 </text:p>
          </table:table-cell>
          <table:table-cell table:number-columns-repeated="54"/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1.75" calcext:value-type="float">
            <text:p>1,75</text:p>
          </table:table-cell>
          <table:table-cell table:formula="of:=[.A12]+273" office:value-type="float" office:value="319.5" calcext:value-type="float">
            <text:p>319,5</text:p>
          </table:table-cell>
          <table:table-cell table:number-columns-repeated="3"/>
          <table:table-cell table:style-name="ce6" table:formula="of:=1/[.C12]" office:value-type="float" office:value="0.00312989045383412" calcext:value-type="float">
            <text:p>0,0031 </text:p>
          </table:table-cell>
          <table:table-cell table:style-name="ce1" table:formula="of:=LN(1/[.B12])" office:value-type="float" office:value="-0.559615787935423" calcext:value-type="float">
            <text:p>-0,560 </text:p>
          </table:table-cell>
          <table:table-cell table:style-name="ce7" table:formula="of:=[.$E$2]/[.C12]^2" office:value-type="float" office:value="0.000000979621425300193" calcext:value-type="float">
            <text:p>0,00000 </text:p>
          </table:table-cell>
          <table:table-cell table:style-name="ce1" table:formula="of:=[.$E$3]/[.B12]" office:value-type="float" office:value="0.00571428571428571" calcext:value-type="float">
            <text:p>0,006 </text:p>
          </table:table-cell>
          <table:table-cell table:number-columns-repeated="54"/>
        </table:table-row>
        <table:table-row table:style-name="ro1">
          <table:table-cell office:value-type="float" office:value="49.7" calcext:value-type="float">
            <text:p>49,7</text:p>
          </table:table-cell>
          <table:table-cell office:value-type="float" office:value="1.78" calcext:value-type="float">
            <text:p>1,78</text:p>
          </table:table-cell>
          <table:table-cell table:formula="of:=[.A13]+273" office:value-type="float" office:value="322.7" calcext:value-type="float">
            <text:p>322,7</text:p>
          </table:table-cell>
          <table:table-cell table:number-columns-repeated="3"/>
          <table:table-cell table:style-name="ce6" table:formula="of:=1/[.C13]" office:value-type="float" office:value="0.00309885342423303" calcext:value-type="float">
            <text:p>0,0031 </text:p>
          </table:table-cell>
          <table:table-cell table:style-name="ce1" table:formula="of:=LN(1/[.B13])" office:value-type="float" office:value="-0.576613364303994" calcext:value-type="float">
            <text:p>-0,577 </text:p>
          </table:table-cell>
          <table:table-cell table:style-name="ce7" table:formula="of:=[.$E$2]/[.C13]^2" office:value-type="float" office:value="0.00000096028925448808" calcext:value-type="float">
            <text:p>0,00000 </text:p>
          </table:table-cell>
          <table:table-cell table:style-name="ce1" table:formula="of:=[.$E$3]/[.B13]" office:value-type="float" office:value="0.00561797752808989" calcext:value-type="float">
            <text:p>0,006 </text:p>
          </table:table-cell>
          <table:table-cell table:number-columns-repeated="54"/>
        </table:table-row>
        <table:table-row table:style-name="ro1">
          <table:table-cell office:value-type="float" office:value="51.9" calcext:value-type="float">
            <text:p>51,9</text:p>
          </table:table-cell>
          <table:table-cell office:value-type="float" office:value="1.8" calcext:value-type="float">
            <text:p>1,8</text:p>
          </table:table-cell>
          <table:table-cell table:formula="of:=[.A14]+273" office:value-type="float" office:value="324.9" calcext:value-type="float">
            <text:p>324,9</text:p>
          </table:table-cell>
          <table:table-cell table:number-columns-repeated="3"/>
          <table:table-cell table:style-name="ce6" table:formula="of:=1/[.C14]" office:value-type="float" office:value="0.00307787011388119" calcext:value-type="float">
            <text:p>0,0031 </text:p>
          </table:table-cell>
          <table:table-cell table:style-name="ce1" table:formula="of:=LN(1/[.B14])" office:value-type="float" office:value="-0.587786664902119" calcext:value-type="float">
            <text:p>-0,588 </text:p>
          </table:table-cell>
          <table:table-cell table:style-name="ce7" table:formula="of:=[.$E$2]/[.C14]^2" office:value-type="float" office:value="0.000000947328443792304" calcext:value-type="float">
            <text:p>0,00000 </text:p>
          </table:table-cell>
          <table:table-cell table:style-name="ce1" table:formula="of:=[.$E$3]/[.B14]" office:value-type="float" office:value="0.00555555555555556" calcext:value-type="float">
            <text:p>0,006 </text:p>
          </table:table-cell>
          <table:table-cell table:number-columns-repeated="54"/>
        </table:table-row>
        <table:table-row table:style-name="ro1">
          <table:table-cell office:value-type="float" office:value="54.1" calcext:value-type="float">
            <text:p>54,1</text:p>
          </table:table-cell>
          <table:table-cell office:value-type="float" office:value="1.82" calcext:value-type="float">
            <text:p>1,82</text:p>
          </table:table-cell>
          <table:table-cell table:formula="of:=[.A15]+273" office:value-type="float" office:value="327.1" calcext:value-type="float">
            <text:p>327,1</text:p>
          </table:table-cell>
          <table:table-cell table:number-columns-repeated="3"/>
          <table:table-cell table:style-name="ce6" table:formula="of:=1/[.C15]" office:value-type="float" office:value="0.0030571690614491" calcext:value-type="float">
            <text:p>0,0031 </text:p>
          </table:table-cell>
          <table:table-cell table:style-name="ce1" table:formula="of:=LN(1/[.B15])" office:value-type="float" office:value="-0.598836501088704" calcext:value-type="float">
            <text:p>-0,599 </text:p>
          </table:table-cell>
          <table:table-cell table:style-name="ce7" table:formula="of:=[.$E$2]/[.C15]^2" office:value-type="float" office:value="0.000000934628267028156" calcext:value-type="float">
            <text:p>0,00000 </text:p>
          </table:table-cell>
          <table:table-cell table:style-name="ce1" table:formula="of:=[.$E$3]/[.B15]" office:value-type="float" office:value="0.00549450549450549" calcext:value-type="float">
            <text:p>0,005 </text:p>
          </table:table-cell>
          <table:table-cell table:number-columns-repeated="54"/>
        </table:table-row>
        <table:table-row table:style-name="ro1">
          <table:table-cell office:value-type="float" office:value="56.2" calcext:value-type="float">
            <text:p>56,2</text:p>
          </table:table-cell>
          <table:table-cell office:value-type="float" office:value="1.84" calcext:value-type="float">
            <text:p>1,84</text:p>
          </table:table-cell>
          <table:table-cell table:formula="of:=[.A16]+273" office:value-type="float" office:value="329.2" calcext:value-type="float">
            <text:p>329,2</text:p>
          </table:table-cell>
          <table:table-cell table:number-columns-repeated="3"/>
          <table:table-cell table:style-name="ce6" table:formula="of:=1/[.C16]" office:value-type="float" office:value="0.00303766707168894" calcext:value-type="float">
            <text:p>0,0030 </text:p>
          </table:table-cell>
          <table:table-cell table:style-name="ce1" table:formula="of:=LN(1/[.B16])" office:value-type="float" office:value="-0.609765571620894" calcext:value-type="float">
            <text:p>-0,610 </text:p>
          </table:table-cell>
          <table:table-cell table:style-name="ce7" table:formula="of:=[.$E$2]/[.C16]^2" office:value-type="float" office:value="0.000000922742123842328" calcext:value-type="float">
            <text:p>0,00000 </text:p>
          </table:table-cell>
          <table:table-cell table:style-name="ce1" table:formula="of:=[.$E$3]/[.B16]" office:value-type="float" office:value="0.00543478260869565" calcext:value-type="float">
            <text:p>0,005 </text:p>
          </table:table-cell>
          <table:table-cell table:number-columns-repeated="54"/>
        </table:table-row>
        <table:table-row table:style-name="ro1">
          <table:table-cell office:value-type="float" office:value="59.7" calcext:value-type="float">
            <text:p>59,7</text:p>
          </table:table-cell>
          <table:table-cell office:value-type="float" office:value="1.86" calcext:value-type="float">
            <text:p>1,86</text:p>
          </table:table-cell>
          <table:table-cell table:formula="of:=[.A17]+273" office:value-type="float" office:value="332.7" calcext:value-type="float">
            <text:p>332,7</text:p>
          </table:table-cell>
          <table:table-cell table:number-columns-repeated="3"/>
          <table:table-cell table:style-name="ce6" table:formula="of:=1/[.C17]" office:value-type="float" office:value="0.00300571085061617" calcext:value-type="float">
            <text:p>0,0030 </text:p>
          </table:table-cell>
          <table:table-cell table:style-name="ce1" table:formula="of:=LN(1/[.B17])" office:value-type="float" office:value="-0.62057648772511" calcext:value-type="float">
            <text:p>-0,621 </text:p>
          </table:table-cell>
          <table:table-cell table:style-name="ce7" table:formula="of:=[.$E$2]/[.C17]^2" office:value-type="float" office:value="0.000000903429771751179" calcext:value-type="float">
            <text:p>0,00000 </text:p>
          </table:table-cell>
          <table:table-cell table:style-name="ce1" table:formula="of:=[.$E$3]/[.B17]" office:value-type="float" office:value="0.0053763440860215" calcext:value-type="float">
            <text:p>0,005 </text:p>
          </table:table-cell>
          <table:table-cell table:number-columns-repeated="54"/>
        </table:table-row>
        <table:table-row table:style-name="ro1">
          <table:table-cell office:value-type="float" office:value="61.8" calcext:value-type="float">
            <text:p>61,8</text:p>
          </table:table-cell>
          <table:table-cell office:value-type="float" office:value="1.88" calcext:value-type="float">
            <text:p>1,88</text:p>
          </table:table-cell>
          <table:table-cell table:formula="of:=[.A18]+273" office:value-type="float" office:value="334.8" calcext:value-type="float">
            <text:p>334,8</text:p>
          </table:table-cell>
          <table:table-cell table:number-columns-repeated="3"/>
          <table:table-cell table:style-name="ce6" table:formula="of:=1/[.C18]" office:value-type="float" office:value="0.0029868578255675" calcext:value-type="float">
            <text:p>0,0030 </text:p>
          </table:table-cell>
          <table:table-cell table:style-name="ce1" table:formula="of:=LN(1/[.B18])" office:value-type="float" office:value="-0.631271776841858" calcext:value-type="float">
            <text:p>-0,631 </text:p>
          </table:table-cell>
          <table:table-cell table:style-name="ce7" table:formula="of:=[.$E$2]/[.C18]^2" office:value-type="float" office:value="0.000000892131967015383" calcext:value-type="float">
            <text:p>0,00000 </text:p>
          </table:table-cell>
          <table:table-cell table:style-name="ce1" table:formula="of:=[.$E$3]/[.B18]" office:value-type="float" office:value="0.00531914893617021" calcext:value-type="float">
            <text:p>0,005 </text:p>
          </table:table-cell>
          <table:table-cell table:number-columns-repeated="54"/>
        </table:table-row>
        <table:table-row table:style-name="ro1">
          <table:table-cell office:value-type="float" office:value="64.1" calcext:value-type="float">
            <text:p>64,1</text:p>
          </table:table-cell>
          <table:table-cell office:value-type="float" office:value="1.89" calcext:value-type="float">
            <text:p>1,89</text:p>
          </table:table-cell>
          <table:table-cell table:formula="of:=[.A19]+273" office:value-type="float" office:value="337.1" calcext:value-type="float">
            <text:p>337,1</text:p>
          </table:table-cell>
          <table:table-cell table:number-columns-repeated="3"/>
          <table:table-cell table:style-name="ce6" table:formula="of:=1/[.C19]" office:value-type="float" office:value="0.00296647878967665" calcext:value-type="float">
            <text:p>0,0030 </text:p>
          </table:table-cell>
          <table:table-cell table:style-name="ce1" table:formula="of:=LN(1/[.B19])" office:value-type="float" office:value="-0.636576829071551" calcext:value-type="float">
            <text:p>-0,637 </text:p>
          </table:table-cell>
          <table:table-cell table:style-name="ce7" table:formula="of:=[.$E$2]/[.C19]^2" office:value-type="float" office:value="0.000000879999640960146" calcext:value-type="float">
            <text:p>0,00000 </text:p>
          </table:table-cell>
          <table:table-cell table:style-name="ce1" table:formula="of:=[.$E$3]/[.B19]" office:value-type="float" office:value="0.00529100529100529" calcext:value-type="float">
            <text:p>0,005 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1"/>
        </table:table-row>
        <table:table-row table:style-name="ro1">
          <table:table-cell office:value-type="float" office:value="66.1" calcext:value-type="float">
            <text:p>66,1</text:p>
          </table:table-cell>
          <table:table-cell office:value-type="float" office:value="1.91" calcext:value-type="float">
            <text:p>1,91</text:p>
          </table:table-cell>
          <table:table-cell table:formula="of:=[.A20]+273" office:value-type="float" office:value="339.1" calcext:value-type="float">
            <text:p>339,1</text:p>
          </table:table-cell>
          <table:table-cell table:number-columns-repeated="3"/>
          <table:table-cell table:style-name="ce6" table:formula="of:=1/[.C20]" office:value-type="float" office:value="0.00294898260100265" calcext:value-type="float">
            <text:p>0,0029 </text:p>
          </table:table-cell>
          <table:table-cell table:style-name="ce1" table:formula="of:=LN(1/[.B20])" office:value-type="float" office:value="-0.647103242058539" calcext:value-type="float">
            <text:p>-0,647 </text:p>
          </table:table-cell>
          <table:table-cell table:style-name="ce7" table:formula="of:=[.$E$2]/[.C20]^2" office:value-type="float" office:value="0.000000869649838101638" calcext:value-type="float">
            <text:p>0,00000 </text:p>
          </table:table-cell>
          <table:table-cell table:style-name="ce1" table:formula="of:=[.$E$3]/[.B20]" office:value-type="float" office:value="0.00523560209424084" calcext:value-type="float">
            <text:p>0,005 </text:p>
          </table:table-cell>
          <table:table-cell office:value-type="string" calcext:value-type="string">
            <text:p>valor</text:p>
          </table:table-cell>
          <table:table-cell table:number-matrix-columns-spanned="2" table:number-matrix-rows-spanned="4" table:formula="of:=LINEST([.H35:.H64];[.G35:.G64];1;1)" office:value-type="float" office:value="-4215.2594923221" calcext:value-type="float">
            <text:p>-4215,2594923221</text:p>
          </table:table-cell>
          <table:table-cell office:value-type="float" office:value="10.9088180049096" calcext:value-type="float">
            <text:p>10,90881800490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215" calcext:value-type="float">
            <text:p>4215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error a</text:p>
          </table:table-cell>
          <table:table-cell table:number-columns-repeated="46"/>
        </table:table-row>
        <table:table-row table:style-name="ro1">
          <table:table-cell office:value-type="float" office:value="69.3" calcext:value-type="float">
            <text:p>69,3</text:p>
          </table:table-cell>
          <table:table-cell office:value-type="float" office:value="1.92" calcext:value-type="float">
            <text:p>1,92</text:p>
          </table:table-cell>
          <table:table-cell table:formula="of:=[.A21]+273" office:value-type="float" office:value="342.3" calcext:value-type="float">
            <text:p>342,3</text:p>
          </table:table-cell>
          <table:table-cell table:number-columns-repeated="3"/>
          <table:table-cell table:style-name="ce6" table:formula="of:=1/[.C21]" office:value-type="float" office:value="0.00292141396435875" calcext:value-type="float">
            <text:p>0,0029 </text:p>
          </table:table-cell>
          <table:table-cell table:style-name="ce1" table:formula="of:=LN(1/[.B21])" office:value-type="float" office:value="-0.65232518603969" calcext:value-type="float">
            <text:p>-0,652 </text:p>
          </table:table-cell>
          <table:table-cell table:style-name="ce7" table:formula="of:=[.$E$2]/[.C21]^2" office:value-type="float" office:value="0.000000853465955115031" calcext:value-type="float">
            <text:p>0,00000 </text:p>
          </table:table-cell>
          <table:table-cell table:style-name="ce1" table:formula="of:=[.$E$3]/[.B21]" office:value-type="float" office:value="0.00520833333333333" calcext:value-type="float">
            <text:p>0,005 </text:p>
          </table:table-cell>
          <table:table-cell office:value-type="string" calcext:value-type="string">
            <text:p>error</text:p>
          </table:table-cell>
          <table:table-cell office:value-type="float" office:value="40.3260738697661" calcext:value-type="float">
            <text:p>40,3260738697661</text:p>
          </table:table-cell>
          <table:table-cell office:value-type="float" office:value="0.10272170124846" calcext:value-type="float">
            <text:p>0,10272170124846</text:p>
          </table:table-cell>
          <table:table-cell/>
          <table:table-cell office:value-type="string" calcext:value-type="string">
            <text:p>k</text:p>
          </table:table-cell>
          <table:table-cell table:style-name="ce14" office:value-type="float" office:value="1.380649E-023" calcext:value-type="float">
            <text:p>1,38E-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6"/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1.91" calcext:value-type="float">
            <text:p>1,91</text:p>
          </table:table-cell>
          <table:table-cell table:formula="of:=[.A22]+273" office:value-type="float" office:value="344.5" calcext:value-type="float">
            <text:p>344,5</text:p>
          </table:table-cell>
          <table:table-cell table:number-columns-repeated="3"/>
          <table:table-cell table:style-name="ce6" table:formula="of:=1/[.C22]" office:value-type="float" office:value="0.00290275761973875" calcext:value-type="float">
            <text:p>0,0029 </text:p>
          </table:table-cell>
          <table:table-cell table:style-name="ce1" table:formula="of:=LN(1/[.B22])" office:value-type="float" office:value="-0.647103242058539" calcext:value-type="float">
            <text:p>-0,647 </text:p>
          </table:table-cell>
          <table:table-cell table:style-name="ce7" table:formula="of:=[.$E$2]/[.C22]^2" office:value-type="float" office:value="0.000000842600179895138" calcext:value-type="float">
            <text:p>0,00000 </text:p>
          </table:table-cell>
          <table:table-cell table:style-name="ce1" table:formula="of:=[.$E$3]/[.B22]" office:value-type="float" office:value="0.00523560209424084" calcext:value-type="float">
            <text:p>0,005 </text:p>
          </table:table-cell>
          <table:table-cell/>
          <table:table-cell office:value-type="float" office:value="0.997443947420674" calcext:value-type="float">
            <text:p>0,997443947420674</text:p>
          </table:table-cell>
          <table:table-cell office:value-type="float" office:value="0.0171823769552132" calcext:value-type="float">
            <text:p>0,017182376955213</text:p>
          </table:table-cell>
          <table:table-cell/>
          <table:table-cell office:value-type="string" calcext:value-type="string">
            <text:p>q</text:p>
          </table:table-cell>
          <table:table-cell table:formula="of:=1.6*10^-19" office:value-type="float" office:value="1.6E-019" calcext:value-type="float">
            <text:p>1,6E-19</text:p>
          </table:table-cell>
          <table:table-cell table:number-columns-repeated="48"/>
        </table:table-row>
        <table:table-row table:style-name="ro1">
          <table:table-cell office:value-type="float" office:value="73.4" calcext:value-type="float">
            <text:p>73,4</text:p>
          </table:table-cell>
          <table:table-cell office:value-type="float" office:value="1.91" calcext:value-type="float">
            <text:p>1,91</text:p>
          </table:table-cell>
          <table:table-cell table:formula="of:=[.A23]+273" office:value-type="float" office:value="346.4" calcext:value-type="float">
            <text:p>346,4</text:p>
          </table:table-cell>
          <table:table-cell table:number-columns-repeated="3"/>
          <table:table-cell table:style-name="ce6" table:formula="of:=1/[.C23]" office:value-type="float" office:value="0.00288683602771363" calcext:value-type="float">
            <text:p>0,0029 </text:p>
          </table:table-cell>
          <table:table-cell table:style-name="ce1" table:formula="of:=LN(1/[.B23])" office:value-type="float" office:value="-0.647103242058539" calcext:value-type="float">
            <text:p>-0,647 </text:p>
          </table:table-cell>
          <table:table-cell table:style-name="ce7" table:formula="of:=[.$E$2]/[.C23]^2" office:value-type="float" office:value="0.000000833382225090539" calcext:value-type="float">
            <text:p>0,00000 </text:p>
          </table:table-cell>
          <table:table-cell table:style-name="ce1" table:formula="of:=[.$E$3]/[.B23]" office:value-type="float" office:value="0.00523560209424084" calcext:value-type="float">
            <text:p>0,005 </text:p>
          </table:table-cell>
          <table:table-cell/>
          <table:table-cell office:value-type="float" office:value="10926.3912462793" calcext:value-type="float">
            <text:p>10926,3912462793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error E</text:p>
          </table:table-cell>
          <table:table-cell table:number-columns-repeated="46"/>
        </table:table-row>
        <table:table-row table:style-name="ro1">
          <table:table-cell office:value-type="float" office:value="75.6" calcext:value-type="float">
            <text:p>75,6</text:p>
          </table:table-cell>
          <table:table-cell office:value-type="float" office:value="1.91" calcext:value-type="float">
            <text:p>1,91</text:p>
          </table:table-cell>
          <table:table-cell table:formula="of:=[.A24]+273" office:value-type="float" office:value="348.6" calcext:value-type="float">
            <text:p>348,6</text:p>
          </table:table-cell>
          <table:table-cell table:number-columns-repeated="3"/>
          <table:table-cell table:style-name="ce6" table:formula="of:=1/[.C24]" office:value-type="float" office:value="0.00286861732644865" calcext:value-type="float">
            <text:p>0,0029 </text:p>
          </table:table-cell>
          <table:table-cell table:style-name="ce1" table:formula="of:=LN(1/[.B24])" office:value-type="float" office:value="-0.647103242058539" calcext:value-type="float">
            <text:p>-0,647 </text:p>
          </table:table-cell>
          <table:table-cell table:style-name="ce7" table:formula="of:=[.$E$2]/[.C24]^2" office:value-type="float" office:value="0.000000822896536560141" calcext:value-type="float">
            <text:p>0,00000 </text:p>
          </table:table-cell>
          <table:table-cell table:style-name="ce1" table:formula="of:=[.$E$3]/[.B24]" office:value-type="float" office:value="0.00523560209424084" calcext:value-type="float">
            <text:p>0,005 </text:p>
          </table:table-cell>
          <table:table-cell table:number-columns-repeated="4"/>
          <table:table-cell office:value-type="string" calcext:value-type="string">
            <text:p>Eg</text:p>
          </table:table-cell>
          <table:table-cell table:formula="of:=2*[.P21]*[.P20]" office:value-type="float" office:value="1.163887107E-019" calcext:value-type="float">
            <text:p>1,163887107E-19</text:p>
          </table:table-cell>
          <table:table-cell office:value-type="string" calcext:value-type="string">
            <text:p>julios</text:p>
          </table:table-cell>
          <table:table-cell table:formula="of:=2*[.P21]*[.R21]" office:value-type="float" office:value="1.1045192E-021" calcext:value-type="float">
            <text:p>1,1045192E-21</text:p>
          </table:table-cell>
          <table:table-cell table:number-columns-repeated="46"/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1.89" calcext:value-type="float">
            <text:p>1,89</text:p>
          </table:table-cell>
          <table:table-cell table:formula="of:=[.A25]+273" office:value-type="float" office:value="350.5" calcext:value-type="float">
            <text:p>350,5</text:p>
          </table:table-cell>
          <table:table-cell table:number-columns-repeated="3"/>
          <table:table-cell table:style-name="ce6" table:formula="of:=1/[.C25]" office:value-type="float" office:value="0.00285306704707561" calcext:value-type="float">
            <text:p>0,0029 </text:p>
          </table:table-cell>
          <table:table-cell table:style-name="ce1" table:formula="of:=LN(1/[.B25])" office:value-type="float" office:value="-0.636576829071551" calcext:value-type="float">
            <text:p>-0,637 </text:p>
          </table:table-cell>
          <table:table-cell table:style-name="ce7" table:formula="of:=[.$E$2]/[.C25]^2" office:value-type="float" office:value="0.000000813999157510872" calcext:value-type="float">
            <text:p>0,00000 </text:p>
          </table:table-cell>
          <table:table-cell table:style-name="ce1" table:formula="of:=[.$E$3]/[.B25]" office:value-type="float" office:value="0.00529100529100529" calcext:value-type="float">
            <text:p>0,005 </text:p>
          </table:table-cell>
          <table:table-cell table:number-columns-repeated="5"/>
          <table:table-cell table:style-name="ce1" table:formula="of:=[.P24]/[.P22]" office:value-type="float" office:value="0.727429441875" calcext:value-type="float">
            <text:p>0,727 </text:p>
          </table:table-cell>
          <table:table-cell office:value-type="string" calcext:value-type="string">
            <text:p>eV</text:p>
          </table:table-cell>
          <table:table-cell table:style-name="ce1" table:formula="of:=[.R24]/[.P22]" office:value-type="float" office:value="0.006903245" calcext:value-type="float">
            <text:p>0,007 </text:p>
          </table:table-cell>
          <table:table-cell table:number-columns-repeated="46"/>
        </table:table-row>
        <table:table-row table:style-name="ro1">
          <table:table-cell office:value-type="float" office:value="80.7" calcext:value-type="float">
            <text:p>80,7</text:p>
          </table:table-cell>
          <table:table-cell office:value-type="float" office:value="1.87" calcext:value-type="float">
            <text:p>1,87</text:p>
          </table:table-cell>
          <table:table-cell table:formula="of:=[.A26]+273" office:value-type="float" office:value="353.7" calcext:value-type="float">
            <text:p>353,7</text:p>
          </table:table-cell>
          <table:table-cell table:number-columns-repeated="3"/>
          <table:table-cell table:style-name="ce6" table:formula="of:=1/[.C26]" office:value-type="float" office:value="0.00282725473565168" calcext:value-type="float">
            <text:p>0,0028 </text:p>
          </table:table-cell>
          <table:table-cell table:style-name="ce1" table:formula="of:=LN(1/[.B26])" office:value-type="float" office:value="-0.625938430866495" calcext:value-type="float">
            <text:p>-0,626 </text:p>
          </table:table-cell>
          <table:table-cell table:style-name="ce7" table:formula="of:=[.$E$2]/[.C26]^2" office:value-type="float" office:value="0.000000799336934026486" calcext:value-type="float">
            <text:p>0,00000 </text:p>
          </table:table-cell>
          <table:table-cell table:style-name="ce1" table:formula="of:=[.$E$3]/[.B26]" office:value-type="float" office:value="0.0053475935828877" calcext:value-type="float">
            <text:p>0,005 </text:p>
          </table:table-cell>
          <table:table-cell table:number-columns-repeated="5"/>
          <table:table-cell table:style-name="ce15"/>
          <table:table-cell/>
          <table:table-cell table:style-name="ce15"/>
          <table:table-cell table:number-columns-repeated="46"/>
        </table:table-row>
        <table:table-row table:style-name="ro1">
          <table:table-cell office:value-type="float" office:value="82.5" calcext:value-type="float">
            <text:p>82,5</text:p>
          </table:table-cell>
          <table:table-cell office:value-type="float" office:value="1.85" calcext:value-type="float">
            <text:p>1,85</text:p>
          </table:table-cell>
          <table:table-cell table:formula="of:=[.A27]+273" office:value-type="float" office:value="355.5" calcext:value-type="float">
            <text:p>355,5</text:p>
          </table:table-cell>
          <table:table-cell table:number-columns-repeated="3"/>
          <table:table-cell table:style-name="ce6" table:formula="of:=1/[.C27]" office:value-type="float" office:value="0.00281293952180028" calcext:value-type="float">
            <text:p>0,0028 </text:p>
          </table:table-cell>
          <table:table-cell table:style-name="ce1" table:formula="of:=LN(1/[.B27])" office:value-type="float" office:value="-0.615185639090234" calcext:value-type="float">
            <text:p>-0,615 </text:p>
          </table:table-cell>
          <table:table-cell table:style-name="ce7" table:formula="of:=[.$E$2]/[.C27]^2" office:value-type="float" office:value="0.0000007912628753306" calcext:value-type="float">
            <text:p>0,00000 </text:p>
          </table:table-cell>
          <table:table-cell table:style-name="ce1" table:formula="of:=[.$E$3]/[.B27]" office:value-type="float" office:value="0.0054054054054054" calcext:value-type="float">
            <text:p>0,005 </text:p>
          </table:table-cell>
          <table:table-cell table:number-columns-repeated="54"/>
        </table:table-row>
        <table:table-row table:style-name="ro1">
          <table:table-cell office:value-type="float" office:value="84.4" calcext:value-type="float">
            <text:p>84,4</text:p>
          </table:table-cell>
          <table:table-cell office:value-type="float" office:value="1.82" calcext:value-type="float">
            <text:p>1,82</text:p>
          </table:table-cell>
          <table:table-cell table:formula="of:=[.A28]+273" office:value-type="float" office:value="357.4" calcext:value-type="float">
            <text:p>357,4</text:p>
          </table:table-cell>
          <table:table-cell table:number-columns-repeated="3"/>
          <table:table-cell table:style-name="ce6" table:formula="of:=1/[.C28]" office:value-type="float" office:value="0.00279798545047566" calcext:value-type="float">
            <text:p>0,0028 </text:p>
          </table:table-cell>
          <table:table-cell table:style-name="ce1" table:formula="of:=LN(1/[.B28])" office:value-type="float" office:value="-0.598836501088704" calcext:value-type="float">
            <text:p>-0,599 </text:p>
          </table:table-cell>
          <table:table-cell table:style-name="ce7" table:formula="of:=[.$E$2]/[.C28]^2" office:value-type="float" office:value="0.000000782872258107347" calcext:value-type="float">
            <text:p>0,00000 </text:p>
          </table:table-cell>
          <table:table-cell table:style-name="ce1" table:formula="of:=[.$E$3]/[.B28]" office:value-type="float" office:value="0.00549450549450549" calcext:value-type="float">
            <text:p>0,005 </text:p>
          </table:table-cell>
          <table:table-cell table:number-columns-repeated="54"/>
        </table:table-row>
        <table:table-row table:style-name="ro1">
          <table:table-cell office:value-type="float" office:value="86.3" calcext:value-type="float">
            <text:p>86,3</text:p>
          </table:table-cell>
          <table:table-cell office:value-type="float" office:value="1.79" calcext:value-type="float">
            <text:p>1,79</text:p>
          </table:table-cell>
          <table:table-cell table:formula="of:=[.A29]+273" office:value-type="float" office:value="359.3" calcext:value-type="float">
            <text:p>359,3</text:p>
          </table:table-cell>
          <table:table-cell table:number-columns-repeated="3"/>
          <table:table-cell table:style-name="ce6" table:formula="of:=1/[.C29]" office:value-type="float" office:value="0.00278318953520735" calcext:value-type="float">
            <text:p>0,0028 </text:p>
          </table:table-cell>
          <table:table-cell table:style-name="ce1" table:formula="of:=LN(1/[.B29])" office:value-type="float" office:value="-0.582215619852664" calcext:value-type="float">
            <text:p>-0,582 </text:p>
          </table:table-cell>
          <table:table-cell table:style-name="ce7" table:formula="of:=[.$E$2]/[.C29]^2" office:value-type="float" office:value="0.000000774614398888769" calcext:value-type="float">
            <text:p>0,00000 </text:p>
          </table:table-cell>
          <table:table-cell table:style-name="ce1" table:formula="of:=[.$E$3]/[.B29]" office:value-type="float" office:value="0.00558659217877095" calcext:value-type="float">
            <text:p>0,006 </text:p>
          </table:table-cell>
          <table:table-cell table:number-columns-repeated="54"/>
        </table:table-row>
        <table:table-row table:style-name="ro1">
          <table:table-cell office:value-type="float" office:value="88.9" calcext:value-type="float">
            <text:p>88,9</text:p>
          </table:table-cell>
          <table:table-cell office:value-type="float" office:value="1.74" calcext:value-type="float">
            <text:p>1,74</text:p>
          </table:table-cell>
          <table:table-cell table:formula="of:=[.A30]+273" office:value-type="float" office:value="361.9" calcext:value-type="float">
            <text:p>361,9</text:p>
          </table:table-cell>
          <table:table-cell table:number-columns-repeated="3"/>
          <table:table-cell table:style-name="ce6" table:formula="of:=1/[.C30]" office:value-type="float" office:value="0.00276319425255595" calcext:value-type="float">
            <text:p>0,0028 </text:p>
          </table:table-cell>
          <table:table-cell table:style-name="ce1" table:formula="of:=LN(1/[.B30])" office:value-type="float" office:value="-0.553885113226438" calcext:value-type="float">
            <text:p>-0,554 </text:p>
          </table:table-cell>
          <table:table-cell table:style-name="ce7" table:formula="of:=[.$E$2]/[.C30]^2" office:value-type="float" office:value="0.000000763524247735826" calcext:value-type="float">
            <text:p>0,00000 </text:p>
          </table:table-cell>
          <table:table-cell table:style-name="ce1" table:formula="of:=[.$E$3]/[.B30]" office:value-type="float" office:value="0.00574712643678161" calcext:value-type="float">
            <text:p>0,006 </text:p>
          </table:table-cell>
          <table:table-cell table:number-columns-repeated="54"/>
        </table:table-row>
        <table:table-row table:style-name="ro1">
          <table:table-cell office:value-type="float" office:value="90.7" calcext:value-type="float">
            <text:p>90,7</text:p>
          </table:table-cell>
          <table:table-cell office:value-type="float" office:value="1.69" calcext:value-type="float">
            <text:p>1,69</text:p>
          </table:table-cell>
          <table:table-cell table:formula="of:=[.A31]+273" office:value-type="float" office:value="363.7" calcext:value-type="float">
            <text:p>363,7</text:p>
          </table:table-cell>
          <table:table-cell table:number-columns-repeated="3"/>
          <table:table-cell table:style-name="ce6" table:formula="of:=1/[.C31]" office:value-type="float" office:value="0.00274951883420401" calcext:value-type="float">
            <text:p>0,0027 </text:p>
          </table:table-cell>
          <table:table-cell table:style-name="ce1" table:formula="of:=LN(1/[.B31])" office:value-type="float" office:value="-0.524728528934982" calcext:value-type="float">
            <text:p>-0,525 </text:p>
          </table:table-cell>
          <table:table-cell table:style-name="ce7" table:formula="of:=[.$E$2]/[.C31]^2" office:value-type="float" office:value="0.00000075598538196426" calcext:value-type="float">
            <text:p>0,00000 </text:p>
          </table:table-cell>
          <table:table-cell table:style-name="ce1" table:formula="of:=[.$E$3]/[.B31]" office:value-type="float" office:value="0.00591715976331361" calcext:value-type="float">
            <text:p>0,006 </text:p>
          </table:table-cell>
          <table:table-cell table:number-columns-repeated="54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1.65" calcext:value-type="float">
            <text:p>1,65</text:p>
          </table:table-cell>
          <table:table-cell table:formula="of:=[.A32]+273" office:value-type="float" office:value="365.5" calcext:value-type="float">
            <text:p>365,5</text:p>
          </table:table-cell>
          <table:table-cell table:number-columns-repeated="3"/>
          <table:table-cell table:style-name="ce6" table:formula="of:=1/[.C32]" office:value-type="float" office:value="0.0027359781121751" calcext:value-type="float">
            <text:p>0,0027 </text:p>
          </table:table-cell>
          <table:table-cell table:style-name="ce1" table:formula="of:=LN(1/[.B32])" office:value-type="float" office:value="-0.500775287912489" calcext:value-type="float">
            <text:p>-0,501 </text:p>
          </table:table-cell>
          <table:table-cell table:style-name="ce7" table:formula="of:=[.$E$2]/[.C32]^2" office:value-type="float" office:value="0.000000748557623030124" calcext:value-type="float">
            <text:p>0,00000 </text:p>
          </table:table-cell>
          <table:table-cell table:style-name="ce1" table:formula="of:=[.$E$3]/[.B32]" office:value-type="float" office:value="0.00606060606060606" calcext:value-type="float">
            <text:p>0,006 </text:p>
          </table:table-cell>
          <table:table-cell table:number-columns-repeated="54"/>
        </table:table-row>
        <table:table-row table:style-name="ro1">
          <table:table-cell office:value-type="float" office:value="94.1" calcext:value-type="float">
            <text:p>94,1</text:p>
          </table:table-cell>
          <table:table-cell office:value-type="float" office:value="1.6" calcext:value-type="float">
            <text:p>1,6</text:p>
          </table:table-cell>
          <table:table-cell table:formula="of:=[.A33]+273" office:value-type="float" office:value="367.1" calcext:value-type="float">
            <text:p>367,1</text:p>
          </table:table-cell>
          <table:table-cell table:number-columns-repeated="3"/>
          <table:table-cell table:style-name="ce6" table:formula="of:=1/[.C33]" office:value-type="float" office:value="0.00272405339144647" calcext:value-type="float">
            <text:p>0,0027 </text:p>
          </table:table-cell>
          <table:table-cell table:style-name="ce1" table:formula="of:=LN(1/[.B33])" office:value-type="float" office:value="-0.470003629245736" calcext:value-type="float">
            <text:p>-0,470 </text:p>
          </table:table-cell>
          <table:table-cell table:style-name="ce7" table:formula="of:=[.$E$2]/[.C33]^2" office:value-type="float" office:value="0.000000742046687945103" calcext:value-type="float">
            <text:p>0,00000 </text:p>
          </table:table-cell>
          <table:table-cell table:style-name="ce1" table:formula="of:=[.$E$3]/[.B33]" office:value-type="float" office:value="0.00625" calcext:value-type="float">
            <text:p>0,006 </text:p>
          </table:table-cell>
          <table:table-cell table:number-columns-repeated="54"/>
        </table:table-row>
        <table:table-row table:style-name="ro1">
          <table:table-cell office:value-type="float" office:value="95.9" calcext:value-type="float">
            <text:p>95,9</text:p>
          </table:table-cell>
          <table:table-cell office:value-type="float" office:value="1.56" calcext:value-type="float">
            <text:p>1,56</text:p>
          </table:table-cell>
          <table:table-cell table:formula="of:=[.A34]+273" office:value-type="float" office:value="368.9" calcext:value-type="float">
            <text:p>368,9</text:p>
          </table:table-cell>
          <table:table-cell table:number-columns-repeated="3"/>
          <table:table-cell table:style-name="ce6" table:formula="of:=1/[.C34]" office:value-type="float" office:value="0.00271076172404446" calcext:value-type="float">
            <text:p>0,0027 </text:p>
          </table:table-cell>
          <table:table-cell table:style-name="ce1" table:formula="of:=LN(1/[.B34])" office:value-type="float" office:value="-0.444685821261446" calcext:value-type="float">
            <text:p>-0,445 </text:p>
          </table:table-cell>
          <table:table-cell table:style-name="ce7" table:formula="of:=[.$E$2]/[.C34]^2" office:value-type="float" office:value="0.000000734822912454448" calcext:value-type="float">
            <text:p>0,00000 </text:p>
          </table:table-cell>
          <table:table-cell table:style-name="ce1" table:formula="of:=[.$E$3]/[.B34]" office:value-type="float" office:value="0.00641025641025641" calcext:value-type="float">
            <text:p>0,006 </text:p>
          </table:table-cell>
          <table:table-cell table:number-columns-repeated="54"/>
        </table:table-row>
        <table:table-row table:style-name="ro1">
          <table:table-cell office:value-type="float" office:value="98.6" calcext:value-type="float">
            <text:p>98,6</text:p>
          </table:table-cell>
          <table:table-cell office:value-type="float" office:value="1.48" calcext:value-type="float">
            <text:p>1,48</text:p>
          </table:table-cell>
          <table:table-cell table:formula="of:=[.A35]+273" office:value-type="float" office:value="371.6" calcext:value-type="float">
            <text:p>371,6</text:p>
          </table:table-cell>
          <table:table-cell table:number-columns-repeated="3"/>
          <table:table-cell table:style-name="ce6" table:formula="of:=1/[.C35]" office:value-type="float" office:value="0.00269106566200215" calcext:value-type="float">
            <text:p>0,0027 </text:p>
          </table:table-cell>
          <table:table-cell table:style-name="ce13" table:formula="of:=LN(1/[.B35])" office:value-type="float" office:value="-0.392042087776024" calcext:value-type="float">
            <text:p>-0,392 </text:p>
          </table:table-cell>
          <table:table-cell table:style-name="ce7" table:formula="of:=[.$E$2]/[.C35]^2" office:value-type="float" office:value="0.000000724183439720708" calcext:value-type="float">
            <text:p>0,00000 </text:p>
          </table:table-cell>
          <table:table-cell table:style-name="ce1" table:formula="of:=[.$E$3]/[.B35]" office:value-type="float" office:value="0.00675675675675676" calcext:value-type="float">
            <text:p>0,007 </text:p>
          </table:table-cell>
          <table:table-cell table:number-columns-repeated="54"/>
        </table:table-row>
        <table:table-row table:style-name="ro1">
          <table:table-cell office:value-type="float" office:value="100.1" calcext:value-type="float">
            <text:p>100,1</text:p>
          </table:table-cell>
          <table:table-cell office:value-type="float" office:value="1.43" calcext:value-type="float">
            <text:p>1,43</text:p>
          </table:table-cell>
          <table:table-cell table:formula="of:=[.A36]+273" office:value-type="float" office:value="373.1" calcext:value-type="float">
            <text:p>373,1</text:p>
          </table:table-cell>
          <table:table-cell table:number-columns-repeated="3"/>
          <table:table-cell table:style-name="ce6" table:formula="of:=1/[.C36]" office:value-type="float" office:value="0.00268024658268561" calcext:value-type="float">
            <text:p>0,0027 </text:p>
          </table:table-cell>
          <table:table-cell table:style-name="ce13" table:formula="of:=LN(1/[.B36])" office:value-type="float" office:value="-0.357674444271816" calcext:value-type="float">
            <text:p>-0,358 </text:p>
          </table:table-cell>
          <table:table-cell table:style-name="ce7" table:formula="of:=[.$E$2]/[.C36]^2" office:value-type="float" office:value="0.000000718372174399787" calcext:value-type="float">
            <text:p>0,00000 </text:p>
          </table:table-cell>
          <table:table-cell table:style-name="ce1" table:formula="of:=[.$E$3]/[.B36]" office:value-type="float" office:value="0.00699300699300699" calcext:value-type="float">
            <text:p>0,007 </text:p>
          </table:table-cell>
          <table:table-cell table:number-columns-repeated="54"/>
        </table:table-row>
        <table:table-row table:style-name="ro1">
          <table:table-cell office:value-type="float" office:value="101.6" calcext:value-type="float">
            <text:p>101,6</text:p>
          </table:table-cell>
          <table:table-cell office:value-type="float" office:value="1.38" calcext:value-type="float">
            <text:p>1,38</text:p>
          </table:table-cell>
          <table:table-cell table:formula="of:=[.A37]+273" office:value-type="float" office:value="374.6" calcext:value-type="float">
            <text:p>374,6</text:p>
          </table:table-cell>
          <table:table-cell table:number-columns-repeated="3"/>
          <table:table-cell table:style-name="ce6" table:formula="of:=1/[.C37]" office:value-type="float" office:value="0.00266951414842499" calcext:value-type="float">
            <text:p>0,0027 </text:p>
          </table:table-cell>
          <table:table-cell table:style-name="ce13" table:formula="of:=LN(1/[.B37])" office:value-type="float" office:value="-0.322083499169113" calcext:value-type="float">
            <text:p>-0,322 </text:p>
          </table:table-cell>
          <table:table-cell table:style-name="ce7" table:formula="of:=[.$E$2]/[.C37]^2" office:value-type="float" office:value="0.000000712630578864118" calcext:value-type="float">
            <text:p>0,00000 </text:p>
          </table:table-cell>
          <table:table-cell table:style-name="ce1" table:formula="of:=[.$E$3]/[.B37]" office:value-type="float" office:value="0.0072463768115942" calcext:value-type="float">
            <text:p>0,007 </text:p>
          </table:table-cell>
          <table:table-cell table:number-columns-repeated="54"/>
        </table:table-row>
        <table:table-row table:style-name="ro1">
          <table:table-cell office:value-type="float" office:value="103.2" calcext:value-type="float">
            <text:p>103,2</text:p>
          </table:table-cell>
          <table:table-cell office:value-type="float" office:value="1.33" calcext:value-type="float">
            <text:p>1,33</text:p>
          </table:table-cell>
          <table:table-cell table:formula="of:=[.A38]+273" office:value-type="float" office:value="376.2" calcext:value-type="float">
            <text:p>376,2</text:p>
          </table:table-cell>
          <table:table-cell table:number-columns-repeated="3"/>
          <table:table-cell table:style-name="ce6" table:formula="of:=1/[.C38]" office:value-type="float" office:value="0.00265816055289739" calcext:value-type="float">
            <text:p>0,0027 </text:p>
          </table:table-cell>
          <table:table-cell table:style-name="ce13" table:formula="of:=LN(1/[.B38])" office:value-type="float" office:value="-0.285178942233662" calcext:value-type="float">
            <text:p>-0,285 </text:p>
          </table:table-cell>
          <table:table-cell table:style-name="ce7" table:formula="of:=[.$E$2]/[.C38]^2" office:value-type="float" office:value="0.000000706581752497979" calcext:value-type="float">
            <text:p>0,00000 </text:p>
          </table:table-cell>
          <table:table-cell table:style-name="ce1" table:formula="of:=[.$E$3]/[.B38]" office:value-type="float" office:value="0.0075187969924812" calcext:value-type="float">
            <text:p>0,008 </text:p>
          </table:table-cell>
          <table:table-cell table:number-columns-repeated="54"/>
        </table:table-row>
        <table:table-row table:style-name="ro1">
          <table:table-cell office:value-type="float" office:value="105.4" calcext:value-type="float">
            <text:p>105,4</text:p>
          </table:table-cell>
          <table:table-cell office:value-type="float" office:value="1.26" calcext:value-type="float">
            <text:p>1,26</text:p>
          </table:table-cell>
          <table:table-cell table:formula="of:=[.A39]+273" office:value-type="float" office:value="378.4" calcext:value-type="float">
            <text:p>378,4</text:p>
          </table:table-cell>
          <table:table-cell table:number-columns-repeated="3"/>
          <table:table-cell table:style-name="ce6" table:formula="of:=1/[.C39]" office:value-type="float" office:value="0.00264270613107822" calcext:value-type="float">
            <text:p>0,0026 </text:p>
          </table:table-cell>
          <table:table-cell table:style-name="ce13" table:formula="of:=LN(1/[.B39])" office:value-type="float" office:value="-0.231111720963387" calcext:value-type="float">
            <text:p>-0,231 </text:p>
          </table:table-cell>
          <table:table-cell table:style-name="ce7" table:formula="of:=[.$E$2]/[.C39]^2" office:value-type="float" office:value="0.000000698389569523844" calcext:value-type="float">
            <text:p>0,00000 </text:p>
          </table:table-cell>
          <table:table-cell table:style-name="ce1" table:formula="of:=[.$E$3]/[.B39]" office:value-type="float" office:value="0.00793650793650794" calcext:value-type="float">
            <text:p>0,008 </text:p>
          </table:table-cell>
          <table:table-cell table:number-columns-repeated="54"/>
        </table:table-row>
        <table:table-row table:style-name="ro1">
          <table:table-cell office:value-type="float" office:value="106.9" calcext:value-type="float">
            <text:p>106,9</text:p>
          </table:table-cell>
          <table:table-cell office:value-type="float" office:value="1.21" calcext:value-type="float">
            <text:p>1,21</text:p>
          </table:table-cell>
          <table:table-cell table:formula="of:=[.A40]+273" office:value-type="float" office:value="379.9" calcext:value-type="float">
            <text:p>379,9</text:p>
          </table:table-cell>
          <table:table-cell table:number-columns-repeated="3"/>
          <table:table-cell table:style-name="ce6" table:formula="of:=1/[.C40]" office:value-type="float" office:value="0.00263227165043433" calcext:value-type="float">
            <text:p>0,0026 </text:p>
          </table:table-cell>
          <table:table-cell table:style-name="ce13" table:formula="of:=LN(1/[.B40])" office:value-type="float" office:value="-0.19062035960865" calcext:value-type="float">
            <text:p>-0,191 </text:p>
          </table:table-cell>
          <table:table-cell table:style-name="ce7" table:formula="of:=[.$E$2]/[.C40]^2" office:value-type="float" office:value="0.000000692885404168025" calcext:value-type="float">
            <text:p>0,00000 </text:p>
          </table:table-cell>
          <table:table-cell table:style-name="ce1" table:formula="of:=[.$E$3]/[.B40]" office:value-type="float" office:value="0.00826446280991736" calcext:value-type="float">
            <text:p>0,008 </text:p>
          </table:table-cell>
          <table:table-cell table:number-columns-repeated="54"/>
        </table:table-row>
        <table:table-row table:style-name="ro1">
          <table:table-cell office:value-type="float" office:value="108.6" calcext:value-type="float">
            <text:p>108,6</text:p>
          </table:table-cell>
          <table:table-cell office:value-type="float" office:value="1.17" calcext:value-type="float">
            <text:p>1,17</text:p>
          </table:table-cell>
          <table:table-cell table:formula="of:=[.A41]+273" office:value-type="float" office:value="381.6" calcext:value-type="float">
            <text:p>381,6</text:p>
          </table:table-cell>
          <table:table-cell table:number-columns-repeated="3"/>
          <table:table-cell table:style-name="ce6" table:formula="of:=1/[.C41]" office:value-type="float" office:value="0.00262054507337526" calcext:value-type="float">
            <text:p>0,0026 </text:p>
          </table:table-cell>
          <table:table-cell table:style-name="ce13" table:formula="of:=LN(1/[.B41])" office:value-type="float" office:value="-0.157003748809665" calcext:value-type="float">
            <text:p>-0,157 </text:p>
          </table:table-cell>
          <table:table-cell table:style-name="ce7" table:formula="of:=[.$E$2]/[.C41]^2" office:value-type="float" office:value="0.000000686725648159136" calcext:value-type="float">
            <text:p>0,00000 </text:p>
          </table:table-cell>
          <table:table-cell table:style-name="ce1" table:formula="of:=[.$E$3]/[.B41]" office:value-type="float" office:value="0.00854700854700855" calcext:value-type="float">
            <text:p>0,009 </text:p>
          </table:table-cell>
          <table:table-cell table:number-columns-repeated="5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12" calcext:value-type="float">
            <text:p>1,12</text:p>
          </table:table-cell>
          <table:table-cell table:formula="of:=[.A42]+273" office:value-type="float" office:value="383" calcext:value-type="float">
            <text:p>383</text:p>
          </table:table-cell>
          <table:table-cell table:number-columns-repeated="3"/>
          <table:table-cell table:style-name="ce6" table:formula="of:=1/[.C42]" office:value-type="float" office:value="0.00261096605744125" calcext:value-type="float">
            <text:p>0,0026 </text:p>
          </table:table-cell>
          <table:table-cell table:style-name="ce13" table:formula="of:=LN(1/[.B42])" office:value-type="float" office:value="-0.113328685307003" calcext:value-type="float">
            <text:p>-0,113 </text:p>
          </table:table-cell>
          <table:table-cell table:style-name="ce7" table:formula="of:=[.$E$2]/[.C42]^2" office:value-type="float" office:value="0.000000681714375311032" calcext:value-type="float">
            <text:p>0,00000 </text:p>
          </table:table-cell>
          <table:table-cell table:style-name="ce1" table:formula="of:=[.$E$3]/[.B42]" office:value-type="float" office:value="0.00892857142857143" calcext:value-type="float">
            <text:p>0,009 </text:p>
          </table:table-cell>
          <table:table-cell table:number-columns-repeated="54"/>
        </table:table-row>
        <table:table-row table:style-name="ro1">
          <table:table-cell office:value-type="float" office:value="111.4" calcext:value-type="float">
            <text:p>111,4</text:p>
          </table:table-cell>
          <table:table-cell office:value-type="float" office:value="1.08" calcext:value-type="float">
            <text:p>1,08</text:p>
          </table:table-cell>
          <table:table-cell table:formula="of:=[.A43]+273" office:value-type="float" office:value="384.4" calcext:value-type="float">
            <text:p>384,4</text:p>
          </table:table-cell>
          <table:table-cell table:number-columns-repeated="3"/>
          <table:table-cell table:style-name="ce6" table:formula="of:=1/[.C43]" office:value-type="float" office:value="0.00260145681581686" calcext:value-type="float">
            <text:p>0,0026 </text:p>
          </table:table-cell>
          <table:table-cell table:style-name="ce13" table:formula="of:=LN(1/[.B43])" office:value-type="float" office:value="-0.0769610411361284" calcext:value-type="float">
            <text:p>-0,077 </text:p>
          </table:table-cell>
          <table:table-cell table:style-name="ce7" table:formula="of:=[.$E$2]/[.C43]^2" office:value-type="float" office:value="0.000000676757756455998" calcext:value-type="float">
            <text:p>0,00000 </text:p>
          </table:table-cell>
          <table:table-cell table:style-name="ce1" table:formula="of:=[.$E$3]/[.B43]" office:value-type="float" office:value="0.00925925925925926" calcext:value-type="float">
            <text:p>0,009 </text:p>
          </table:table-cell>
          <table:table-cell table:number-columns-repeated="54"/>
        </table:table-row>
        <table:table-row table:style-name="ro1">
          <table:table-cell office:value-type="float" office:value="113.4" calcext:value-type="float">
            <text:p>113,4</text:p>
          </table:table-cell>
          <table:table-cell office:value-type="float" office:value="1.02" calcext:value-type="float">
            <text:p>1,02</text:p>
          </table:table-cell>
          <table:table-cell table:formula="of:=[.A44]+273" office:value-type="float" office:value="386.4" calcext:value-type="float">
            <text:p>386,4</text:p>
          </table:table-cell>
          <table:table-cell table:number-columns-repeated="3"/>
          <table:table-cell table:style-name="ce6" table:formula="of:=1/[.C44]" office:value-type="float" office:value="0.0025879917184265" calcext:value-type="float">
            <text:p>0,0026 </text:p>
          </table:table-cell>
          <table:table-cell table:style-name="ce13" table:formula="of:=LN(1/[.B44])" office:value-type="float" office:value="-0.0198026272961798" calcext:value-type="float">
            <text:p>-0,020 </text:p>
          </table:table-cell>
          <table:table-cell table:style-name="ce7" table:formula="of:=[.$E$2]/[.C44]^2" office:value-type="float" office:value="0.000000669770113464415" calcext:value-type="float">
            <text:p>0,00000 </text:p>
          </table:table-cell>
          <table:table-cell table:style-name="ce1" table:formula="of:=[.$E$3]/[.B44]" office:value-type="float" office:value="0.00980392156862745" calcext:value-type="float">
            <text:p>0,010 </text:p>
          </table:table-cell>
          <table:table-cell table:number-columns-repeated="54"/>
        </table:table-row>
        <table:table-row table:style-name="ro1">
          <table:table-cell office:value-type="float" office:value="114.8" calcext:value-type="float">
            <text:p>114,8</text:p>
          </table:table-cell>
          <table:table-cell office:value-type="float" office:value="0.98" calcext:value-type="float">
            <text:p>0,98</text:p>
          </table:table-cell>
          <table:table-cell table:formula="of:=[.A45]+273" office:value-type="float" office:value="387.8" calcext:value-type="float">
            <text:p>387,8</text:p>
          </table:table-cell>
          <table:table-cell table:number-columns-repeated="3"/>
          <table:table-cell table:style-name="ce6" table:formula="of:=1/[.C45]" office:value-type="float" office:value="0.00257864878803507" calcext:value-type="float">
            <text:p>0,0026 </text:p>
          </table:table-cell>
          <table:table-cell table:style-name="ce13" table:formula="of:=LN(1/[.B45])" office:value-type="float" office:value="0.0202027073175195" calcext:value-type="float">
            <text:p>0,020 </text:p>
          </table:table-cell>
          <table:table-cell table:style-name="ce7" table:formula="of:=[.$E$2]/[.C45]^2" office:value-type="float" office:value="0.000000664942957203473" calcext:value-type="float">
            <text:p>0,00000 </text:p>
          </table:table-cell>
          <table:table-cell table:style-name="ce1" table:formula="of:=[.$E$3]/[.B45]" office:value-type="float" office:value="0.0102040816326531" calcext:value-type="float">
            <text:p>0,010 </text:p>
          </table:table-cell>
          <table:table-cell table:number-columns-repeated="54"/>
        </table:table-row>
        <table:table-row table:style-name="ro1">
          <table:table-cell office:value-type="float" office:value="116.2" calcext:value-type="float">
            <text:p>116,2</text:p>
          </table:table-cell>
          <table:table-cell office:value-type="float" office:value="0.94" calcext:value-type="float">
            <text:p>0,94</text:p>
          </table:table-cell>
          <table:table-cell table:formula="of:=[.A46]+273" office:value-type="float" office:value="389.2" calcext:value-type="float">
            <text:p>389,2</text:p>
          </table:table-cell>
          <table:table-cell table:number-columns-repeated="3"/>
          <table:table-cell table:style-name="ce6" table:formula="of:=1/[.C46]" office:value-type="float" office:value="0.0025693730729702" calcext:value-type="float">
            <text:p>0,0026 </text:p>
          </table:table-cell>
          <table:table-cell table:style-name="ce13" table:formula="of:=LN(1/[.B46])" office:value-type="float" office:value="0.0618754037180875" calcext:value-type="float">
            <text:p>0,062 </text:p>
          </table:table-cell>
          <table:table-cell table:style-name="ce7" table:formula="of:=[.$E$2]/[.C46]^2" office:value-type="float" office:value="0.000000660167798810431" calcext:value-type="float">
            <text:p>0,00000 </text:p>
          </table:table-cell>
          <table:table-cell table:style-name="ce1" table:formula="of:=[.$E$3]/[.B46]" office:value-type="float" office:value="0.0106382978723404" calcext:value-type="float">
            <text:p>0,011 </text:p>
          </table:table-cell>
          <table:table-cell table:number-columns-repeated="54"/>
        </table:table-row>
        <table:table-row table:style-name="ro1">
          <table:table-cell office:value-type="float" office:value="117.4" calcext:value-type="float">
            <text:p>117,4</text:p>
          </table:table-cell>
          <table:table-cell office:value-type="float" office:value="0.91" calcext:value-type="float">
            <text:p>0,91</text:p>
          </table:table-cell>
          <table:table-cell table:formula="of:=[.A47]+273" office:value-type="float" office:value="390.4" calcext:value-type="float">
            <text:p>390,4</text:p>
          </table:table-cell>
          <table:table-cell table:number-columns-repeated="3"/>
          <table:table-cell table:style-name="ce6" table:formula="of:=1/[.C47]" office:value-type="float" office:value="0.00256147540983607" calcext:value-type="float">
            <text:p>0,0026 </text:p>
          </table:table-cell>
          <table:table-cell table:style-name="ce13" table:formula="of:=LN(1/[.B47])" office:value-type="float" office:value="0.0943106794712412" calcext:value-type="float">
            <text:p>0,094 </text:p>
          </table:table-cell>
          <table:table-cell table:style-name="ce7" table:formula="of:=[.$E$2]/[.C47]^2" office:value-type="float" office:value="0.000000656115627519484" calcext:value-type="float">
            <text:p>0,00000 </text:p>
          </table:table-cell>
          <table:table-cell table:style-name="ce1" table:formula="of:=[.$E$3]/[.B47]" office:value-type="float" office:value="0.010989010989011" calcext:value-type="float">
            <text:p>0,011 </text:p>
          </table:table-cell>
          <table:table-cell table:number-columns-repeated="54"/>
        </table:table-row>
        <table:table-row table:style-name="ro1">
          <table:table-cell office:value-type="float" office:value="119.4" calcext:value-type="float">
            <text:p>119,4</text:p>
          </table:table-cell>
          <table:table-cell office:value-type="float" office:value="0.86" calcext:value-type="float">
            <text:p>0,86</text:p>
          </table:table-cell>
          <table:table-cell table:formula="of:=[.A48]+273" office:value-type="float" office:value="392.4" calcext:value-type="float">
            <text:p>392,4</text:p>
          </table:table-cell>
          <table:table-cell table:number-columns-repeated="3"/>
          <table:table-cell table:style-name="ce6" table:formula="of:=1/[.C48]" office:value-type="float" office:value="0.00254841997961264" calcext:value-type="float">
            <text:p>0,0025 </text:p>
          </table:table-cell>
          <table:table-cell table:style-name="ce13" table:formula="of:=LN(1/[.B48])" office:value-type="float" office:value="0.150822889734584" calcext:value-type="float">
            <text:p>0,151 </text:p>
          </table:table-cell>
          <table:table-cell table:style-name="ce7" table:formula="of:=[.$E$2]/[.C48]^2" office:value-type="float" office:value="0.000000649444439248889" calcext:value-type="float">
            <text:p>0,00000 </text:p>
          </table:table-cell>
          <table:table-cell table:style-name="ce1" table:formula="of:=[.$E$3]/[.B48]" office:value-type="float" office:value="0.0116279069767442" calcext:value-type="float">
            <text:p>0,012 </text:p>
          </table:table-cell>
          <table:table-cell table:number-columns-repeated="54"/>
        </table:table-row>
        <table:table-row table:style-name="ro1">
          <table:table-cell office:value-type="float" office:value="120.5" calcext:value-type="float">
            <text:p>120,5</text:p>
          </table:table-cell>
          <table:table-cell office:value-type="float" office:value="0.83" calcext:value-type="float">
            <text:p>0,83</text:p>
          </table:table-cell>
          <table:table-cell table:formula="of:=[.A49]+273" office:value-type="float" office:value="393.5" calcext:value-type="float">
            <text:p>393,5</text:p>
          </table:table-cell>
          <table:table-cell table:number-columns-repeated="3"/>
          <table:table-cell table:style-name="ce6" table:formula="of:=1/[.C49]" office:value-type="float" office:value="0.00254129606099111" calcext:value-type="float">
            <text:p>0,0025 </text:p>
          </table:table-cell>
          <table:table-cell table:style-name="ce13" table:formula="of:=LN(1/[.B49])" office:value-type="float" office:value="0.186329578191493" calcext:value-type="float">
            <text:p>0,186 </text:p>
          </table:table-cell>
          <table:table-cell table:style-name="ce7" table:formula="of:=[.$E$2]/[.C49]^2" office:value-type="float" office:value="0.000000645818566960891" calcext:value-type="float">
            <text:p>0,00000 </text:p>
          </table:table-cell>
          <table:table-cell table:style-name="ce1" table:formula="of:=[.$E$3]/[.B49]" office:value-type="float" office:value="0.0120481927710843" calcext:value-type="float">
            <text:p>0,012 </text:p>
          </table:table-cell>
          <table:table-cell table:number-columns-repeated="54"/>
        </table:table-row>
        <table:table-row table:style-name="ro1">
          <table:table-cell office:value-type="float" office:value="121.7" calcext:value-type="float">
            <text:p>121,7</text:p>
          </table:table-cell>
          <table:table-cell office:value-type="float" office:value="0.81" calcext:value-type="float">
            <text:p>0,81</text:p>
          </table:table-cell>
          <table:table-cell table:formula="of:=[.A50]+273" office:value-type="float" office:value="394.7" calcext:value-type="float">
            <text:p>394,7</text:p>
          </table:table-cell>
          <table:table-cell table:number-columns-repeated="3"/>
          <table:table-cell table:style-name="ce6" table:formula="of:=1/[.C50]" office:value-type="float" office:value="0.00253356979984799" calcext:value-type="float">
            <text:p>0,0025 </text:p>
          </table:table-cell>
          <table:table-cell table:style-name="ce13" table:formula="of:=LN(1/[.B50])" office:value-type="float" office:value="0.210721031315653" calcext:value-type="float">
            <text:p>0,211 </text:p>
          </table:table-cell>
          <table:table-cell table:style-name="ce7" table:formula="of:=[.$E$2]/[.C50]^2" office:value-type="float" office:value="0.000000641897593070176" calcext:value-type="float">
            <text:p>0,00000 </text:p>
          </table:table-cell>
          <table:table-cell table:style-name="ce1" table:formula="of:=[.$E$3]/[.B50]" office:value-type="float" office:value="0.0123456790123457" calcext:value-type="float">
            <text:p>0,012 </text:p>
          </table:table-cell>
          <table:table-cell table:number-columns-repeated="5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78" calcext:value-type="float">
            <text:p>0,78</text:p>
          </table:table-cell>
          <table:table-cell table:formula="of:=[.A51]+273" office:value-type="float" office:value="396" calcext:value-type="float">
            <text:p>396</text:p>
          </table:table-cell>
          <table:table-cell table:number-columns-repeated="3"/>
          <table:table-cell table:style-name="ce6" table:formula="of:=1/[.C51]" office:value-type="float" office:value="0.00252525252525253" calcext:value-type="float">
            <text:p>0,0025 </text:p>
          </table:table-cell>
          <table:table-cell table:style-name="ce13" table:formula="of:=LN(1/[.B51])" office:value-type="float" office:value="0.2484613592985" calcext:value-type="float">
            <text:p>0,248 </text:p>
          </table:table-cell>
          <table:table-cell table:style-name="ce7" table:formula="of:=[.$E$2]/[.C51]^2" office:value-type="float" office:value="0.000000637690031629426" calcext:value-type="float">
            <text:p>0,00000 </text:p>
          </table:table-cell>
          <table:table-cell table:style-name="ce1" table:formula="of:=[.$E$3]/[.B51]" office:value-type="float" office:value="0.0128205128205128" calcext:value-type="float">
            <text:p>0,013 </text:p>
          </table:table-cell>
          <table:table-cell table:number-columns-repeated="54"/>
        </table:table-row>
        <table:table-row table:style-name="ro1">
          <table:table-cell office:value-type="float" office:value="124.8" calcext:value-type="float">
            <text:p>124,8</text:p>
          </table:table-cell>
          <table:table-cell office:value-type="float" office:value="0.74" calcext:value-type="float">
            <text:p>0,74</text:p>
          </table:table-cell>
          <table:table-cell table:formula="of:=[.A52]+273" office:value-type="float" office:value="397.8" calcext:value-type="float">
            <text:p>397,8</text:p>
          </table:table-cell>
          <table:table-cell table:number-columns-repeated="3"/>
          <table:table-cell table:style-name="ce6" table:formula="of:=1/[.C52]" office:value-type="float" office:value="0.00251382604323781" calcext:value-type="float">
            <text:p>0,0025 </text:p>
          </table:table-cell>
          <table:table-cell table:style-name="ce13" table:formula="of:=LN(1/[.B52])" office:value-type="float" office:value="0.301105092783922" calcext:value-type="float">
            <text:p>0,301 </text:p>
          </table:table-cell>
          <table:table-cell table:style-name="ce7" table:formula="of:=[.$E$2]/[.C52]^2" office:value-type="float" office:value="0.000000631932137566065" calcext:value-type="float">
            <text:p>0,00000 </text:p>
          </table:table-cell>
          <table:table-cell table:style-name="ce1" table:formula="of:=[.$E$3]/[.B52]" office:value-type="float" office:value="0.0135135135135135" calcext:value-type="float">
            <text:p>0,014 </text:p>
          </table:table-cell>
          <table:table-cell table:number-columns-repeated="54"/>
        </table:table-row>
        <table:table-row table:style-name="ro1">
          <table:table-cell office:value-type="float" office:value="125.9" calcext:value-type="float">
            <text:p>125,9</text:p>
          </table:table-cell>
          <table:table-cell office:value-type="float" office:value="0.71" calcext:value-type="float">
            <text:p>0,71</text:p>
          </table:table-cell>
          <table:table-cell table:formula="of:=[.A53]+273" office:value-type="float" office:value="398.9" calcext:value-type="float">
            <text:p>398,9</text:p>
          </table:table-cell>
          <table:table-cell table:number-columns-repeated="3"/>
          <table:table-cell table:style-name="ce6" table:formula="of:=1/[.C53]" office:value-type="float" office:value="0.00250689395838556" calcext:value-type="float">
            <text:p>0,0025 </text:p>
          </table:table-cell>
          <table:table-cell table:style-name="ce13" table:formula="of:=LN(1/[.B53])" office:value-type="float" office:value="0.342490308946776" calcext:value-type="float">
            <text:p>0,342 </text:p>
          </table:table-cell>
          <table:table-cell table:style-name="ce7" table:formula="of:=[.$E$2]/[.C53]^2" office:value-type="float" office:value="0.000000628451731859002" calcext:value-type="float">
            <text:p>0,00000 </text:p>
          </table:table-cell>
          <table:table-cell table:style-name="ce1" table:formula="of:=[.$E$3]/[.B53]" office:value-type="float" office:value="0.0140845070422535" calcext:value-type="float">
            <text:p>0,014 </text:p>
          </table:table-cell>
          <table:table-cell table:number-columns-repeated="5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9" calcext:value-type="float">
            <text:p>0,69</text:p>
          </table:table-cell>
          <table:table-cell table:formula="of:=[.A54]+273" office:value-type="float" office:value="400" calcext:value-type="float">
            <text:p>400</text:p>
          </table:table-cell>
          <table:table-cell table:number-columns-repeated="3"/>
          <table:table-cell table:style-name="ce6" table:formula="of:=1/[.C54]" office:value-type="float" office:value="0.0025" calcext:value-type="float">
            <text:p>0,0025 </text:p>
          </table:table-cell>
          <table:table-cell table:style-name="ce13" table:formula="of:=LN(1/[.B54])" office:value-type="float" office:value="0.371063681390832" calcext:value-type="float">
            <text:p>0,371 </text:p>
          </table:table-cell>
          <table:table-cell table:style-name="ce7" table:formula="of:=[.$E$2]/[.C54]^2" office:value-type="float" office:value="0.000000625" calcext:value-type="float">
            <text:p>0,00000 </text:p>
          </table:table-cell>
          <table:table-cell table:style-name="ce1" table:formula="of:=[.$E$3]/[.B54]" office:value-type="float" office:value="0.0144927536231884" calcext:value-type="float">
            <text:p>0,014 </text:p>
          </table:table-cell>
          <table:table-cell table:number-columns-repeated="54"/>
        </table:table-row>
        <table:table-row table:style-name="ro1">
          <table:table-cell office:value-type="float" office:value="128.1" calcext:value-type="float">
            <text:p>128,1</text:p>
          </table:table-cell>
          <table:table-cell office:value-type="float" office:value="0.67" calcext:value-type="float">
            <text:p>0,67</text:p>
          </table:table-cell>
          <table:table-cell table:formula="of:=[.A55]+273" office:value-type="float" office:value="401.1" calcext:value-type="float">
            <text:p>401,1</text:p>
          </table:table-cell>
          <table:table-cell table:number-columns-repeated="3"/>
          <table:table-cell table:style-name="ce6" table:formula="of:=1/[.C55]" office:value-type="float" office:value="0.0024931438544004" calcext:value-type="float">
            <text:p>0,0025 </text:p>
          </table:table-cell>
          <table:table-cell table:style-name="ce13" table:formula="of:=LN(1/[.B55])" office:value-type="float" office:value="0.400477566597125" calcext:value-type="float">
            <text:p>0,400 </text:p>
          </table:table-cell>
          <table:table-cell table:style-name="ce7" table:formula="of:=[.$E$2]/[.C55]^2" office:value-type="float" office:value="0.000000621576627873448" calcext:value-type="float">
            <text:p>0,00000 </text:p>
          </table:table-cell>
          <table:table-cell table:style-name="ce1" table:formula="of:=[.$E$3]/[.B55]" office:value-type="float" office:value="0.0149253731343284" calcext:value-type="float">
            <text:p>0,015 </text:p>
          </table:table-cell>
          <table:table-cell table:number-columns-repeated="54"/>
        </table:table-row>
        <table:table-row table:style-name="ro1">
          <table:table-cell office:value-type="float" office:value="129.7" calcext:value-type="float">
            <text:p>129,7</text:p>
          </table:table-cell>
          <table:table-cell office:value-type="float" office:value="0.64" calcext:value-type="float">
            <text:p>0,64</text:p>
          </table:table-cell>
          <table:table-cell table:formula="of:=[.A56]+273" office:value-type="float" office:value="402.7" calcext:value-type="float">
            <text:p>402,7</text:p>
          </table:table-cell>
          <table:table-cell table:number-columns-repeated="3"/>
          <table:table-cell table:style-name="ce6" table:formula="of:=1/[.C56]" office:value-type="float" office:value="0.00248323814253787" calcext:value-type="float">
            <text:p>0,0025 </text:p>
          </table:table-cell>
          <table:table-cell table:style-name="ce13" table:formula="of:=LN(1/[.B56])" office:value-type="float" office:value="0.44628710262842" calcext:value-type="float">
            <text:p>0,446 </text:p>
          </table:table-cell>
          <table:table-cell table:style-name="ce7" table:formula="of:=[.$E$2]/[.C56]^2" office:value-type="float" office:value="0.000000616647167255493" calcext:value-type="float">
            <text:p>0,00000 </text:p>
          </table:table-cell>
          <table:table-cell table:style-name="ce1" table:formula="of:=[.$E$3]/[.B56]" office:value-type="float" office:value="0.015625" calcext:value-type="float">
            <text:p>0,016 </text:p>
          </table:table-cell>
          <table:table-cell table:number-columns-repeated="54"/>
        </table:table-row>
        <table:table-row table:style-name="ro1">
          <table:table-cell office:value-type="float" office:value="130.8" calcext:value-type="float">
            <text:p>130,8</text:p>
          </table:table-cell>
          <table:table-cell office:value-type="float" office:value="0.62" calcext:value-type="float">
            <text:p>0,62</text:p>
          </table:table-cell>
          <table:table-cell table:formula="of:=[.A57]+273" office:value-type="float" office:value="403.8" calcext:value-type="float">
            <text:p>403,8</text:p>
          </table:table-cell>
          <table:table-cell table:number-columns-repeated="3"/>
          <table:table-cell table:style-name="ce6" table:formula="of:=1/[.C57]" office:value-type="float" office:value="0.00247647350173353" calcext:value-type="float">
            <text:p>0,0025 </text:p>
          </table:table-cell>
          <table:table-cell table:style-name="ce13" table:formula="of:=LN(1/[.B57])" office:value-type="float" office:value="0.478035800943" calcext:value-type="float">
            <text:p>0,478 </text:p>
          </table:table-cell>
          <table:table-cell table:style-name="ce7" table:formula="of:=[.$E$2]/[.C57]^2" office:value-type="float" office:value="0.000000613292100478834" calcext:value-type="float">
            <text:p>0,00000 </text:p>
          </table:table-cell>
          <table:table-cell table:style-name="ce1" table:formula="of:=[.$E$3]/[.B57]" office:value-type="float" office:value="0.0161290322580645" calcext:value-type="float">
            <text:p>0,016 </text:p>
          </table:table-cell>
          <table:table-cell table:number-columns-repeated="54"/>
        </table:table-row>
        <table:table-row table:style-name="ro1">
          <table:table-cell office:value-type="float" office:value="131.9" calcext:value-type="float">
            <text:p>131,9</text:p>
          </table:table-cell>
          <table:table-cell office:value-type="float" office:value="0.61" calcext:value-type="float">
            <text:p>0,61</text:p>
          </table:table-cell>
          <table:table-cell table:formula="of:=[.A58]+273" office:value-type="float" office:value="404.9" calcext:value-type="float">
            <text:p>404,9</text:p>
          </table:table-cell>
          <table:table-cell table:number-columns-repeated="3"/>
          <table:table-cell table:style-name="ce6" table:formula="of:=1/[.C58]" office:value-type="float" office:value="0.00246974561620153" calcext:value-type="float">
            <text:p>0,0025 </text:p>
          </table:table-cell>
          <table:table-cell table:style-name="ce13" table:formula="of:=LN(1/[.B58])" office:value-type="float" office:value="0.49429632181478" calcext:value-type="float">
            <text:p>0,494 </text:p>
          </table:table-cell>
          <table:table-cell table:style-name="ce7" table:formula="of:=[.$E$2]/[.C58]^2" office:value-type="float" office:value="0.000000609964340874668" calcext:value-type="float">
            <text:p>0,00000 </text:p>
          </table:table-cell>
          <table:table-cell table:style-name="ce1" table:formula="of:=[.$E$3]/[.B58]" office:value-type="float" office:value="0.0163934426229508" calcext:value-type="float">
            <text:p>0,016 </text:p>
          </table:table-cell>
          <table:table-cell table:number-columns-repeated="54"/>
        </table:table-row>
        <table:table-row table:style-name="ro1">
          <table:table-cell office:value-type="float" office:value="132.7" calcext:value-type="float">
            <text:p>132,7</text:p>
          </table:table-cell>
          <table:table-cell office:value-type="float" office:value="0.59" calcext:value-type="float">
            <text:p>0,59</text:p>
          </table:table-cell>
          <table:table-cell table:formula="of:=[.A59]+273" office:value-type="float" office:value="405.7" calcext:value-type="float">
            <text:p>405,7</text:p>
          </table:table-cell>
          <table:table-cell table:number-columns-repeated="3"/>
          <table:table-cell table:style-name="ce6" table:formula="of:=1/[.C59]" office:value-type="float" office:value="0.00246487552378605" calcext:value-type="float">
            <text:p>0,0025 </text:p>
          </table:table-cell>
          <table:table-cell table:style-name="ce13" table:formula="of:=LN(1/[.B59])" office:value-type="float" office:value="0.527632742082372" calcext:value-type="float">
            <text:p>0,528 </text:p>
          </table:table-cell>
          <table:table-cell table:style-name="ce7" table:formula="of:=[.$E$2]/[.C59]^2" office:value-type="float" office:value="0.000000607561134775955" calcext:value-type="float">
            <text:p>0,00000 </text:p>
          </table:table-cell>
          <table:table-cell table:style-name="ce1" table:formula="of:=[.$E$3]/[.B59]" office:value-type="float" office:value="0.0169491525423729" calcext:value-type="float">
            <text:p>0,017 </text:p>
          </table:table-cell>
          <table:table-cell table:number-columns-repeated="54"/>
        </table:table-row>
        <table:table-row table:style-name="ro1">
          <table:table-cell office:value-type="float" office:value="133.8" calcext:value-type="float">
            <text:p>133,8</text:p>
          </table:table-cell>
          <table:table-cell office:value-type="float" office:value="0.57" calcext:value-type="float">
            <text:p>0,57</text:p>
          </table:table-cell>
          <table:table-cell table:formula="of:=[.A60]+273" office:value-type="float" office:value="406.8" calcext:value-type="float">
            <text:p>406,8</text:p>
          </table:table-cell>
          <table:table-cell table:number-columns-repeated="3"/>
          <table:table-cell table:style-name="ce6" table:formula="of:=1/[.C60]" office:value-type="float" office:value="0.00245821042281219" calcext:value-type="float">
            <text:p>0,0025 </text:p>
          </table:table-cell>
          <table:table-cell table:style-name="ce13" table:formula="of:=LN(1/[.B60])" office:value-type="float" office:value="0.562118918153541" calcext:value-type="float">
            <text:p>0,562 </text:p>
          </table:table-cell>
          <table:table-cell table:style-name="ce7" table:formula="of:=[.$E$2]/[.C60]^2" office:value-type="float" office:value="0.00000060427984828225" calcext:value-type="float">
            <text:p>0,00000 </text:p>
          </table:table-cell>
          <table:table-cell table:style-name="ce1" table:formula="of:=[.$E$3]/[.B60]" office:value-type="float" office:value="0.0175438596491228" calcext:value-type="float">
            <text:p>0,018 </text:p>
          </table:table-cell>
          <table:table-cell table:number-columns-repeated="54"/>
        </table:table-row>
        <table:table-row table:style-name="ro1">
          <table:table-cell office:value-type="float" office:value="135.2" calcext:value-type="float">
            <text:p>135,2</text:p>
          </table:table-cell>
          <table:table-cell office:value-type="float" office:value="0.55" calcext:value-type="float">
            <text:p>0,55</text:p>
          </table:table-cell>
          <table:table-cell table:formula="of:=[.A61]+273" office:value-type="float" office:value="408.2" calcext:value-type="float">
            <text:p>408,2</text:p>
          </table:table-cell>
          <table:table-cell table:number-columns-repeated="3"/>
          <table:table-cell table:style-name="ce6" table:formula="of:=1/[.C61]" office:value-type="float" office:value="0.00244977951984321" calcext:value-type="float">
            <text:p>0,0024 </text:p>
          </table:table-cell>
          <table:table-cell table:style-name="ce13" table:formula="of:=LN(1/[.B61])" office:value-type="float" office:value="0.59783700075562" calcext:value-type="float">
            <text:p>0,598 </text:p>
          </table:table-cell>
          <table:table-cell table:style-name="ce7" table:formula="of:=[.$E$2]/[.C61]^2" office:value-type="float" office:value="0.000000600141969584325" calcext:value-type="float">
            <text:p>0,00000 </text:p>
          </table:table-cell>
          <table:table-cell table:style-name="ce1" table:formula="of:=[.$E$3]/[.B61]" office:value-type="float" office:value="0.0181818181818182" calcext:value-type="float">
            <text:p>0,018 </text:p>
          </table:table-cell>
          <table:table-cell table:number-columns-repeated="54"/>
        </table:table-row>
        <table:table-row table:style-name="ro1">
          <table:table-cell office:value-type="float" office:value="136.2" calcext:value-type="float">
            <text:p>136,2</text:p>
          </table:table-cell>
          <table:table-cell office:value-type="float" office:value="0.54" calcext:value-type="float">
            <text:p>0,54</text:p>
          </table:table-cell>
          <table:table-cell table:formula="of:=[.A62]+273" office:value-type="float" office:value="409.2" calcext:value-type="float">
            <text:p>409,2</text:p>
          </table:table-cell>
          <table:table-cell table:number-columns-repeated="3"/>
          <table:table-cell table:style-name="ce6" table:formula="of:=1/[.C62]" office:value-type="float" office:value="0.00244379276637341" calcext:value-type="float">
            <text:p>0,0024 </text:p>
          </table:table-cell>
          <table:table-cell table:style-name="ce13" table:formula="of:=LN(1/[.B62])" office:value-type="float" office:value="0.616186139423817" calcext:value-type="float">
            <text:p>0,616 </text:p>
          </table:table-cell>
          <table:table-cell table:style-name="ce7" table:formula="of:=[.$E$2]/[.C62]^2" office:value-type="float" office:value="0.000000597212308497901" calcext:value-type="float">
            <text:p>0,00000 </text:p>
          </table:table-cell>
          <table:table-cell table:style-name="ce1" table:formula="of:=[.$E$3]/[.B62]" office:value-type="float" office:value="0.0185185185185185" calcext:value-type="float">
            <text:p>0,019 </text:p>
          </table:table-cell>
          <table:table-cell table:number-columns-repeated="54"/>
        </table:table-row>
        <table:table-row table:style-name="ro1">
          <table:table-cell office:value-type="float" office:value="137.2" calcext:value-type="float">
            <text:p>137,2</text:p>
          </table:table-cell>
          <table:table-cell office:value-type="float" office:value="0.52" calcext:value-type="float">
            <text:p>0,52</text:p>
          </table:table-cell>
          <table:table-cell table:formula="of:=[.A63]+273" office:value-type="float" office:value="410.2" calcext:value-type="float">
            <text:p>410,2</text:p>
          </table:table-cell>
          <table:table-cell table:number-columns-repeated="3"/>
          <table:table-cell table:style-name="ce6" table:formula="of:=1/[.C63]" office:value-type="float" office:value="0.00243783520234032" calcext:value-type="float">
            <text:p>0,0024 </text:p>
          </table:table-cell>
          <table:table-cell table:style-name="ce13" table:formula="of:=LN(1/[.B63])" office:value-type="float" office:value="0.653926467406664" calcext:value-type="float">
            <text:p>0,654 </text:p>
          </table:table-cell>
          <table:table-cell table:style-name="ce7" table:formula="of:=[.$E$2]/[.C63]^2" office:value-type="float" office:value="0.000000594304047376968" calcext:value-type="float">
            <text:p>0,00000 </text:p>
          </table:table-cell>
          <table:table-cell table:style-name="ce1" table:formula="of:=[.$E$3]/[.B63]" office:value-type="float" office:value="0.0192307692307692" calcext:value-type="float">
            <text:p>0,019 </text:p>
          </table:table-cell>
          <table:table-cell table:number-columns-repeated="54"/>
        </table:table-row>
        <table:table-row table:style-name="ro1">
          <table:table-cell office:value-type="float" office:value="138.2" calcext:value-type="float">
            <text:p>138,2</text:p>
          </table:table-cell>
          <table:table-cell office:value-type="float" office:value="0.51" calcext:value-type="float">
            <text:p>0,51</text:p>
          </table:table-cell>
          <table:table-cell table:formula="of:=[.A64]+273" office:value-type="float" office:value="411.2" calcext:value-type="float">
            <text:p>411,2</text:p>
          </table:table-cell>
          <table:table-cell table:number-columns-repeated="3"/>
          <table:table-cell table:style-name="ce6" table:formula="of:=1/[.C64]" office:value-type="float" office:value="0.00243190661478599" calcext:value-type="float">
            <text:p>0,0024 </text:p>
          </table:table-cell>
          <table:table-cell table:style-name="ce13" table:formula="of:=LN(1/[.B64])" office:value-type="float" office:value="0.673344553263765" calcext:value-type="float">
            <text:p>0,673 </text:p>
          </table:table-cell>
          <table:table-cell table:style-name="ce7" table:formula="of:=[.$E$2]/[.C64]^2" office:value-type="float" office:value="0.000000591416978303986" calcext:value-type="float">
            <text:p>0,00000 </text:p>
          </table:table-cell>
          <table:table-cell table:style-name="ce1" table:formula="of:=[.$E$3]/[.B64]" office:value-type="float" office:value="0.0196078431372549" calcext:value-type="float">
            <text:p>0,020 </text:p>
          </table:table-cell>
          <table:table-cell table:number-columns-repeated="54"/>
        </table:table-row>
        <table:table-row table:style-name="ro1" table:number-rows-repeated="104851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Noto Sans CJK SC1" svg:font-family="'Noto Sans CJK SC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loext:min-decimal-places="0" number:min-integer-digits="1" number:grouping="true"/>
      <number:text>   </number:text>
    </number:number-style>
    <number:number-style style:name="N116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  </number:text>
    </number:number-style>
    <number:number-style style:name="N118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€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4" loext:min-decimal-places="4" number:min-integer-digits="1"/>
      <number:text> </number:text>
    </number:number-style>
    <number:number-style style:name="N132">
      <number:number number:decimal-places="3" loext:min-decimal-places="3" number:min-integer-digits="1"/>
      <number:text> </number:text>
    </number:number-style>
    <number:number-style style:name="N133">
      <number:number number:decimal-places="5" loext:min-decimal-places="5" number:min-integer-digits="1"/>
      <number:text> </number:text>
    </number:number-style>
    <number:number-style style:name="N134">
      <number:number number:decimal-places="0" loext:min-decimal-places="0" number:min-integer-digits="1"/>
      <number:text> </number:text>
    </number:number-style>
    <number:number-style style:name="N135">
      <number:number number:decimal-places="1" loext:min-decimal-places="1" number:min-integer-digits="1"/>
      <number:text> </number:text>
    </number:number-style>
    <number:number-style style:name="N136">
      <number:number number:decimal-places="2" loext:min-decimal-places="2" number:min-integer-digits="1"/>
      <number:text> </number:text>
    </number:number-style>
    <number:number-style style:name="N137P0" style:volatile="true">
      <number:number number:decimal-places="2" loext:min-decimal-places="2" number:min-integer-digits="1"/>
      <number:text> </number:text>
    </number:number-style>
    <number:number-style style:name="N13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37P0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2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Exp1" style:display-name="PageStyle_Ex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3_20__28_2_29_" style:display-name="PageStyle_Exp3 (2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xp3" style:display-name="PageStyle_Exp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5" style:display-name="PageStyle_Exp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2" style:display-name="PageStyle_Exp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4" style:display-name="PageStyle_Exp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3</meta:editing-cycles>
    <meta:creation-date>2024-03-09T09:45:00</meta:creation-date>
    <dc:date>2024-07-19T13:45:51.498991144</dc:date>
    <meta:generator>LibreOffice/6.4.7.2$Linux_X86_64 LibreOffice_project/40$Build-2</meta:generator>
    <meta:editing-duration>PT25S</meta:editing-duration>
    <meta:document-statistic meta:table-count="6" meta:cell-count="1191" meta:object-count="6"/>
    <meta:user-defined meta:name="ICV">852D3C4085B94A24A191602B963FF990_13</meta:user-defined>
    <meta:user-defined meta:name="KSOProductBuildVer">3082-12.2.0.13489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treat-empty-cells="leave-gap" chart:error-category="cell-range" chart:error-upper-range="Exp1.B19:Exp1.B19" chart:error-lower-range="Exp1.B19:Exp1.B19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4" style:family="chart">
      <style:chart-properties style:rotation-angle="0"/>
      <style:text-properties fo:color="#595959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5" style:family="chart">
      <style:chart-properties style:rotation-angle="90"/>
      <style:text-properties fo:color="#595959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symbol-type="named-symbol" chart:symbol-name="circle" chart:symbol-width="0.106cm" chart:symbol-height="0.106cm" chart:link-data-style-to-source="true" chart:error-category="cell-range" chart:error-upper-range="Exp1.B19:Exp1.B19" chart:error-lower-range="Exp1.B19:Exp1.B19" chart:label-position="right"/>
      <style:graphic-properties draw:stroke="none" svg:stroke-width="0.053cm" svg:stroke-color="#5b9bd5" draw:fill-color="#5b9bd5"/>
      <style:text-properties fo:color="#000000" style:text-position="0% 100%" fo:font-family="Arial" fo:font-size="10pt" fo:language="es" fo:country="ES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draw:stroke="dash" draw:stroke-dash="msLineDash_20_1" svg:stroke-width="0.053cm" svg:stroke-color="#5b9bd5"/>
    </style:style>
    <style:style style:name="ch8" style:family="chart">
      <style:text-properties fo:color="#000000" style:text-position="0% 100%" fo:font-family="Calibri" fo:language="es" fo:country="ES"/>
    </style:style>
    <style:style style:name="ch9" style:family="chart">
      <style:chart-properties chart:error-upper-indicator="true" chart:error-lower-indicator="true" chart:error-category="cell-range" chart:error-upper-range="Exp1.B19:Exp1.B19" chart:error-lower-range="Exp1.B19:Exp1.B19" loext:std-weight="1"/>
      <style:graphic-properties draw:stroke="solid" svg:stroke-width="0.026cm" svg:stroke-color="#595959" svg:stroke-opacity="100%" draw:stroke-linejoin="roun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473cm" svg:height="7.618cm" xlink:href=".." xlink:type="simple" chart:class="chart:scatter" chart:style-name="ch1">
        <chart:plot-area chart:style-name="ch2" table:cell-range-address="Exp1.A4:Exp1.B17" svg:x="1.838cm" svg:y="0.225cm" svg:width="12.065cm" svg:height="6.64cm">
          <chartooo:coordinate-region svg:x="2.052cm" svg:y="0.388cm" svg:width="11.687cm" svg:height="6.314cm"/>
          <chart:axis chart:dimension="x" chart:name="primary-x" chart:style-name="ch3">
            <chart:title svg:x="7.417cm" svg:y="6.951cm" chart:style-name="ch4">
              <text:p>I (mA)</text:p>
            </chart:title>
          </chart:axis>
          <chart:axis chart:dimension="y" chart:name="primary-y" chart:style-name="ch3">
            <chart:title svg:x="1.005cm" svg:y="4.048cm" chart:style-name="ch5">
              <text:p>V (mV)</text:p>
            </chart:title>
          </chart:axis>
          <chart:series chart:style-name="ch6" chart:values-cell-range-address="Exp1.B4:Exp1.B17" chart:class="chart:scatter">
            <chart:domain table:cell-range-address="Exp1.A4:Exp1.A17"/>
            <chart:regression-curve chart:style-name="ch7">
              <chart:equation chart:display-equation="true" chart:display-r-square="false" chart:style-name="ch8"/>
            </chart:regression-curve>
            <chart:error-indicator chart:style-name="ch9" chart:dimension="x"/>
            <chart:error-indicator chart:style-name="ch9" chart:dimension="y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0.4">
                <text:p>-30.4</text:p>
                <draw:g>
                  <svg:desc>Exp1.A4:Exp1.A17</svg:desc>
                </draw:g>
              </table:table-cell>
              <table:table-cell office:value-type="float" office:value="-43.6">
                <text:p>-43.6</text:p>
                <draw:g>
                  <svg:desc>Exp1.B4:Exp1.B17</svg:desc>
                </draw:g>
              </table:table-cell>
              <table:table-cell office:value-type="float" office:value="0.1">
                <text:p>0.1</text:p>
                <draw:g>
                  <svg:desc>Exp1.B19:Exp1.B19</svg:desc>
                </draw:g>
              </table:table-cell>
              <table:table-cell office:value-type="float" office:value="0.1">
                <text:p>0.1</text:p>
                <draw:g>
                  <svg:desc>Exp1.B19:Exp1.B19</svg:desc>
                </draw:g>
              </table:table-cell>
              <table:table-cell office:value-type="float" office:value="0.1">
                <text:p>0.1</text:p>
                <draw:g>
                  <svg:desc>Exp1.B19:Exp1.B19</svg:desc>
                </draw:g>
              </table:table-cell>
              <table:table-cell office:value-type="float" office:value="0.1">
                <text:p>0.1</text:p>
                <draw:g>
                  <svg:desc>Exp1.B19:Exp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.3">
                <text:p>-24.3</text:p>
              </table:table-cell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.2">
                <text:p>-20.2</text:p>
              </table:table-cell>
              <table:table-cell office:value-type="float" office:value="-29.3">
                <text:p>-2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4.5">
                <text:p>-14.5</text:p>
              </table:table-cell>
              <table:table-cell office:value-type="float" office:value="-21">
                <text:p>-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8">
                <text:p>-9.8</text:p>
              </table:table-cell>
              <table:table-cell office:value-type="float" office:value="-14.1">
                <text:p>-1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7">
                <text:p>-4.7</text:p>
              </table:table-cell>
              <table:table-cell office:value-type="float" office:value="-7.1">
                <text:p>-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">
                <text:p>-0.3</text:p>
              </table:table-cell>
              <table:table-cell office:value-type="float" office:value="-0.9">
                <text:p>-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1">
                <text:p>5.1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2">
                <text:p>10.2</text:p>
              </table:table-cell>
              <table:table-cell office:value-type="float" office:value="14.3">
                <text:p>1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5">
                <text:p>15.5</text:p>
              </table:table-cell>
              <table:table-cell office:value-type="float" office:value="21.6">
                <text:p>2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9">
                <text:p>19.9</text:p>
              </table:table-cell>
              <table:table-cell office:value-type="float" office:value="27.9">
                <text:p>2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2">
                <text:p>25.2</text:p>
              </table:table-cell>
              <table:table-cell office:value-type="float" office:value="35.8">
                <text:p>3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1">
                <text:p>30.1</text:p>
              </table:table-cell>
              <table:table-cell office:value-type="float" office:value="42.6">
                <text:p>4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4">
      <number:number number:decimal-places="0" loext:min-decimal-places="0" number:min-integer-digits="1"/>
      <number:text> </number:text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treat-empty-cells="leave-gap" chart:error-category="cell-range" chart:error-upper-range="Exp2.E20:Exp2.E20" chart:error-lower-range="Exp2.E20:Exp2.E20"/>
    </style:style>
    <style:style style:name="ch3" style:family="chart" style:data-style-name="N134">
      <style:chart-properties chart:display-label="true" chart:tick-marks-major-inner="false" chart:tick-marks-major-outer="false" chart:logarithmic="false" chart:minimum="-350" chart:maximum="35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4" style:family="chart">
      <style:chart-properties style:rotation-angle="0"/>
      <style:text-properties fo:color="#595959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5" style:family="chart" style:data-style-name="N0">
      <style:chart-properties chart:display-label="true" chart:tick-marks-major-inner="false" chart:tick-marks-major-outer="false" chart:logarithmic="false" chart:minimum="-80" chart:maximum="6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6" style:family="chart">
      <style:chart-properties style:rotation-angle="90"/>
      <style:text-properties fo:color="#595959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symbol-type="named-symbol" chart:symbol-name="circle" chart:symbol-width="0.106cm" chart:symbol-height="0.106cm" chart:link-data-style-to-source="true" chart:error-category="cell-range" chart:error-upper-range="Exp2.E20:Exp2.E20" chart:error-lower-range="Exp2.E20:Exp2.E20" chart:label-position="right"/>
      <style:graphic-properties draw:stroke="none" svg:stroke-width="0.053cm" svg:stroke-color="#5b9bd5" draw:fill-color="#5b9bd5"/>
      <style:text-properties fo:color="#000000" style:text-position="0% 100%" fo:font-family="Arial" fo:font-size="10pt" fo:language="es" fo:country="ES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draw:stroke="dash" draw:stroke-dash="msLineDash_20_1" svg:stroke-width="0.053cm" svg:stroke-color="#5b9bd5"/>
    </style:style>
    <style:style style:name="ch9" style:family="chart">
      <style:text-properties fo:color="#000000" style:text-position="0% 100%" fo:font-family="Calibri" fo:language="es" fo:country="ES"/>
    </style:style>
    <style:style style:name="ch10" style:family="chart">
      <style:chart-properties chart:error-upper-indicator="true" chart:error-lower-indicator="true" chart:error-category="cell-range" chart:error-upper-range="Exp2.E20:Exp2.E20" chart:error-lower-range="Exp2.E20:Exp2.E20" loext:std-weight="1"/>
      <style:graphic-properties draw:stroke="solid" svg:stroke-width="0.026cm" svg:stroke-color="#595959" svg:stroke-opacity="100%" draw:stroke-linejoin="round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822cm" svg:height="7.617cm" xlink:href=".." xlink:type="simple" chart:class="chart:scatter" chart:style-name="ch1">
        <chart:plot-area chart:style-name="ch2" table:cell-range-address="Exp2.A4:Exp2.B68" svg:x="1.587cm" svg:y="0.225cm" svg:width="10.976cm" svg:height="6.639cm">
          <chartooo:coordinate-region svg:x="1.923cm" svg:y="0.388cm" svg:width="10.354cm" svg:height="6.313cm"/>
          <chart:axis chart:dimension="x" chart:name="primary-x" chart:style-name="ch3">
            <chart:title svg:x="6.498cm" svg:y="7.039cm" chart:style-name="ch4">
              <text:p>B (mT)</text:p>
            </chart:title>
          </chart:axis>
          <chart:axis chart:dimension="y" chart:name="primary-y" chart:style-name="ch5">
            <chart:title svg:x="0.784cm" svg:y="3.747cm" chart:style-name="ch6">
              <text:p>V (mV)</text:p>
            </chart:title>
          </chart:axis>
          <chart:series chart:style-name="ch7" chart:values-cell-range-address="Exp2.B4:Exp2.B68" chart:class="chart:scatter">
            <chart:domain table:cell-range-address="Exp2.A4:Exp2.A68"/>
            <chart:regression-curve chart:style-name="ch8">
              <chart:equation chart:display-equation="true" chart:display-r-square="false" chart:style-name="ch9"/>
            </chart:regression-curve>
            <chart:error-indicator chart:style-name="ch10" chart:dimension="x"/>
            <chart:error-indicator chart:style-name="ch10" chart:dimension="y"/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03.171">
                <text:p>-303.171</text:p>
                <draw:g>
                  <svg:desc>Exp2.A4:Exp2.A68</svg:desc>
                </draw:g>
              </table:table-cell>
              <table:table-cell office:value-type="float" office:value="-79.1">
                <text:p>-79.1</text:p>
                <draw:g>
                  <svg:desc>Exp2.B4:Exp2.B68</svg:desc>
                </draw:g>
              </table:table-cell>
              <table:table-cell office:value-type="float" office:value="0.1">
                <text:p>0.1</text:p>
                <draw:g>
                  <svg:desc>Exp2.E20:Exp2.E20</svg:desc>
                </draw:g>
              </table:table-cell>
              <table:table-cell office:value-type="float" office:value="0.1">
                <text:p>0.1</text:p>
                <draw:g>
                  <svg:desc>Exp2.E20:Exp2.E20</svg:desc>
                </draw:g>
              </table:table-cell>
              <table:table-cell office:value-type="float" office:value="0.1">
                <text:p>0.1</text:p>
                <draw:g>
                  <svg:desc>Exp2.E20:Exp2.E20</svg:desc>
                </draw:g>
              </table:table-cell>
              <table:table-cell office:value-type="float" office:value="0.1">
                <text:p>0.1</text:p>
                <draw:g>
                  <svg:desc>Exp2.E20:Exp2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99.1">
                <text:p>-299.1</text:p>
              </table:table-cell>
              <table:table-cell office:value-type="float" office:value="-78.4">
                <text:p>-7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90.428">
                <text:p>-290.428</text:p>
              </table:table-cell>
              <table:table-cell office:value-type="float" office:value="-76.9">
                <text:p>-7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87.773">
                <text:p>-287.773</text:p>
              </table:table-cell>
              <table:table-cell office:value-type="float" office:value="-76.5">
                <text:p>-7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70.96">
                <text:p>-270.96</text:p>
              </table:table-cell>
              <table:table-cell office:value-type="float" office:value="-73.3">
                <text:p>-7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70.783">
                <text:p>-270.783</text:p>
              </table:table-cell>
              <table:table-cell office:value-type="float" office:value="-73.1">
                <text:p>-7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64.235">
                <text:p>-264.235</text:p>
              </table:table-cell>
              <table:table-cell office:value-type="float" office:value="-71.9">
                <text:p>-7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1.669">
                <text:p>-251.669</text:p>
              </table:table-cell>
              <table:table-cell office:value-type="float" office:value="-69.4">
                <text:p>-6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51.492">
                <text:p>-251.492</text:p>
              </table:table-cell>
              <table:table-cell office:value-type="float" office:value="-69.5">
                <text:p>-6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48.66">
                <text:p>-248.66</text:p>
              </table:table-cell>
              <table:table-cell office:value-type="float" office:value="-68.8">
                <text:p>-6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46.536">
                <text:p>-246.536</text:p>
              </table:table-cell>
              <table:table-cell office:value-type="float" office:value="-68.5">
                <text:p>-6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37.864">
                <text:p>-237.864</text:p>
              </table:table-cell>
              <table:table-cell office:value-type="float" office:value="-67">
                <text:p>-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29.9">
                <text:p>-229.9</text:p>
              </table:table-cell>
              <table:table-cell office:value-type="float" office:value="-65.2">
                <text:p>-6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28.838">
                <text:p>-228.838</text:p>
              </table:table-cell>
              <table:table-cell office:value-type="float" office:value="-65">
                <text:p>-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20.52">
                <text:p>-220.52</text:p>
              </table:table-cell>
              <table:table-cell office:value-type="float" office:value="-63.7">
                <text:p>-6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5.034">
                <text:p>-215.034</text:p>
              </table:table-cell>
              <table:table-cell office:value-type="float" office:value="-62.2">
                <text:p>-6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14.857">
                <text:p>-214.857</text:p>
              </table:table-cell>
              <table:table-cell office:value-type="float" office:value="-62.2">
                <text:p>-6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7.335">
                <text:p>-197.335</text:p>
              </table:table-cell>
              <table:table-cell office:value-type="float" office:value="-59.5">
                <text:p>-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91.672">
                <text:p>-191.672</text:p>
              </table:table-cell>
              <table:table-cell office:value-type="float" office:value="-57.5">
                <text:p>-5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5.654">
                <text:p>-185.654</text:p>
              </table:table-cell>
              <table:table-cell office:value-type="float" office:value="-56.5">
                <text:p>-5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9.903">
                <text:p>-169.903</text:p>
              </table:table-cell>
              <table:table-cell office:value-type="float" office:value="-53">
                <text:p>-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67.425">
                <text:p>-167.425</text:p>
              </table:table-cell>
              <table:table-cell office:value-type="float" office:value="-52.7">
                <text:p>-5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2.028">
                <text:p>-152.028</text:p>
              </table:table-cell>
              <table:table-cell office:value-type="float" office:value="-49">
                <text:p>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33.268">
                <text:p>-133.268</text:p>
              </table:table-cell>
              <table:table-cell office:value-type="float" office:value="-45.1">
                <text:p>-4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2.649">
                <text:p>-122.649</text:p>
              </table:table-cell>
              <table:table-cell office:value-type="float" office:value="-42.9">
                <text:p>-4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15.215">
                <text:p>-115.215</text:p>
              </table:table-cell>
              <table:table-cell office:value-type="float" office:value="-41.1">
                <text:p>-4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03.942">
                <text:p>-103.942</text:p>
              </table:table-cell>
              <table:table-cell office:value-type="float" office:value="-39.7">
                <text:p>-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87.385">
                <text:p>-87.385</text:p>
              </table:table-cell>
              <table:table-cell office:value-type="float" office:value="-34.8">
                <text:p>-3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0.041">
                <text:p>-70.041</text:p>
              </table:table-cell>
              <table:table-cell office:value-type="float" office:value="-31.9">
                <text:p>-3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9.988">
                <text:p>-59.988</text:p>
              </table:table-cell>
              <table:table-cell office:value-type="float" office:value="-28.6">
                <text:p>-2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4.466">
                <text:p>-54.466</text:p>
              </table:table-cell>
              <table:table-cell office:value-type="float" office:value="-27.4">
                <text:p>-2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0.75">
                <text:p>-40.75</text:p>
              </table:table-cell>
              <table:table-cell office:value-type="float" office:value="-24.6">
                <text:p>-2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8.768">
                <text:p>-38.768</text:p>
              </table:table-cell>
              <table:table-cell office:value-type="float" office:value="-22.8">
                <text:p>-2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3.618">
                <text:p>-33.618</text:p>
              </table:table-cell>
              <table:table-cell office:value-type="float" office:value="-22.8">
                <text:p>-2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8.273">
                <text:p>-18.273</text:p>
              </table:table-cell>
              <table:table-cell office:value-type="float" office:value="-19.2">
                <text:p>-1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.256">
                <text:p>-10.256</text:p>
              </table:table-cell>
              <table:table-cell office:value-type="float" office:value="-17.2">
                <text:p>-1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.506">
                <text:p>-8.506</text:p>
              </table:table-cell>
              <table:table-cell office:value-type="float" office:value="-17.9">
                <text:p>-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73">
                <text:p>1.273</text:p>
              </table:table-cell>
              <table:table-cell office:value-type="float" office:value="-14.5">
                <text:p>-1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14">
                <text:p>1.314</text:p>
              </table:table-cell>
              <table:table-cell office:value-type="float" office:value="-14.4">
                <text:p>-1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798">
                <text:p>13.798</text:p>
              </table:table-cell>
              <table:table-cell office:value-type="float" office:value="-11.6">
                <text:p>-1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.096">
                <text:p>22.096</text:p>
              </table:table-cell>
              <table:table-cell office:value-type="float" office:value="-10.1">
                <text:p>-1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.015">
                <text:p>47.015</text:p>
              </table:table-cell>
              <table:table-cell office:value-type="float" office:value="-3.9">
                <text:p>-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.501">
                <text:p>66.50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.899">
                <text:p>69.899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.988">
                <text:p>69.98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.916">
                <text:p>81.91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1.791">
                <text:p>101.791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8.136">
                <text:p>108.136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5.746">
                <text:p>115.746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9.905">
                <text:p>129.905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5.126">
                <text:p>145.126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.975">
                <text:p>153.975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5.037">
                <text:p>155.037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7.336">
                <text:p>177.336</text:p>
              </table:table-cell>
              <table:table-cell office:value-type="float" office:value="24.7">
                <text:p>2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7.867">
                <text:p>177.867</text:p>
              </table:table-cell>
              <table:table-cell office:value-type="float" office:value="24.7">
                <text:p>2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9.636">
                <text:p>199.636</text:p>
              </table:table-cell>
              <table:table-cell office:value-type="float" office:value="28.8">
                <text:p>2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9.813">
                <text:p>199.813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3.264">
                <text:p>213.264</text:p>
              </table:table-cell>
              <table:table-cell office:value-type="float" office:value="31.4">
                <text:p>3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8.927">
                <text:p>218.927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2.378">
                <text:p>232.378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9.457">
                <text:p>239.457</text:p>
              </table:table-cell>
              <table:table-cell office:value-type="float" office:value="36.8">
                <text:p>3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9.722">
                <text:p>249.722</text:p>
              </table:table-cell>
              <table:table-cell office:value-type="float" office:value="38.9">
                <text:p>3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2.023">
                <text:p>252.023</text:p>
              </table:table-cell>
              <table:table-cell office:value-type="float" office:value="39.4">
                <text:p>3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6.446">
                <text:p>276.446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0.693">
                <text:p>300.693</text:p>
              </table:table-cell>
              <table:table-cell office:value-type="float" office:value="48.5">
                <text:p>4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34">
      <number:number number:decimal-places="0" loext:min-decimal-places="0" number:min-integer-digits="1"/>
      <number:text> </number:text>
    </number:number-style>
    <number:number-style style:name="N136">
      <number:number number:decimal-places="2" loext:min-decimal-places="2" number:min-integer-digits="1"/>
      <number:text> </number:text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auto-position="true" chart:auto-size="true" chart:treat-empty-cells="leave-gap" loext:external-data="xl/charts/style1.xml" chart:error-category="standard-error"/>
    </style:style>
    <style:style style:name="ch3" style:family="chart" style:data-style-name="N134">
      <style:chart-properties chart:display-label="true" chart:tick-marks-major-inner="false" chart:tick-marks-major-outer="false" chart:logarithmic="false" chart:maximum="3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4" style:family="chart">
      <style:chart-properties chart:auto-position="true" style:rotation-angle="0"/>
      <style:text-properties fo:color="#595959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5" style:family="chart" style:data-style-name="N136">
      <style:chart-properties chart:display-label="true" chart:tick-marks-major-inner="false" chart:tick-marks-major-outer="false" chart:logarithmic="false" chart:interval-major="0.0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7" style:family="chart" style:data-style-name="N136">
      <style:chart-properties chart:symbol-type="named-symbol" chart:symbol-name="circle" chart:symbol-width="0.106cm" chart:symbol-height="0.106cm" chart:link-data-style-to-source="true" chart:error-category="standard-error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force-intercept="false" chart:regression-type="polynomial"/>
      <style:graphic-properties draw:stroke="dash" draw:stroke-dash="msLineDash_20_1" svg:stroke-width="0.053cm" svg:stroke-color="#5b9bd5"/>
    </style:style>
    <style:style style:name="ch9" style:family="chart">
      <style:text-properties fo:color="#595959" style:text-position="0% 100%" fo:font-family="Calibri" fo:font-size="9pt" fo:language="es" fo:country="ES" style:font-size-asian="9pt" style:font-size-complex="9pt"/>
    </style:style>
    <style:style style:name="ch10" style:family="chart">
      <style:chart-properties chart:error-upper-indicator="true" chart:error-lower-indicator="true" chart:error-category="cell-range" chart:error-upper-range="'Exp3 (2)'.B23:'Exp3 (2)'.B23" chart:error-lower-range="'Exp3 (2)'.B23:'Exp3 (2)'.B23" loext:std-weight="1"/>
      <style:graphic-properties draw:stroke="solid" svg:stroke-width="0.026cm" svg:stroke-color="#595959" svg:stroke-opacity="100%" draw:stroke-linejoin="round"/>
    </style:style>
    <style:style style:name="ch11" style:family="chart">
      <style:chart-properties chart:error-upper-indicator="true" chart:error-lower-indicator="true" chart:error-category="standard-error" loext:std-weight="1"/>
      <style:graphic-properties draw:stroke="solid" svg:stroke-width="0.026cm" svg:stroke-color="#595959" svg:stroke-opacity="100%" draw:stroke-linejoin="roun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226cm" svg:height="7.62cm" xlink:href=".." xlink:type="simple" chart:class="chart:scatter" chart:style-name="ch1">
        <chart:plot-area chart:style-name="ch2" table:cell-range-address="'Exp3 (2)'.A4:'Exp3 (2)'.A21 'Exp3 (2)'.F4:'Exp3 (2)'.F21" svg:x="1.312cm" svg:y="0.152cm" svg:width="13.61cm" svg:height="6.338cm">
          <chartooo:coordinate-region svg:x="2.063cm" svg:y="0.315cm" svg:width="12.573cm" svg:height="5.75cm"/>
          <chart:axis chart:dimension="x" chart:name="primary-x" chart:style-name="ch3">
            <chart:title svg:x="7.585cm" svg:y="6.643cm" chart:style-name="ch4">
              <text:p>B (mT)</text:p>
            </chart:title>
          </chart:axis>
          <chart:axis chart:dimension="y" chart:name="primary-y" chart:style-name="ch5">
            <chart:title svg:x="0.451cm" svg:y="4.493cm" chart:style-name="ch6">
              <text:p>(Rm-R0)/R0 (O)</text:p>
            </chart:title>
          </chart:axis>
          <chart:series chart:style-name="ch7" chart:values-cell-range-address="'Exp3 (2)'.F4:'Exp3 (2)'.F21" chart:class="chart:scatter">
            <chart:domain table:cell-range-address="'Exp3 (2)'.A4:'Exp3 (2)'.A21"/>
            <chart:regression-curve chart:style-name="ch8">
              <chart:equation chart:display-equation="true" chart:display-r-square="false" chart:style-name="ch9"/>
            </chart:regression-curve>
            <chart:error-indicator chart:style-name="ch10" chart:dimension="x"/>
            <chart:error-indicator chart:style-name="ch11" chart:dimension="y"/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F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68">
                <text:p>0.968</text:p>
                <draw:g>
                  <svg:desc>'Exp3 (2)'.A4:'Exp3 (2)'.A21</svg:desc>
                </draw:g>
              </table:table-cell>
              <table:table-cell office:value-type="float" office:value="0">
                <text:p>0</text:p>
                <draw:g>
                  <svg:desc>'Exp3 (2)'.F4:'Exp3 (2)'.F21</svg:desc>
                </draw:g>
              </table:table-cell>
              <table:table-cell office:value-type="float" office:value="0.1">
                <text:p>0.1</text:p>
                <draw:g>
                  <svg:desc>'Exp3 (2)'.B23:'Exp3 (2)'.B23</svg:desc>
                </draw:g>
              </table:table-cell>
              <table:table-cell office:value-type="float" office:value="0.1">
                <text:p>0.1</text:p>
                <draw:g>
                  <svg:desc>'Exp3 (2)'.B23:'Exp3 (2)'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6">
                <text:p>0.9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612">
                <text:p>7.6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99">
                <text:p>23.99</text:p>
              </table:table-cell>
              <table:table-cell office:value-type="float" office:value="0.00188679245283022">
                <text:p>0.00188679245283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626">
                <text:p>36.626</text:p>
              </table:table-cell>
              <table:table-cell office:value-type="float" office:value="0.00188679245283022">
                <text:p>0.00188679245283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856">
                <text:p>48.8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.979">
                <text:p>64.979</text:p>
              </table:table-cell>
              <table:table-cell office:value-type="float" office:value="0.00188679245283022">
                <text:p>0.00188679245283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.544">
                <text:p>85.5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.03">
                <text:p>112.03</text:p>
              </table:table-cell>
              <table:table-cell office:value-type="float" office:value="0.00754716981132073">
                <text:p>0.0075471698113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.869">
                <text:p>137.869</text:p>
              </table:table-cell>
              <table:table-cell office:value-type="float" office:value="0.00754716981132073">
                <text:p>0.0075471698113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.337">
                <text:p>157.337</text:p>
              </table:table-cell>
              <table:table-cell office:value-type="float" office:value="0.00754716981132073">
                <text:p>0.0075471698113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4.416">
                <text:p>184.416</text:p>
              </table:table-cell>
              <table:table-cell office:value-type="float" office:value="0.0113207547169812">
                <text:p>0.0113207547169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8.308">
                <text:p>208.308</text:p>
              </table:table-cell>
              <table:table-cell office:value-type="float" office:value="0.00943396226415094">
                <text:p>0.0094339622641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8.838">
                <text:p>228.838</text:p>
              </table:table-cell>
              <table:table-cell office:value-type="float" office:value="0.0169811320754717">
                <text:p>0.016981132075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8.129">
                <text:p>248.129</text:p>
              </table:table-cell>
              <table:table-cell office:value-type="float" office:value="0.0188679245283019">
                <text:p>0.0188679245283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2.819">
                <text:p>262.819</text:p>
              </table:table-cell>
              <table:table-cell office:value-type="float" office:value="0.0226415094339623">
                <text:p>0.0226415094339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4.677">
                <text:p>274.677</text:p>
              </table:table-cell>
              <table:table-cell office:value-type="float" office:value="0.0245283018867924">
                <text:p>0.0245283018867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9.454">
                <text:p>299.454</text:p>
              </table:table-cell>
              <table:table-cell office:value-type="float" office:value="0.0245283018867924">
                <text:p>0.0245283018867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34">
      <number:number number:decimal-places="0" loext:min-decimal-places="0" number:min-integer-digits="1"/>
      <number:text> </number:text>
    </number:number-style>
    <number:number-style style:name="N136">
      <number:number number:decimal-places="2" loext:min-decimal-places="2" number:min-integer-digits="1"/>
      <number:text> </number:text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auto-position="true" chart:auto-size="true" chart:treat-empty-cells="leave-gap" chart:error-category="standard-error"/>
    </style:style>
    <style:style style:name="ch3" style:family="chart" style:data-style-name="N134">
      <style:chart-properties chart:display-label="true" chart:tick-marks-major-inner="false" chart:tick-marks-major-outer="false" chart:logarithmic="false" chart:maximum="3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4" style:family="chart">
      <style:chart-properties chart:auto-position="true" style:rotation-angle="0"/>
      <style:text-properties fo:color="#595959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5" style:family="chart" style:data-style-name="N136">
      <style:chart-properties chart:display-label="true" chart:tick-marks-major-inner="false" chart:tick-marks-major-outer="false" chart:logarithmic="false" chart:minimum="-0.01" chart:interval-major="0.0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7" style:family="chart" style:data-style-name="N136">
      <style:chart-properties chart:symbol-type="named-symbol" chart:symbol-name="circle" chart:symbol-width="0.106cm" chart:symbol-height="0.106cm" chart:link-data-style-to-source="true" chart:error-category="standard-error" chart:label-position="right"/>
      <style:graphic-properties draw:stroke="none" svg:stroke-width="0.053cm" svg:stroke-color="#5b9bd5" draw:fill-color="#5b9bd5"/>
      <style:text-properties fo:color="#000000" style:text-position="0% 100%" fo:font-family="Arial" fo:font-size="10pt" fo:language="es" fo:country="ES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polynomial"/>
      <style:graphic-properties draw:stroke="dash" draw:stroke-dash="msLineDash_20_1" svg:stroke-width="0.053cm" svg:stroke-color="#5b9bd5"/>
    </style:style>
    <style:style style:name="ch9" style:family="chart">
      <style:text-properties fo:color="#000000" style:text-position="0% 100%" fo:font-family="Calibri" fo:language="es" fo:country="ES"/>
    </style:style>
    <style:style style:name="ch10" style:family="chart">
      <style:chart-properties chart:error-upper-indicator="true" chart:error-lower-indicator="true" chart:error-category="cell-range" chart:error-upper-range="Exp3.B23:Exp3.B23" chart:error-lower-range="Exp3.B23:Exp3.B23" loext:std-weight="1"/>
      <style:graphic-properties draw:stroke="solid" svg:stroke-width="0.026cm" svg:stroke-color="#595959" svg:stroke-opacity="100%" draw:stroke-linejoin="round"/>
    </style:style>
    <style:style style:name="ch11" style:family="chart">
      <style:chart-properties chart:error-upper-indicator="true" chart:error-lower-indicator="true" chart:error-category="standard-error" loext:std-weight="1"/>
      <style:graphic-properties draw:stroke="solid" svg:stroke-width="0.026cm" svg:stroke-color="#595959" svg:stroke-opacity="100%" draw:stroke-linejoin="roun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822cm" svg:height="7.618cm" xlink:href=".." xlink:type="simple" chart:class="chart:scatter" chart:style-name="ch1">
        <chart:plot-area chart:style-name="ch2" table:cell-range-address="Exp3.A4:Exp3.A21 Exp3.F4:Exp3.F21" svg:x="1.264cm" svg:y="0.152cm" svg:width="11.302cm" svg:height="6.336cm">
          <chartooo:coordinate-region svg:x="2.117cm" svg:y="0.255cm" svg:width="10.163cm" svg:height="6.01cm"/>
          <chart:axis chart:dimension="x" chart:name="primary-x" chart:style-name="ch3">
            <chart:title svg:x="6.383cm" svg:y="6.641cm" chart:style-name="ch4">
              <text:p>B (mT)</text:p>
            </chart:title>
          </chart:axis>
          <chart:axis chart:dimension="y" chart:name="primary-y" chart:style-name="ch5">
            <chart:title svg:x="0.451cm" svg:y="4.492cm" chart:style-name="ch6">
              <text:p>(Rm-R0)/R0 (O)</text:p>
            </chart:title>
          </chart:axis>
          <chart:series chart:style-name="ch7" chart:values-cell-range-address="Exp3.F4:Exp3.F21" chart:class="chart:scatter">
            <chart:domain table:cell-range-address="Exp3.A4:Exp3.A21"/>
            <chart:regression-curve chart:style-name="ch8">
              <chart:equation chart:display-equation="true" chart:display-r-square="false" chart:style-name="ch9"/>
            </chart:regression-curve>
            <chart:error-indicator chart:style-name="ch10" chart:dimension="x"/>
            <chart:error-indicator chart:style-name="ch11" chart:dimension="y"/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F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68">
                <text:p>0.968</text:p>
                <draw:g>
                  <svg:desc>Exp3.A4:Exp3.A21</svg:desc>
                </draw:g>
              </table:table-cell>
              <table:table-cell office:value-type="float" office:value="0">
                <text:p>0</text:p>
                <draw:g>
                  <svg:desc>Exp3.F4:Exp3.F21</svg:desc>
                </draw:g>
              </table:table-cell>
              <table:table-cell office:value-type="float" office:value="0.1">
                <text:p>0.1</text:p>
                <draw:g>
                  <svg:desc>Exp3.B23:Exp3.B23</svg:desc>
                </draw:g>
              </table:table-cell>
              <table:table-cell office:value-type="float" office:value="0.1">
                <text:p>0.1</text:p>
                <draw:g>
                  <svg:desc>Exp3.B23:Exp3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6">
                <text:p>0.9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612">
                <text:p>7.6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99">
                <text:p>23.99</text:p>
              </table:table-cell>
              <table:table-cell office:value-type="float" office:value="0.00188679245283022">
                <text:p>0.00188679245283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626">
                <text:p>36.626</text:p>
              </table:table-cell>
              <table:table-cell office:value-type="float" office:value="0.00188679245283022">
                <text:p>0.00188679245283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856">
                <text:p>48.8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.979">
                <text:p>64.979</text:p>
              </table:table-cell>
              <table:table-cell office:value-type="float" office:value="0.00188679245283022">
                <text:p>0.00188679245283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.544">
                <text:p>85.5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.03">
                <text:p>112.03</text:p>
              </table:table-cell>
              <table:table-cell office:value-type="float" office:value="0.00754716981132073">
                <text:p>0.0075471698113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.869">
                <text:p>137.869</text:p>
              </table:table-cell>
              <table:table-cell office:value-type="float" office:value="0.00754716981132073">
                <text:p>0.0075471698113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.337">
                <text:p>157.337</text:p>
              </table:table-cell>
              <table:table-cell office:value-type="float" office:value="0.00754716981132073">
                <text:p>0.0075471698113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4.416">
                <text:p>184.416</text:p>
              </table:table-cell>
              <table:table-cell office:value-type="float" office:value="0.0113207547169812">
                <text:p>0.0113207547169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8.308">
                <text:p>208.308</text:p>
              </table:table-cell>
              <table:table-cell office:value-type="float" office:value="0.00943396226415094">
                <text:p>0.0094339622641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8.838">
                <text:p>228.838</text:p>
              </table:table-cell>
              <table:table-cell office:value-type="float" office:value="0.0169811320754717">
                <text:p>0.016981132075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8.129">
                <text:p>248.129</text:p>
              </table:table-cell>
              <table:table-cell office:value-type="float" office:value="0.0188679245283019">
                <text:p>0.0188679245283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2.819">
                <text:p>262.819</text:p>
              </table:table-cell>
              <table:table-cell office:value-type="float" office:value="0.0226415094339623">
                <text:p>0.0226415094339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4.677">
                <text:p>274.677</text:p>
              </table:table-cell>
              <table:table-cell office:value-type="float" office:value="0.0245283018867924">
                <text:p>0.0245283018867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9.454">
                <text:p>299.454</text:p>
              </table:table-cell>
              <table:table-cell office:value-type="float" office:value="0.0245283018867924">
                <text:p>0.0245283018867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auto-position="true" chart:auto-size="true" chart:treat-empty-cells="leave-gap" chart:error-category="cell-range" chart:error-upper-range="Exp4.E3:Exp4.E3" chart:error-lower-range="Exp4.E3:Exp4.E3"/>
    </style:style>
    <style:style style:name="ch3" style:family="chart" style:data-style-name="N0">
      <style:chart-properties chart:display-label="true" chart:tick-marks-major-inner="false" chart:tick-marks-major-outer="false" chart:logarithmic="false" chart:minimum="20" chart:maximum="15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4" style:family="chart">
      <style:chart-properties chart:auto-position="true" style:rotation-angle="0"/>
      <style:text-properties fo:color="#595959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symbol-type="named-symbol" chart:symbol-name="circle" chart:symbol-width="0.106cm" chart:symbol-height="0.106cm" chart:link-data-style-to-source="true" chart:error-category="cell-range" chart:error-upper-range="Exp4.E3:Exp4.E3" chart:error-lower-range="Exp4.E3:Exp4.E3" chart:label-position="right"/>
      <style:graphic-properties draw:stroke="none" svg:stroke-width="0.053cm" svg:stroke-color="#5b9bd5" draw:fill-color="#5b9bd5"/>
      <style:text-properties fo:color="#000000" style:text-position="0% 100%" fo:font-family="Arial" fo:font-size="10pt" fo:language="es" fo:country="ES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Exp4.E2:Exp4.E2" chart:error-lower-range="Exp4.E2:Exp4.E2" loext:std-weight="1"/>
      <style:graphic-properties draw:stroke="solid" svg:stroke-width="0.026cm" svg:stroke-color="#595959" svg:stroke-opacity="100%" draw:stroke-linejoin="round"/>
    </style:style>
    <style:style style:name="ch9" style:family="chart">
      <style:chart-properties chart:error-upper-indicator="true" chart:error-lower-indicator="true" chart:error-category="cell-range" chart:error-upper-range="Exp4.E3:Exp4.E3" chart:error-lower-range="Exp4.E3:Exp4.E3" loext:std-weight="1"/>
      <style:graphic-properties draw:stroke="solid" svg:stroke-width="0.026cm" svg:stroke-color="#595959" svg:stroke-opacity="100%" draw:stroke-linejoin="roun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822cm" svg:height="7.617cm" xlink:href=".." xlink:type="simple" chart:class="chart:scatter" chart:style-name="ch1">
        <chart:plot-area chart:style-name="ch2" table:cell-range-address="Exp4.A4:Exp4.B70" svg:x="1.264cm" svg:y="0.152cm" svg:width="11.302cm" svg:height="6.335cm">
          <chartooo:coordinate-region svg:x="1.792cm" svg:y="0.316cm" svg:width="10.774cm" svg:height="6.008cm"/>
          <chart:axis chart:dimension="x" chart:name="primary-x" chart:style-name="ch3">
            <chart:title svg:x="6.465cm" svg:y="6.64cm" chart:style-name="ch4">
              <text:p>T (ºC)</text:p>
            </chart:title>
          </chart:axis>
          <chart:axis chart:dimension="y" chart:name="primary-y" chart:style-name="ch5">
            <chart:title svg:x="0.451cm" svg:y="3.871cm" chart:style-name="ch6">
              <text:p>V (mV)</text:p>
            </chart:title>
          </chart:axis>
          <chart:series chart:style-name="ch7" chart:values-cell-range-address="Exp4.B4:Exp4.B70" chart:class="chart:scatter">
            <chart:domain table:cell-range-address="Exp4.A4:Exp4.A70"/>
            <chart:error-indicator chart:style-name="ch8" chart:dimension="x"/>
            <chart:error-indicator chart:style-name="ch9" chart:dimension="y"/>
            <chart:data-point chart:repeated="6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5">
                <text:p>29.5</text:p>
                <draw:g>
                  <svg:desc>Exp4.A4:Exp4.A70</svg:desc>
                </draw:g>
              </table:table-cell>
              <table:table-cell office:value-type="float" office:value="47.6">
                <text:p>47.6</text:p>
                <draw:g>
                  <svg:desc>Exp4.B4:Exp4.B70</svg:desc>
                </draw:g>
              </table:table-cell>
              <table:table-cell office:value-type="float" office:value="0.1">
                <text:p>0.1</text:p>
                <draw:g>
                  <svg:desc>Exp4.E2:Exp4.E2</svg:desc>
                </draw:g>
              </table:table-cell>
              <table:table-cell office:value-type="float" office:value="0.1">
                <text:p>0.1</text:p>
                <draw:g>
                  <svg:desc>Exp4.E2:Exp4.E2</svg:desc>
                </draw:g>
              </table:table-cell>
              <table:table-cell office:value-type="float" office:value="0.1">
                <text:p>0.1</text:p>
                <draw:g>
                  <svg:desc>Exp4.E3:Exp4.E3</svg:desc>
                </draw:g>
              </table:table-cell>
              <table:table-cell office:value-type="float" office:value="0.1">
                <text:p>0.1</text:p>
                <draw:g>
                  <svg:desc>Exp4.E3:Exp4.E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4">
                <text:p>31.4</text:p>
              </table:table-cell>
              <table:table-cell office:value-type="float" office:value="51.9">
                <text:p>5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8">
                <text:p>34.8</text:p>
              </table:table-cell>
              <table:table-cell office:value-type="float" office:value="52.1">
                <text:p>5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6">
                <text:p>37.6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.5">
                <text:p>39.5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.5">
                <text:p>41.5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7">
                <text:p>43.7</text:p>
              </table:table-cell>
              <table:table-cell office:value-type="float" office:value="51.9">
                <text:p>5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9">
                <text:p>45.9</text:p>
              </table:table-cell>
              <table:table-cell office:value-type="float" office:value="51.6">
                <text:p>5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51.4">
                <text:p>5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.3">
                <text:p>51.3</text:p>
              </table:table-cell>
              <table:table-cell office:value-type="float" office:value="51.1">
                <text:p>5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5">
                <text:p>53.5</text:p>
              </table:table-cell>
              <table:table-cell office:value-type="float" office:value="50.7">
                <text:p>5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7">
                <text:p>55.7</text:p>
              </table:table-cell>
              <table:table-cell office:value-type="float" office:value="50.1">
                <text:p>5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9">
                <text:p>58.9</text:p>
              </table:table-cell>
              <table:table-cell office:value-type="float" office:value="49.2">
                <text:p>4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.9">
                <text:p>60.9</text:p>
              </table:table-cell>
              <table:table-cell office:value-type="float" office:value="48.3">
                <text:p>4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.1">
                <text:p>63.1</text:p>
              </table:table-cell>
              <table:table-cell office:value-type="float" office:value="47.3">
                <text:p>4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.2">
                <text:p>65.2</text:p>
              </table:table-cell>
              <table:table-cell office:value-type="float" office:value="46.1">
                <text:p>4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.4">
                <text:p>67.4</text:p>
              </table:table-cell>
              <table:table-cell office:value-type="float" office:value="44.8">
                <text:p>4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.2">
                <text:p>70.2</text:p>
              </table:table-cell>
              <table:table-cell office:value-type="float" office:value="42.4">
                <text:p>4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.3">
                <text:p>72.3</text:p>
              </table:table-cell>
              <table:table-cell office:value-type="float" office:value="40.5">
                <text:p>4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.3">
                <text:p>74.3</text:p>
              </table:table-cell>
              <table:table-cell office:value-type="float" office:value="38.3">
                <text:p>3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.1">
                <text:p>76.1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.9">
                <text:p>77.9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.9">
                <text:p>80.9</text:p>
              </table:table-cell>
              <table:table-cell office:value-type="float" office:value="29.4">
                <text:p>2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.7">
                <text:p>82.7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3">
                <text:p>84.3</text:p>
              </table:table-cell>
              <table:table-cell office:value-type="float" office:value="23.4">
                <text:p>2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">
                <text:p>86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.9">
                <text:p>87.9</text:p>
              </table:table-cell>
              <table:table-cell office:value-type="float" office:value="17.1">
                <text:p>1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.6">
                <text:p>90.6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.1">
                <text:p>92.1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7">
                <text:p>93.7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.4">
                <text:p>95.4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7.4">
                <text:p>97.4</text:p>
              </table:table-cell>
              <table:table-cell office:value-type="float" office:value="-0.2">
                <text:p>-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1">
                <text:p>99.1</text:p>
              </table:table-cell>
              <table:table-cell office:value-type="float" office:value="-2.6">
                <text:p>-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.7">
                <text:p>100.7</text:p>
              </table:table-cell>
              <table:table-cell office:value-type="float" office:value="-4.9">
                <text:p>-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">
                <text:p>102</text:p>
              </table:table-cell>
              <table:table-cell office:value-type="float" office:value="-6.8">
                <text:p>-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.1">
                <text:p>103.1</text:p>
              </table:table-cell>
              <table:table-cell office:value-type="float" office:value="-8.6">
                <text:p>-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5.8">
                <text:p>105.8</text:p>
              </table:table-cell>
              <table:table-cell office:value-type="float" office:value="-10.9">
                <text:p>-1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7.1">
                <text:p>107.1</text:p>
              </table:table-cell>
              <table:table-cell office:value-type="float" office:value="-12.2">
                <text:p>-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.4">
                <text:p>108.4</text:p>
              </table:table-cell>
              <table:table-cell office:value-type="float" office:value="-13.4">
                <text:p>-1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9.9">
                <text:p>109.9</text:p>
              </table:table-cell>
              <table:table-cell office:value-type="float" office:value="-14.5">
                <text:p>-1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1.8">
                <text:p>111.8</text:p>
              </table:table-cell>
              <table:table-cell office:value-type="float" office:value="-15.8">
                <text:p>-1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.2">
                <text:p>113.2</text:p>
              </table:table-cell>
              <table:table-cell office:value-type="float" office:value="-16.6">
                <text:p>-1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4.1">
                <text:p>114.1</text:p>
              </table:table-cell>
              <table:table-cell office:value-type="float" office:value="-17.4">
                <text:p>-1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5.1">
                <text:p>115.1</text:p>
              </table:table-cell>
              <table:table-cell office:value-type="float" office:value="-17.6">
                <text:p>-1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6.9">
                <text:p>116.9</text:p>
              </table:table-cell>
              <table:table-cell office:value-type="float" office:value="-18">
                <text:p>-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8.1">
                <text:p>118.1</text:p>
              </table:table-cell>
              <table:table-cell office:value-type="float" office:value="-18.2">
                <text:p>-1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9.3">
                <text:p>119.3</text:p>
              </table:table-cell>
              <table:table-cell office:value-type="float" office:value="-18.4">
                <text:p>-1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0.5">
                <text:p>120.5</text:p>
              </table:table-cell>
              <table:table-cell office:value-type="float" office:value="-18.5">
                <text:p>-1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1.5">
                <text:p>121.5</text:p>
              </table:table-cell>
              <table:table-cell office:value-type="float" office:value="-18.6">
                <text:p>-1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-18.7">
                <text:p>-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4.4">
                <text:p>124.4</text:p>
              </table:table-cell>
              <table:table-cell office:value-type="float" office:value="-18.7">
                <text:p>-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.5">
                <text:p>125.5</text:p>
              </table:table-cell>
              <table:table-cell office:value-type="float" office:value="-18.7">
                <text:p>-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6">
                <text:p>126</text:p>
              </table:table-cell>
              <table:table-cell office:value-type="float" office:value="-18.7">
                <text:p>-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8.2">
                <text:p>128.2</text:p>
              </table:table-cell>
              <table:table-cell office:value-type="float" office:value="-18.6">
                <text:p>-1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9">
                <text:p>129</text:p>
              </table:table-cell>
              <table:table-cell office:value-type="float" office:value="-18.5">
                <text:p>-1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9.9">
                <text:p>129.9</text:p>
              </table:table-cell>
              <table:table-cell office:value-type="float" office:value="-18.4">
                <text:p>-1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0.7">
                <text:p>130.7</text:p>
              </table:table-cell>
              <table:table-cell office:value-type="float" office:value="-18.3">
                <text:p>-1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1.6">
                <text:p>131.6</text:p>
              </table:table-cell>
              <table:table-cell office:value-type="float" office:value="-18.2">
                <text:p>-1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2.7">
                <text:p>132.7</text:p>
              </table:table-cell>
              <table:table-cell office:value-type="float" office:value="-18">
                <text:p>-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3.7">
                <text:p>133.7</text:p>
              </table:table-cell>
              <table:table-cell office:value-type="float" office:value="-17.9">
                <text:p>-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4.3">
                <text:p>134.3</text:p>
              </table:table-cell>
              <table:table-cell office:value-type="float" office:value="-17.7">
                <text:p>-1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5.6">
                <text:p>135.6</text:p>
              </table:table-cell>
              <table:table-cell office:value-type="float" office:value="-17.6">
                <text:p>-1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6.6">
                <text:p>136.6</text:p>
              </table:table-cell>
              <table:table-cell office:value-type="float" office:value="-17.4">
                <text:p>-1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7.3">
                <text:p>137.3</text:p>
              </table:table-cell>
              <table:table-cell office:value-type="float" office:value="-17.2">
                <text:p>-1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8.1">
                <text:p>138.1</text:p>
              </table:table-cell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8.8">
                <text:p>138.8</text:p>
              </table:table-cell>
              <table:table-cell office:value-type="float" office:value="-16.9">
                <text:p>-1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32">
      <number:number number:decimal-places="3" loext:min-decimal-places="3" number:min-integer-digits="1"/>
      <number:text> </number:text>
    </number:number-style>
    <number:number-style style:name="N135">
      <number:number number:decimal-places="1" loext:min-decimal-places="1" number:min-integer-digits="1"/>
      <number:text> </number:text>
    </number:number-style>
    <number:number-style style:name="N137P0" style:volatile="true">
      <number:number number:decimal-places="2" loext:min-decimal-places="2" number:min-integer-digits="1"/>
      <number:text> </number:text>
    </number:number-style>
    <number:number-style style:name="N13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37P0"/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137">
      <style:chart-properties chart:display-label="true" chart:tick-marks-major-inner="false" chart:tick-marks-major-outer="false" chart:logarithmic="false" chart:minimum="0.0024" chart:maximum="0.0033" chart:interval-major="0.0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4" style:family="chart">
      <style:chart-properties chart:auto-position="true" style:rotation-angle="0"/>
      <style:text-properties fo:color="#595959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5" style:family="chart" style:data-style-name="N135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pt" fo:language="es" fo:country="ES" fo:font-weight="bold" style:font-size-asian="10pt" style:font-weight-asian="bold" style:font-size-complex="10pt" style:font-weight-complex="bold"/>
    </style:style>
    <style:style style:name="ch7" style:family="chart" style:data-style-name="N132">
      <style:chart-properties chart:symbol-type="named-symbol" chart:symbol-name="circle" chart:symbol-width="0.106cm" chart:symbol-height="0.106cm" chart:link-data-style-to-source="true" chart:error-category="cell-range" chart:error-upper-range="Exp5.J4:Exp5.J64" chart:error-lower-range="Exp5.J4:Exp5.J64" chart:label-position="right"/>
      <style:graphic-properties draw:stroke="dash" draw:stroke-dash="msLineDash_20_1" svg:stroke-width="0.035cm" svg:stroke-color="#5b9bd5" draw:fill-color="#5b9bd5"/>
      <style:text-properties fo:color="#000000" style:text-position="0% 100%" fo:font-family="Arial" fo:font-size="10pt" fo:language="es" fo:country="ES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Exp5.I4:Exp5.I64" chart:error-lower-range="Exp5.I4:Exp5.I64" loext:std-weight="1"/>
      <style:graphic-properties draw:stroke="solid" svg:stroke-width="0.026cm" svg:stroke-color="#595959" svg:stroke-opacity="100%" draw:stroke-linejoin="round"/>
    </style:style>
    <style:style style:name="ch9" style:family="chart">
      <style:chart-properties chart:error-upper-indicator="true" chart:error-lower-indicator="true" chart:error-category="cell-range" chart:error-upper-range="Exp5.J4:Exp5.J64" chart:error-lower-range="Exp5.J4:Exp5.J64" loext:std-weight="1"/>
      <style:graphic-properties draw:stroke="solid" svg:stroke-width="0.026cm" svg:stroke-color="#595959" svg:stroke-opacity="100%" draw:stroke-linejoin="round"/>
    </style:style>
    <style:style style:name="ch10" style:family="chart" style:data-style-name="N132">
      <style:chart-properties chart:symbol-type="named-symbol" chart:symbol-name="circle" chart:symbol-width="0.106cm" chart:symbol-height="0.106cm" chart:link-data-style-to-source="true" chart:label-position="right"/>
      <style:graphic-properties svg:stroke-width="0.053cm" svg:stroke-color="#5b9bd5" draw:fill-color="#5b9bd5"/>
      <style:text-properties fo:color="#000000" style:text-position="0% 100%" fo:font-family="Arial" fo:font-size="10pt" fo:language="es" fo:country="ES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width="0.035cm" svg:stroke-color="#ff0000"/>
    </style:style>
    <style:style style:name="ch12" style:family="chart">
      <style:text-properties fo:color="#000000" style:text-position="0% 100%" fo:font-family="Calibri" fo:language="es" fo:country="ES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488cm" svg:height="7.617cm" xlink:href=".." xlink:type="simple" chart:class="chart:scatter" chart:style-name="ch1">
        <chart:plot-area chart:style-name="ch2" table:cell-range-address="Exp5.G4:Exp5.H64" chart:data-source-has-labels="row" svg:x="1.337cm" svg:y="0.152cm" svg:width="14.822cm" svg:height="6.335cm">
          <chartooo:coordinate-region svg:x="2.027cm" svg:y="0.315cm" svg:width="14.132cm" svg:height="6.009cm"/>
          <chart:axis chart:dimension="x" chart:name="primary-x" chart:style-name="ch3">
            <chart:title svg:x="8.064cm" svg:y="6.64cm" chart:style-name="ch4">
              <text:p>1/T (K-1)</text:p>
            </chart:title>
          </chart:axis>
          <chart:axis chart:dimension="y" chart:name="primary-y" chart:style-name="ch5">
            <chart:title svg:x="0.451cm" svg:y="4.267cm" chart:style-name="ch6">
              <text:p>ln(1/V) (V-1)</text:p>
            </chart:title>
          </chart:axis>
          <chart:series chart:style-name="ch7" chart:values-cell-range-address="Exp5.H4:Exp5.H64" chart:class="chart:scatter">
            <chart:domain table:cell-range-address="Exp5.G4:Exp5.G64"/>
            <chart:error-indicator chart:style-name="ch8" chart:dimension="x"/>
            <chart:error-indicator chart:style-name="ch9" chart:dimension="y"/>
            <chart:data-point chart:repeated="61"/>
          </chart:series>
          <chart:series chart:style-name="ch10" chart:values-cell-range-address="Exp5.H35:Exp5.H64" loext:label-string="&quot;recta&quot;" chart:class="chart:scatter">
            <chart:domain table:cell-range-address="Exp5.G35:Exp5.G64"/>
            <chart:regression-curve chart:style-name="ch11">
              <chart:equation chart:display-equation="true" chart:display-r-square="false" chart:style-name="ch12"/>
            </chart:regression-curve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J</text:p>
              </table:table-cell>
              <table:table-cell office:value-type="string">
                <text:p>Columna G</text:p>
              </table:table-cell>
              <table:table-cell office:value-type="string">
                <text:p>rec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26797385620915">
                <text:p>0.00326797385620915</text:p>
                <draw:g>
                  <svg:desc>Exp5.G4:Exp5.G64</svg:desc>
                </draw:g>
              </table:table-cell>
              <table:table-cell office:value-type="float" office:value="-0.494696241836107">
                <text:p>-0.494696241836107</text:p>
                <draw:g>
                  <svg:desc>Exp5.H4:Exp5.H64</svg:desc>
                </draw:g>
              </table:table-cell>
              <table:table-cell office:value-type="float" office:value="0.00000106796531248665">
                <text:p>0.00000106796531248665</text:p>
                <draw:g>
                  <svg:desc>Exp5.I4:Exp5.I64</svg:desc>
                </draw:g>
              </table:table-cell>
              <table:table-cell office:value-type="float" office:value="0.00000106796531248665">
                <text:p>0.00000106796531248665</text:p>
                <draw:g>
                  <svg:desc>Exp5.I4:Exp5.I64</svg:desc>
                </draw:g>
              </table:table-cell>
              <table:table-cell office:value-type="float" office:value="0.00609756097560976">
                <text:p>0.00609756097560976</text:p>
                <draw:g>
                  <svg:desc>Exp5.J4:Exp5.J64</svg:desc>
                </draw:g>
              </table:table-cell>
              <table:table-cell office:value-type="float" office:value="0.00609756097560976">
                <text:p>0.00609756097560976</text:p>
                <draw:g>
                  <svg:desc>Exp5.J4:Exp5.J64</svg:desc>
                </draw:g>
              </table:table-cell>
              <table:table-cell office:value-type="float" office:value="0.00269106566200215">
                <text:p>0.00269106566200215</text:p>
                <draw:g>
                  <svg:desc>Exp5.G35:Exp5.G64</svg:desc>
                </draw:g>
              </table:table-cell>
              <table:table-cell office:value-type="float" office:value="-0.392042087776024">
                <text:p>-0.392042087776024</text:p>
                <draw:g>
                  <svg:desc>Exp5.H35:Exp5.H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2605151613955">
                <text:p>0.0032605151613955</text:p>
              </table:table-cell>
              <table:table-cell office:value-type="float" office:value="-0.494696241836107">
                <text:p>-0.494696241836107</text:p>
              </table:table-cell>
              <table:table-cell office:value-type="float" office:value="0.00000106309591176899">
                <text:p>0.00000106309591176899</text:p>
              </table:table-cell>
              <table:table-cell office:value-type="float" office:value="0.00000106309591176899">
                <text:p>0.00000106309591176899</text:p>
              </table:table-cell>
              <table:table-cell office:value-type="float" office:value="0.00609756097560976">
                <text:p>0.00609756097560976</text:p>
              </table:table-cell>
              <table:table-cell office:value-type="float" office:value="0.00609756097560976">
                <text:p>0.00609756097560976</text:p>
              </table:table-cell>
              <table:table-cell office:value-type="float" office:value="0.00268024658268561">
                <text:p>0.00268024658268561</text:p>
              </table:table-cell>
              <table:table-cell office:value-type="float" office:value="-0.357674444271816">
                <text:p>-0.357674444271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2499187520312">
                <text:p>0.0032499187520312</text:p>
              </table:table-cell>
              <table:table-cell office:value-type="float" office:value="-0.500775287912489">
                <text:p>-0.500775287912489</text:p>
              </table:table-cell>
              <table:table-cell office:value-type="float" office:value="0.0000010561971894804">
                <text:p>0.0000010561971894804</text:p>
              </table:table-cell>
              <table:table-cell office:value-type="float" office:value="0.0000010561971894804">
                <text:p>0.0000010561971894804</text:p>
              </table:table-cell>
              <table:table-cell office:value-type="float" office:value="0.00606060606060606">
                <text:p>0.00606060606060606</text:p>
              </table:table-cell>
              <table:table-cell office:value-type="float" office:value="0.00606060606060606">
                <text:p>0.00606060606060606</text:p>
              </table:table-cell>
              <table:table-cell office:value-type="float" office:value="0.00266951414842499">
                <text:p>0.00266951414842499</text:p>
              </table:table-cell>
              <table:table-cell office:value-type="float" office:value="-0.322083499169113">
                <text:p>-0.322083499169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23519896473633">
                <text:p>0.00323519896473633</text:p>
              </table:table-cell>
              <table:table-cell office:value-type="float" office:value="-0.500775287912489">
                <text:p>-0.500775287912489</text:p>
              </table:table-cell>
              <table:table-cell office:value-type="float" office:value="0.0000010466512341431">
                <text:p>0.0000010466512341431</text:p>
              </table:table-cell>
              <table:table-cell office:value-type="float" office:value="0.0000010466512341431">
                <text:p>0.0000010466512341431</text:p>
              </table:table-cell>
              <table:table-cell office:value-type="float" office:value="0.00606060606060606">
                <text:p>0.00606060606060606</text:p>
              </table:table-cell>
              <table:table-cell office:value-type="float" office:value="0.00606060606060606">
                <text:p>0.00606060606060606</text:p>
              </table:table-cell>
              <table:table-cell office:value-type="float" office:value="0.00265816055289739">
                <text:p>0.00265816055289739</text:p>
              </table:table-cell>
              <table:table-cell office:value-type="float" office:value="-0.285178942233662">
                <text:p>-0.285178942233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21957501609787">
                <text:p>0.00321957501609787</text:p>
              </table:table-cell>
              <table:table-cell office:value-type="float" office:value="-0.506817602368452">
                <text:p>-0.506817602368452</text:p>
              </table:table-cell>
              <table:table-cell office:value-type="float" office:value="0.00000103656632842816">
                <text:p>0.00000103656632842816</text:p>
              </table:table-cell>
              <table:table-cell office:value-type="float" office:value="0.00000103656632842816">
                <text:p>0.00000103656632842816</text:p>
              </table:table-cell>
              <table:table-cell office:value-type="float" office:value="0.00602409638554217">
                <text:p>0.00602409638554217</text:p>
              </table:table-cell>
              <table:table-cell office:value-type="float" office:value="0.00602409638554217">
                <text:p>0.00602409638554217</text:p>
              </table:table-cell>
              <table:table-cell office:value-type="float" office:value="0.00264270613107822">
                <text:p>0.00264270613107822</text:p>
              </table:table-cell>
              <table:table-cell office:value-type="float" office:value="-0.231111720963387">
                <text:p>-0.231111720963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19081046585833">
                <text:p>0.00319081046585833</text:p>
              </table:table-cell>
              <table:table-cell office:value-type="float" office:value="-0.524728528934982">
                <text:p>-0.524728528934982</text:p>
              </table:table-cell>
              <table:table-cell office:value-type="float" office:value="0.0000010181271429031">
                <text:p>0.0000010181271429031</text:p>
              </table:table-cell>
              <table:table-cell office:value-type="float" office:value="0.0000010181271429031">
                <text:p>0.0000010181271429031</text:p>
              </table:table-cell>
              <table:table-cell office:value-type="float" office:value="0.00591715976331361">
                <text:p>0.00591715976331361</text:p>
              </table:table-cell>
              <table:table-cell office:value-type="float" office:value="0.00591715976331361">
                <text:p>0.00591715976331361</text:p>
              </table:table-cell>
              <table:table-cell office:value-type="float" office:value="0.00263227165043433">
                <text:p>0.00263227165043433</text:p>
              </table:table-cell>
              <table:table-cell office:value-type="float" office:value="-0.19062035960865">
                <text:p>-0.19062035960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17057704502219">
                <text:p>0.00317057704502219</text:p>
              </table:table-cell>
              <table:table-cell office:value-type="float" office:value="-0.536493370514569">
                <text:p>-0.536493370514569</text:p>
              </table:table-cell>
              <table:table-cell office:value-type="float" office:value="0.00000100525587984217">
                <text:p>0.00000100525587984217</text:p>
              </table:table-cell>
              <table:table-cell office:value-type="float" office:value="0.00000100525587984217">
                <text:p>0.00000100525587984217</text:p>
              </table:table-cell>
              <table:table-cell office:value-type="float" office:value="0.00584795321637427">
                <text:p>0.00584795321637427</text:p>
              </table:table-cell>
              <table:table-cell office:value-type="float" office:value="0.00584795321637427">
                <text:p>0.00584795321637427</text:p>
              </table:table-cell>
              <table:table-cell office:value-type="float" office:value="0.00262054507337526">
                <text:p>0.00262054507337526</text:p>
              </table:table-cell>
              <table:table-cell office:value-type="float" office:value="-0.157003748809665">
                <text:p>-0.157003748809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14861460957179">
                <text:p>0.00314861460957179</text:p>
              </table:table-cell>
              <table:table-cell office:value-type="float" office:value="-0.548121408509688">
                <text:p>-0.548121408509688</text:p>
              </table:table-cell>
              <table:table-cell office:value-type="float" office:value="0.00000099137739596089">
                <text:p>0.00000099137739596089</text:p>
              </table:table-cell>
              <table:table-cell office:value-type="float" office:value="0.00000099137739596089">
                <text:p>0.00000099137739596089</text:p>
              </table:table-cell>
              <table:table-cell office:value-type="float" office:value="0.00578034682080925">
                <text:p>0.00578034682080925</text:p>
              </table:table-cell>
              <table:table-cell office:value-type="float" office:value="0.00578034682080925">
                <text:p>0.00578034682080925</text:p>
              </table:table-cell>
              <table:table-cell office:value-type="float" office:value="0.00261096605744125">
                <text:p>0.00261096605744125</text:p>
              </table:table-cell>
              <table:table-cell office:value-type="float" office:value="-0.113328685307003">
                <text:p>-0.113328685307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12989045383412">
                <text:p>0.00312989045383412</text:p>
              </table:table-cell>
              <table:table-cell office:value-type="float" office:value="-0.559615787935423">
                <text:p>-0.559615787935423</text:p>
              </table:table-cell>
              <table:table-cell office:value-type="float" office:value="0.000000979621425300193">
                <text:p>0.000000979621425300193</text:p>
              </table:table-cell>
              <table:table-cell office:value-type="float" office:value="0.000000979621425300193">
                <text:p>0.000000979621425300193</text:p>
              </table:table-cell>
              <table:table-cell office:value-type="float" office:value="0.00571428571428571">
                <text:p>0.00571428571428571</text:p>
              </table:table-cell>
              <table:table-cell office:value-type="float" office:value="0.00571428571428571">
                <text:p>0.00571428571428571</text:p>
              </table:table-cell>
              <table:table-cell office:value-type="float" office:value="0.00260145681581686">
                <text:p>0.00260145681581686</text:p>
              </table:table-cell>
              <table:table-cell office:value-type="float" office:value="-0.0769610411361284">
                <text:p>-0.0769610411361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09885342423303">
                <text:p>0.00309885342423303</text:p>
              </table:table-cell>
              <table:table-cell office:value-type="float" office:value="-0.576613364303994">
                <text:p>-0.576613364303994</text:p>
              </table:table-cell>
              <table:table-cell office:value-type="float" office:value="0.00000096028925448808">
                <text:p>0.00000096028925448808</text:p>
              </table:table-cell>
              <table:table-cell office:value-type="float" office:value="0.00000096028925448808">
                <text:p>0.00000096028925448808</text:p>
              </table:table-cell>
              <table:table-cell office:value-type="float" office:value="0.00561797752808989">
                <text:p>0.00561797752808989</text:p>
              </table:table-cell>
              <table:table-cell office:value-type="float" office:value="0.00561797752808989">
                <text:p>0.00561797752808989</text:p>
              </table:table-cell>
              <table:table-cell office:value-type="float" office:value="0.0025879917184265">
                <text:p>0.0025879917184265</text:p>
              </table:table-cell>
              <table:table-cell office:value-type="float" office:value="-0.0198026272961798">
                <text:p>-0.01980262729617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07787011388119">
                <text:p>0.00307787011388119</text:p>
              </table:table-cell>
              <table:table-cell office:value-type="float" office:value="-0.587786664902119">
                <text:p>-0.587786664902119</text:p>
              </table:table-cell>
              <table:table-cell office:value-type="float" office:value="0.000000947328443792304">
                <text:p>0.000000947328443792304</text:p>
              </table:table-cell>
              <table:table-cell office:value-type="float" office:value="0.000000947328443792304">
                <text:p>0.000000947328443792304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0.00257864878803507">
                <text:p>0.00257864878803507</text:p>
              </table:table-cell>
              <table:table-cell office:value-type="float" office:value="0.0202027073175195">
                <text:p>0.0202027073175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0571690614491">
                <text:p>0.0030571690614491</text:p>
              </table:table-cell>
              <table:table-cell office:value-type="float" office:value="-0.598836501088704">
                <text:p>-0.598836501088704</text:p>
              </table:table-cell>
              <table:table-cell office:value-type="float" office:value="0.000000934628267028156">
                <text:p>0.000000934628267028156</text:p>
              </table:table-cell>
              <table:table-cell office:value-type="float" office:value="0.000000934628267028156">
                <text:p>0.000000934628267028156</text:p>
              </table:table-cell>
              <table:table-cell office:value-type="float" office:value="0.00549450549450549">
                <text:p>0.00549450549450549</text:p>
              </table:table-cell>
              <table:table-cell office:value-type="float" office:value="0.00549450549450549">
                <text:p>0.00549450549450549</text:p>
              </table:table-cell>
              <table:table-cell office:value-type="float" office:value="0.0025693730729702">
                <text:p>0.0025693730729702</text:p>
              </table:table-cell>
              <table:table-cell office:value-type="float" office:value="0.0618754037180875">
                <text:p>0.0618754037180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03766707168894">
                <text:p>0.00303766707168894</text:p>
              </table:table-cell>
              <table:table-cell office:value-type="float" office:value="-0.609765571620894">
                <text:p>-0.609765571620894</text:p>
              </table:table-cell>
              <table:table-cell office:value-type="float" office:value="0.000000922742123842328">
                <text:p>0.000000922742123842328</text:p>
              </table:table-cell>
              <table:table-cell office:value-type="float" office:value="0.000000922742123842328">
                <text:p>0.000000922742123842328</text:p>
              </table:table-cell>
              <table:table-cell office:value-type="float" office:value="0.00543478260869565">
                <text:p>0.00543478260869565</text:p>
              </table:table-cell>
              <table:table-cell office:value-type="float" office:value="0.00543478260869565">
                <text:p>0.00543478260869565</text:p>
              </table:table-cell>
              <table:table-cell office:value-type="float" office:value="0.00256147540983607">
                <text:p>0.00256147540983607</text:p>
              </table:table-cell>
              <table:table-cell office:value-type="float" office:value="0.0943106794712412">
                <text:p>0.0943106794712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00571085061617">
                <text:p>0.00300571085061617</text:p>
              </table:table-cell>
              <table:table-cell office:value-type="float" office:value="-0.62057648772511">
                <text:p>-0.62057648772511</text:p>
              </table:table-cell>
              <table:table-cell office:value-type="float" office:value="0.000000903429771751179">
                <text:p>0.000000903429771751179</text:p>
              </table:table-cell>
              <table:table-cell office:value-type="float" office:value="0.000000903429771751179">
                <text:p>0.000000903429771751179</text:p>
              </table:table-cell>
              <table:table-cell office:value-type="float" office:value="0.0053763440860215">
                <text:p>0.0053763440860215</text:p>
              </table:table-cell>
              <table:table-cell office:value-type="float" office:value="0.0053763440860215">
                <text:p>0.0053763440860215</text:p>
              </table:table-cell>
              <table:table-cell office:value-type="float" office:value="0.00254841997961264">
                <text:p>0.00254841997961264</text:p>
              </table:table-cell>
              <table:table-cell office:value-type="float" office:value="0.150822889734584">
                <text:p>0.150822889734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9868578255675">
                <text:p>0.0029868578255675</text:p>
              </table:table-cell>
              <table:table-cell office:value-type="float" office:value="-0.631271776841858">
                <text:p>-0.631271776841858</text:p>
              </table:table-cell>
              <table:table-cell office:value-type="float" office:value="0.000000892131967015383">
                <text:p>0.000000892131967015383</text:p>
              </table:table-cell>
              <table:table-cell office:value-type="float" office:value="0.000000892131967015383">
                <text:p>0.000000892131967015383</text:p>
              </table:table-cell>
              <table:table-cell office:value-type="float" office:value="0.00531914893617021">
                <text:p>0.00531914893617021</text:p>
              </table:table-cell>
              <table:table-cell office:value-type="float" office:value="0.00531914893617021">
                <text:p>0.00531914893617021</text:p>
              </table:table-cell>
              <table:table-cell office:value-type="float" office:value="0.00254129606099111">
                <text:p>0.00254129606099111</text:p>
              </table:table-cell>
              <table:table-cell office:value-type="float" office:value="0.186329578191493">
                <text:p>0.1863295781914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96647878967665">
                <text:p>0.00296647878967665</text:p>
              </table:table-cell>
              <table:table-cell office:value-type="float" office:value="-0.636576829071551">
                <text:p>-0.636576829071551</text:p>
              </table:table-cell>
              <table:table-cell office:value-type="float" office:value="0.000000879999640960146">
                <text:p>0.000000879999640960146</text:p>
              </table:table-cell>
              <table:table-cell office:value-type="float" office:value="0.000000879999640960146">
                <text:p>0.000000879999640960146</text:p>
              </table:table-cell>
              <table:table-cell office:value-type="float" office:value="0.00529100529100529">
                <text:p>0.00529100529100529</text:p>
              </table:table-cell>
              <table:table-cell office:value-type="float" office:value="0.00529100529100529">
                <text:p>0.00529100529100529</text:p>
              </table:table-cell>
              <table:table-cell office:value-type="float" office:value="0.00253356979984799">
                <text:p>0.00253356979984799</text:p>
              </table:table-cell>
              <table:table-cell office:value-type="float" office:value="0.210721031315653">
                <text:p>0.210721031315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94898260100265">
                <text:p>0.00294898260100265</text:p>
              </table:table-cell>
              <table:table-cell office:value-type="float" office:value="-0.647103242058539">
                <text:p>-0.647103242058539</text:p>
              </table:table-cell>
              <table:table-cell office:value-type="float" office:value="0.000000869649838101638">
                <text:p>0.000000869649838101638</text:p>
              </table:table-cell>
              <table:table-cell office:value-type="float" office:value="0.000000869649838101638">
                <text:p>0.000000869649838101638</text:p>
              </table:table-cell>
              <table:table-cell office:value-type="float" office:value="0.00523560209424084">
                <text:p>0.00523560209424084</text:p>
              </table:table-cell>
              <table:table-cell office:value-type="float" office:value="0.00523560209424084">
                <text:p>0.00523560209424084</text:p>
              </table:table-cell>
              <table:table-cell office:value-type="float" office:value="0.00252525252525253">
                <text:p>0.00252525252525253</text:p>
              </table:table-cell>
              <table:table-cell office:value-type="float" office:value="0.2484613592985">
                <text:p>0.24846135929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92141396435875">
                <text:p>0.00292141396435875</text:p>
              </table:table-cell>
              <table:table-cell office:value-type="float" office:value="-0.65232518603969">
                <text:p>-0.65232518603969</text:p>
              </table:table-cell>
              <table:table-cell office:value-type="float" office:value="0.000000853465955115031">
                <text:p>0.000000853465955115031</text:p>
              </table:table-cell>
              <table:table-cell office:value-type="float" office:value="0.000000853465955115031">
                <text:p>0.000000853465955115031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00251382604323781">
                <text:p>0.00251382604323781</text:p>
              </table:table-cell>
              <table:table-cell office:value-type="float" office:value="0.301105092783922">
                <text:p>0.3011050927839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90275761973875">
                <text:p>0.00290275761973875</text:p>
              </table:table-cell>
              <table:table-cell office:value-type="float" office:value="-0.647103242058539">
                <text:p>-0.647103242058539</text:p>
              </table:table-cell>
              <table:table-cell office:value-type="float" office:value="0.000000842600179895138">
                <text:p>0.000000842600179895138</text:p>
              </table:table-cell>
              <table:table-cell office:value-type="float" office:value="0.000000842600179895138">
                <text:p>0.000000842600179895138</text:p>
              </table:table-cell>
              <table:table-cell office:value-type="float" office:value="0.00523560209424084">
                <text:p>0.00523560209424084</text:p>
              </table:table-cell>
              <table:table-cell office:value-type="float" office:value="0.00523560209424084">
                <text:p>0.00523560209424084</text:p>
              </table:table-cell>
              <table:table-cell office:value-type="float" office:value="0.00250689395838556">
                <text:p>0.00250689395838556</text:p>
              </table:table-cell>
              <table:table-cell office:value-type="float" office:value="0.342490308946776">
                <text:p>0.3424903089467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88683602771363">
                <text:p>0.00288683602771363</text:p>
              </table:table-cell>
              <table:table-cell office:value-type="float" office:value="-0.647103242058539">
                <text:p>-0.647103242058539</text:p>
              </table:table-cell>
              <table:table-cell office:value-type="float" office:value="0.000000833382225090539">
                <text:p>0.000000833382225090539</text:p>
              </table:table-cell>
              <table:table-cell office:value-type="float" office:value="0.000000833382225090539">
                <text:p>0.000000833382225090539</text:p>
              </table:table-cell>
              <table:table-cell office:value-type="float" office:value="0.00523560209424084">
                <text:p>0.00523560209424084</text:p>
              </table:table-cell>
              <table:table-cell office:value-type="float" office:value="0.00523560209424084">
                <text:p>0.00523560209424084</text:p>
              </table:table-cell>
              <table:table-cell office:value-type="float" office:value="0.0025">
                <text:p>0.0025</text:p>
              </table:table-cell>
              <table:table-cell office:value-type="float" office:value="0.371063681390832">
                <text:p>0.3710636813908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86861732644865">
                <text:p>0.00286861732644865</text:p>
              </table:table-cell>
              <table:table-cell office:value-type="float" office:value="-0.647103242058539">
                <text:p>-0.647103242058539</text:p>
              </table:table-cell>
              <table:table-cell office:value-type="float" office:value="0.000000822896536560141">
                <text:p>0.000000822896536560141</text:p>
              </table:table-cell>
              <table:table-cell office:value-type="float" office:value="0.000000822896536560141">
                <text:p>0.000000822896536560141</text:p>
              </table:table-cell>
              <table:table-cell office:value-type="float" office:value="0.00523560209424084">
                <text:p>0.00523560209424084</text:p>
              </table:table-cell>
              <table:table-cell office:value-type="float" office:value="0.00523560209424084">
                <text:p>0.00523560209424084</text:p>
              </table:table-cell>
              <table:table-cell office:value-type="float" office:value="0.0024931438544004">
                <text:p>0.0024931438544004</text:p>
              </table:table-cell>
              <table:table-cell office:value-type="float" office:value="0.400477566597125">
                <text:p>0.400477566597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85306704707561">
                <text:p>0.00285306704707561</text:p>
              </table:table-cell>
              <table:table-cell office:value-type="float" office:value="-0.636576829071551">
                <text:p>-0.636576829071551</text:p>
              </table:table-cell>
              <table:table-cell office:value-type="float" office:value="0.000000813999157510872">
                <text:p>0.000000813999157510872</text:p>
              </table:table-cell>
              <table:table-cell office:value-type="float" office:value="0.000000813999157510872">
                <text:p>0.000000813999157510872</text:p>
              </table:table-cell>
              <table:table-cell office:value-type="float" office:value="0.00529100529100529">
                <text:p>0.00529100529100529</text:p>
              </table:table-cell>
              <table:table-cell office:value-type="float" office:value="0.00529100529100529">
                <text:p>0.00529100529100529</text:p>
              </table:table-cell>
              <table:table-cell office:value-type="float" office:value="0.00248323814253787">
                <text:p>0.00248323814253787</text:p>
              </table:table-cell>
              <table:table-cell office:value-type="float" office:value="0.44628710262842">
                <text:p>0.446287102628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82725473565168">
                <text:p>0.00282725473565168</text:p>
              </table:table-cell>
              <table:table-cell office:value-type="float" office:value="-0.625938430866495">
                <text:p>-0.625938430866495</text:p>
              </table:table-cell>
              <table:table-cell office:value-type="float" office:value="0.000000799336934026486">
                <text:p>0.000000799336934026486</text:p>
              </table:table-cell>
              <table:table-cell office:value-type="float" office:value="0.000000799336934026486">
                <text:p>0.000000799336934026486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0.00247647350173353">
                <text:p>0.00247647350173353</text:p>
              </table:table-cell>
              <table:table-cell office:value-type="float" office:value="0.478035800943">
                <text:p>0.4780358009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81293952180028">
                <text:p>0.00281293952180028</text:p>
              </table:table-cell>
              <table:table-cell office:value-type="float" office:value="-0.615185639090234">
                <text:p>-0.615185639090234</text:p>
              </table:table-cell>
              <table:table-cell office:value-type="float" office:value="0.0000007912628753306">
                <text:p>0.0000007912628753306</text:p>
              </table:table-cell>
              <table:table-cell office:value-type="float" office:value="0.0000007912628753306">
                <text:p>0.0000007912628753306</text:p>
              </table:table-cell>
              <table:table-cell office:value-type="float" office:value="0.0054054054054054">
                <text:p>0.0054054054054054</text:p>
              </table:table-cell>
              <table:table-cell office:value-type="float" office:value="0.0054054054054054">
                <text:p>0.0054054054054054</text:p>
              </table:table-cell>
              <table:table-cell office:value-type="float" office:value="0.00246974561620153">
                <text:p>0.00246974561620153</text:p>
              </table:table-cell>
              <table:table-cell office:value-type="float" office:value="0.49429632181478">
                <text:p>0.494296321814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79798545047566">
                <text:p>0.00279798545047566</text:p>
              </table:table-cell>
              <table:table-cell office:value-type="float" office:value="-0.598836501088704">
                <text:p>-0.598836501088704</text:p>
              </table:table-cell>
              <table:table-cell office:value-type="float" office:value="0.000000782872258107347">
                <text:p>0.000000782872258107347</text:p>
              </table:table-cell>
              <table:table-cell office:value-type="float" office:value="0.000000782872258107347">
                <text:p>0.000000782872258107347</text:p>
              </table:table-cell>
              <table:table-cell office:value-type="float" office:value="0.00549450549450549">
                <text:p>0.00549450549450549</text:p>
              </table:table-cell>
              <table:table-cell office:value-type="float" office:value="0.00549450549450549">
                <text:p>0.00549450549450549</text:p>
              </table:table-cell>
              <table:table-cell office:value-type="float" office:value="0.00246487552378605">
                <text:p>0.00246487552378605</text:p>
              </table:table-cell>
              <table:table-cell office:value-type="float" office:value="0.527632742082372">
                <text:p>0.527632742082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78318953520735">
                <text:p>0.00278318953520735</text:p>
              </table:table-cell>
              <table:table-cell office:value-type="float" office:value="-0.582215619852664">
                <text:p>-0.582215619852664</text:p>
              </table:table-cell>
              <table:table-cell office:value-type="float" office:value="0.000000774614398888769">
                <text:p>0.000000774614398888769</text:p>
              </table:table-cell>
              <table:table-cell office:value-type="float" office:value="0.000000774614398888769">
                <text:p>0.000000774614398888769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0.00245821042281219">
                <text:p>0.00245821042281219</text:p>
              </table:table-cell>
              <table:table-cell office:value-type="float" office:value="0.562118918153541">
                <text:p>0.5621189181535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76319425255595">
                <text:p>0.00276319425255595</text:p>
              </table:table-cell>
              <table:table-cell office:value-type="float" office:value="-0.553885113226438">
                <text:p>-0.553885113226438</text:p>
              </table:table-cell>
              <table:table-cell office:value-type="float" office:value="0.000000763524247735826">
                <text:p>0.000000763524247735826</text:p>
              </table:table-cell>
              <table:table-cell office:value-type="float" office:value="0.000000763524247735826">
                <text:p>0.000000763524247735826</text:p>
              </table:table-cell>
              <table:table-cell office:value-type="float" office:value="0.00574712643678161">
                <text:p>0.00574712643678161</text:p>
              </table:table-cell>
              <table:table-cell office:value-type="float" office:value="0.00574712643678161">
                <text:p>0.00574712643678161</text:p>
              </table:table-cell>
              <table:table-cell office:value-type="float" office:value="0.00244977951984321">
                <text:p>0.00244977951984321</text:p>
              </table:table-cell>
              <table:table-cell office:value-type="float" office:value="0.59783700075562">
                <text:p>0.59783700075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74951883420401">
                <text:p>0.00274951883420401</text:p>
              </table:table-cell>
              <table:table-cell office:value-type="float" office:value="-0.524728528934982">
                <text:p>-0.524728528934982</text:p>
              </table:table-cell>
              <table:table-cell office:value-type="float" office:value="0.00000075598538196426">
                <text:p>0.00000075598538196426</text:p>
              </table:table-cell>
              <table:table-cell office:value-type="float" office:value="0.00000075598538196426">
                <text:p>0.00000075598538196426</text:p>
              </table:table-cell>
              <table:table-cell office:value-type="float" office:value="0.00591715976331361">
                <text:p>0.00591715976331361</text:p>
              </table:table-cell>
              <table:table-cell office:value-type="float" office:value="0.00591715976331361">
                <text:p>0.00591715976331361</text:p>
              </table:table-cell>
              <table:table-cell office:value-type="float" office:value="0.00244379276637341">
                <text:p>0.00244379276637341</text:p>
              </table:table-cell>
              <table:table-cell office:value-type="float" office:value="0.616186139423817">
                <text:p>0.616186139423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7359781121751">
                <text:p>0.0027359781121751</text:p>
              </table:table-cell>
              <table:table-cell office:value-type="float" office:value="-0.500775287912489">
                <text:p>-0.500775287912489</text:p>
              </table:table-cell>
              <table:table-cell office:value-type="float" office:value="0.000000748557623030124">
                <text:p>0.000000748557623030124</text:p>
              </table:table-cell>
              <table:table-cell office:value-type="float" office:value="0.000000748557623030124">
                <text:p>0.000000748557623030124</text:p>
              </table:table-cell>
              <table:table-cell office:value-type="float" office:value="0.00606060606060606">
                <text:p>0.00606060606060606</text:p>
              </table:table-cell>
              <table:table-cell office:value-type="float" office:value="0.00606060606060606">
                <text:p>0.00606060606060606</text:p>
              </table:table-cell>
              <table:table-cell office:value-type="float" office:value="0.00243783520234032">
                <text:p>0.00243783520234032</text:p>
              </table:table-cell>
              <table:table-cell office:value-type="float" office:value="0.653926467406664">
                <text:p>0.65392646740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72405339144647">
                <text:p>0.00272405339144647</text:p>
              </table:table-cell>
              <table:table-cell office:value-type="float" office:value="-0.470003629245736">
                <text:p>-0.470003629245736</text:p>
              </table:table-cell>
              <table:table-cell office:value-type="float" office:value="0.000000742046687945103">
                <text:p>0.000000742046687945103</text:p>
              </table:table-cell>
              <table:table-cell office:value-type="float" office:value="0.000000742046687945103">
                <text:p>0.000000742046687945103</text:p>
              </table:table-cell>
              <table:table-cell office:value-type="float" office:value="0.00625">
                <text:p>0.00625</text:p>
              </table:table-cell>
              <table:table-cell office:value-type="float" office:value="0.00625">
                <text:p>0.00625</text:p>
              </table:table-cell>
              <table:table-cell office:value-type="float" office:value="0.00243190661478599">
                <text:p>0.00243190661478599</text:p>
              </table:table-cell>
              <table:table-cell office:value-type="float" office:value="0.673344553263765">
                <text:p>0.6733445532637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71076172404446">
                <text:p>0.00271076172404446</text:p>
              </table:table-cell>
              <table:table-cell office:value-type="float" office:value="-0.444685821261446">
                <text:p>-0.444685821261446</text:p>
              </table:table-cell>
              <table:table-cell office:value-type="float" office:value="0.000000734822912454448">
                <text:p>0.000000734822912454448</text:p>
              </table:table-cell>
              <table:table-cell office:value-type="float" office:value="0.000000734822912454448">
                <text:p>0.000000734822912454448</text:p>
              </table:table-cell>
              <table:table-cell office:value-type="float" office:value="0.00641025641025641">
                <text:p>0.00641025641025641</text:p>
              </table:table-cell>
              <table:table-cell office:value-type="float" office:value="0.00641025641025641">
                <text:p>0.00641025641025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69106566200215">
                <text:p>0.00269106566200215</text:p>
              </table:table-cell>
              <table:table-cell office:value-type="float" office:value="-0.392042087776024">
                <text:p>-0.392042087776024</text:p>
              </table:table-cell>
              <table:table-cell office:value-type="float" office:value="0.000000724183439720708">
                <text:p>0.000000724183439720708</text:p>
              </table:table-cell>
              <table:table-cell office:value-type="float" office:value="0.000000724183439720708">
                <text:p>0.000000724183439720708</text:p>
              </table:table-cell>
              <table:table-cell office:value-type="float" office:value="0.00675675675675676">
                <text:p>0.00675675675675676</text:p>
              </table:table-cell>
              <table:table-cell office:value-type="float" office:value="0.00675675675675676">
                <text:p>0.00675675675675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68024658268561">
                <text:p>0.00268024658268561</text:p>
              </table:table-cell>
              <table:table-cell office:value-type="float" office:value="-0.357674444271816">
                <text:p>-0.357674444271816</text:p>
              </table:table-cell>
              <table:table-cell office:value-type="float" office:value="0.000000718372174399787">
                <text:p>0.000000718372174399787</text:p>
              </table:table-cell>
              <table:table-cell office:value-type="float" office:value="0.000000718372174399787">
                <text:p>0.000000718372174399787</text:p>
              </table:table-cell>
              <table:table-cell office:value-type="float" office:value="0.00699300699300699">
                <text:p>0.00699300699300699</text:p>
              </table:table-cell>
              <table:table-cell office:value-type="float" office:value="0.00699300699300699">
                <text:p>0.0069930069930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66951414842499">
                <text:p>0.00266951414842499</text:p>
              </table:table-cell>
              <table:table-cell office:value-type="float" office:value="-0.322083499169113">
                <text:p>-0.322083499169113</text:p>
              </table:table-cell>
              <table:table-cell office:value-type="float" office:value="0.000000712630578864118">
                <text:p>0.000000712630578864118</text:p>
              </table:table-cell>
              <table:table-cell office:value-type="float" office:value="0.000000712630578864118">
                <text:p>0.000000712630578864118</text:p>
              </table:table-cell>
              <table:table-cell office:value-type="float" office:value="0.0072463768115942">
                <text:p>0.0072463768115942</text:p>
              </table:table-cell>
              <table:table-cell office:value-type="float" office:value="0.0072463768115942">
                <text:p>0.007246376811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65816055289739">
                <text:p>0.00265816055289739</text:p>
              </table:table-cell>
              <table:table-cell office:value-type="float" office:value="-0.285178942233662">
                <text:p>-0.285178942233662</text:p>
              </table:table-cell>
              <table:table-cell office:value-type="float" office:value="0.000000706581752497979">
                <text:p>0.000000706581752497979</text:p>
              </table:table-cell>
              <table:table-cell office:value-type="float" office:value="0.000000706581752497979">
                <text:p>0.000000706581752497979</text:p>
              </table:table-cell>
              <table:table-cell office:value-type="float" office:value="0.0075187969924812">
                <text:p>0.0075187969924812</text:p>
              </table:table-cell>
              <table:table-cell office:value-type="float" office:value="0.0075187969924812">
                <text:p>0.0075187969924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64270613107822">
                <text:p>0.00264270613107822</text:p>
              </table:table-cell>
              <table:table-cell office:value-type="float" office:value="-0.231111720963387">
                <text:p>-0.231111720963387</text:p>
              </table:table-cell>
              <table:table-cell office:value-type="float" office:value="0.000000698389569523844">
                <text:p>0.000000698389569523844</text:p>
              </table:table-cell>
              <table:table-cell office:value-type="float" office:value="0.000000698389569523844">
                <text:p>0.000000698389569523844</text:p>
              </table:table-cell>
              <table:table-cell office:value-type="float" office:value="0.00793650793650794">
                <text:p>0.00793650793650794</text:p>
              </table:table-cell>
              <table:table-cell office:value-type="float" office:value="0.00793650793650794">
                <text:p>0.00793650793650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63227165043433">
                <text:p>0.00263227165043433</text:p>
              </table:table-cell>
              <table:table-cell office:value-type="float" office:value="-0.19062035960865">
                <text:p>-0.19062035960865</text:p>
              </table:table-cell>
              <table:table-cell office:value-type="float" office:value="0.000000692885404168025">
                <text:p>0.000000692885404168025</text:p>
              </table:table-cell>
              <table:table-cell office:value-type="float" office:value="0.000000692885404168025">
                <text:p>0.000000692885404168025</text:p>
              </table:table-cell>
              <table:table-cell office:value-type="float" office:value="0.00826446280991736">
                <text:p>0.00826446280991736</text:p>
              </table:table-cell>
              <table:table-cell office:value-type="float" office:value="0.00826446280991736">
                <text:p>0.0082644628099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62054507337526">
                <text:p>0.00262054507337526</text:p>
              </table:table-cell>
              <table:table-cell office:value-type="float" office:value="-0.157003748809665">
                <text:p>-0.157003748809665</text:p>
              </table:table-cell>
              <table:table-cell office:value-type="float" office:value="0.000000686725648159136">
                <text:p>0.000000686725648159136</text:p>
              </table:table-cell>
              <table:table-cell office:value-type="float" office:value="0.000000686725648159136">
                <text:p>0.000000686725648159136</text:p>
              </table:table-cell>
              <table:table-cell office:value-type="float" office:value="0.00854700854700855">
                <text:p>0.00854700854700855</text:p>
              </table:table-cell>
              <table:table-cell office:value-type="float" office:value="0.00854700854700855">
                <text:p>0.00854700854700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61096605744125">
                <text:p>0.00261096605744125</text:p>
              </table:table-cell>
              <table:table-cell office:value-type="float" office:value="-0.113328685307003">
                <text:p>-0.113328685307003</text:p>
              </table:table-cell>
              <table:table-cell office:value-type="float" office:value="0.000000681714375311032">
                <text:p>0.000000681714375311032</text:p>
              </table:table-cell>
              <table:table-cell office:value-type="float" office:value="0.000000681714375311032">
                <text:p>0.000000681714375311032</text:p>
              </table:table-cell>
              <table:table-cell office:value-type="float" office:value="0.00892857142857143">
                <text:p>0.00892857142857143</text:p>
              </table:table-cell>
              <table:table-cell office:value-type="float" office:value="0.00892857142857143">
                <text:p>0.0089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60145681581686">
                <text:p>0.00260145681581686</text:p>
              </table:table-cell>
              <table:table-cell office:value-type="float" office:value="-0.0769610411361284">
                <text:p>-0.0769610411361284</text:p>
              </table:table-cell>
              <table:table-cell office:value-type="float" office:value="0.000000676757756455998">
                <text:p>0.000000676757756455998</text:p>
              </table:table-cell>
              <table:table-cell office:value-type="float" office:value="0.000000676757756455998">
                <text:p>0.000000676757756455998</text:p>
              </table:table-cell>
              <table:table-cell office:value-type="float" office:value="0.00925925925925926">
                <text:p>0.00925925925925926</text:p>
              </table:table-cell>
              <table:table-cell office:value-type="float" office:value="0.00925925925925926">
                <text:p>0.009259259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5879917184265">
                <text:p>0.0025879917184265</text:p>
              </table:table-cell>
              <table:table-cell office:value-type="float" office:value="-0.0198026272961798">
                <text:p>-0.0198026272961798</text:p>
              </table:table-cell>
              <table:table-cell office:value-type="float" office:value="0.000000669770113464415">
                <text:p>0.000000669770113464415</text:p>
              </table:table-cell>
              <table:table-cell office:value-type="float" office:value="0.000000669770113464415">
                <text:p>0.000000669770113464415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57864878803507">
                <text:p>0.00257864878803507</text:p>
              </table:table-cell>
              <table:table-cell office:value-type="float" office:value="0.0202027073175195">
                <text:p>0.0202027073175195</text:p>
              </table:table-cell>
              <table:table-cell office:value-type="float" office:value="0.000000664942957203473">
                <text:p>0.000000664942957203473</text:p>
              </table:table-cell>
              <table:table-cell office:value-type="float" office:value="0.000000664942957203473">
                <text:p>0.000000664942957203473</text:p>
              </table:table-cell>
              <table:table-cell office:value-type="float" office:value="0.0102040816326531">
                <text:p>0.0102040816326531</text:p>
              </table:table-cell>
              <table:table-cell office:value-type="float" office:value="0.0102040816326531">
                <text:p>0.0102040816326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5693730729702">
                <text:p>0.0025693730729702</text:p>
              </table:table-cell>
              <table:table-cell office:value-type="float" office:value="0.0618754037180875">
                <text:p>0.0618754037180875</text:p>
              </table:table-cell>
              <table:table-cell office:value-type="float" office:value="0.000000660167798810431">
                <text:p>0.000000660167798810431</text:p>
              </table:table-cell>
              <table:table-cell office:value-type="float" office:value="0.000000660167798810431">
                <text:p>0.000000660167798810431</text:p>
              </table:table-cell>
              <table:table-cell office:value-type="float" office:value="0.0106382978723404">
                <text:p>0.0106382978723404</text:p>
              </table:table-cell>
              <table:table-cell office:value-type="float" office:value="0.0106382978723404">
                <text:p>0.0106382978723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56147540983607">
                <text:p>0.00256147540983607</text:p>
              </table:table-cell>
              <table:table-cell office:value-type="float" office:value="0.0943106794712412">
                <text:p>0.0943106794712412</text:p>
              </table:table-cell>
              <table:table-cell office:value-type="float" office:value="0.000000656115627519484">
                <text:p>0.000000656115627519484</text:p>
              </table:table-cell>
              <table:table-cell office:value-type="float" office:value="0.000000656115627519484">
                <text:p>0.000000656115627519484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54841997961264">
                <text:p>0.00254841997961264</text:p>
              </table:table-cell>
              <table:table-cell office:value-type="float" office:value="0.150822889734584">
                <text:p>0.150822889734584</text:p>
              </table:table-cell>
              <table:table-cell office:value-type="float" office:value="0.000000649444439248889">
                <text:p>0.000000649444439248889</text:p>
              </table:table-cell>
              <table:table-cell office:value-type="float" office:value="0.000000649444439248889">
                <text:p>0.000000649444439248889</text:p>
              </table:table-cell>
              <table:table-cell office:value-type="float" office:value="0.0116279069767442">
                <text:p>0.0116279069767442</text:p>
              </table:table-cell>
              <table:table-cell office:value-type="float" office:value="0.0116279069767442">
                <text:p>0.0116279069767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54129606099111">
                <text:p>0.00254129606099111</text:p>
              </table:table-cell>
              <table:table-cell office:value-type="float" office:value="0.186329578191493">
                <text:p>0.186329578191493</text:p>
              </table:table-cell>
              <table:table-cell office:value-type="float" office:value="0.000000645818566960891">
                <text:p>0.000000645818566960891</text:p>
              </table:table-cell>
              <table:table-cell office:value-type="float" office:value="0.000000645818566960891">
                <text:p>0.000000645818566960891</text:p>
              </table:table-cell>
              <table:table-cell office:value-type="float" office:value="0.0120481927710843">
                <text:p>0.0120481927710843</text:p>
              </table:table-cell>
              <table:table-cell office:value-type="float" office:value="0.0120481927710843">
                <text:p>0.0120481927710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53356979984799">
                <text:p>0.00253356979984799</text:p>
              </table:table-cell>
              <table:table-cell office:value-type="float" office:value="0.210721031315653">
                <text:p>0.210721031315653</text:p>
              </table:table-cell>
              <table:table-cell office:value-type="float" office:value="0.000000641897593070176">
                <text:p>0.000000641897593070176</text:p>
              </table:table-cell>
              <table:table-cell office:value-type="float" office:value="0.000000641897593070176">
                <text:p>0.000000641897593070176</text:p>
              </table:table-cell>
              <table:table-cell office:value-type="float" office:value="0.0123456790123457">
                <text:p>0.0123456790123457</text:p>
              </table:table-cell>
              <table:table-cell office:value-type="float" office:value="0.0123456790123457">
                <text:p>0.0123456790123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52525252525253">
                <text:p>0.00252525252525253</text:p>
              </table:table-cell>
              <table:table-cell office:value-type="float" office:value="0.2484613592985">
                <text:p>0.2484613592985</text:p>
              </table:table-cell>
              <table:table-cell office:value-type="float" office:value="0.000000637690031629426">
                <text:p>0.000000637690031629426</text:p>
              </table:table-cell>
              <table:table-cell office:value-type="float" office:value="0.000000637690031629426">
                <text:p>0.000000637690031629426</text:p>
              </table:table-cell>
              <table:table-cell office:value-type="float" office:value="0.0128205128205128">
                <text:p>0.0128205128205128</text:p>
              </table:table-cell>
              <table:table-cell office:value-type="float" office:value="0.0128205128205128">
                <text:p>0.0128205128205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51382604323781">
                <text:p>0.00251382604323781</text:p>
              </table:table-cell>
              <table:table-cell office:value-type="float" office:value="0.301105092783922">
                <text:p>0.301105092783922</text:p>
              </table:table-cell>
              <table:table-cell office:value-type="float" office:value="0.000000631932137566065">
                <text:p>0.000000631932137566065</text:p>
              </table:table-cell>
              <table:table-cell office:value-type="float" office:value="0.000000631932137566065">
                <text:p>0.000000631932137566065</text:p>
              </table:table-cell>
              <table:table-cell office:value-type="float" office:value="0.0135135135135135">
                <text:p>0.0135135135135135</text:p>
              </table:table-cell>
              <table:table-cell office:value-type="float" office:value="0.0135135135135135">
                <text:p>0.013513513513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50689395838556">
                <text:p>0.00250689395838556</text:p>
              </table:table-cell>
              <table:table-cell office:value-type="float" office:value="0.342490308946776">
                <text:p>0.342490308946776</text:p>
              </table:table-cell>
              <table:table-cell office:value-type="float" office:value="0.000000628451731859002">
                <text:p>0.000000628451731859002</text:p>
              </table:table-cell>
              <table:table-cell office:value-type="float" office:value="0.000000628451731859002">
                <text:p>0.000000628451731859002</text:p>
              </table:table-cell>
              <table:table-cell office:value-type="float" office:value="0.0140845070422535">
                <text:p>0.0140845070422535</text:p>
              </table:table-cell>
              <table:table-cell office:value-type="float" office:value="0.0140845070422535">
                <text:p>0.0140845070422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5">
                <text:p>0.0025</text:p>
              </table:table-cell>
              <table:table-cell office:value-type="float" office:value="0.371063681390832">
                <text:p>0.371063681390832</text:p>
              </table:table-cell>
              <table:table-cell office:value-type="float" office:value="0.000000625">
                <text:p>0.000000625</text:p>
              </table:table-cell>
              <table:table-cell office:value-type="float" office:value="0.000000625">
                <text:p>0.000000625</text:p>
              </table:table-cell>
              <table:table-cell office:value-type="float" office:value="0.0144927536231884">
                <text:p>0.0144927536231884</text:p>
              </table:table-cell>
              <table:table-cell office:value-type="float" office:value="0.0144927536231884">
                <text:p>0.014492753623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4931438544004">
                <text:p>0.0024931438544004</text:p>
              </table:table-cell>
              <table:table-cell office:value-type="float" office:value="0.400477566597125">
                <text:p>0.400477566597125</text:p>
              </table:table-cell>
              <table:table-cell office:value-type="float" office:value="0.000000621576627873448">
                <text:p>0.000000621576627873448</text:p>
              </table:table-cell>
              <table:table-cell office:value-type="float" office:value="0.000000621576627873448">
                <text:p>0.000000621576627873448</text:p>
              </table:table-cell>
              <table:table-cell office:value-type="float" office:value="0.0149253731343284">
                <text:p>0.0149253731343284</text:p>
              </table:table-cell>
              <table:table-cell office:value-type="float" office:value="0.0149253731343284">
                <text:p>0.0149253731343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48323814253787">
                <text:p>0.00248323814253787</text:p>
              </table:table-cell>
              <table:table-cell office:value-type="float" office:value="0.44628710262842">
                <text:p>0.44628710262842</text:p>
              </table:table-cell>
              <table:table-cell office:value-type="float" office:value="0.000000616647167255493">
                <text:p>0.000000616647167255493</text:p>
              </table:table-cell>
              <table:table-cell office:value-type="float" office:value="0.000000616647167255493">
                <text:p>0.000000616647167255493</text:p>
              </table:table-cell>
              <table:table-cell office:value-type="float" office:value="0.015625">
                <text:p>0.015625</text:p>
              </table:table-cell>
              <table:table-cell office:value-type="float" office:value="0.015625">
                <text:p>0.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47647350173353">
                <text:p>0.00247647350173353</text:p>
              </table:table-cell>
              <table:table-cell office:value-type="float" office:value="0.478035800943">
                <text:p>0.478035800943</text:p>
              </table:table-cell>
              <table:table-cell office:value-type="float" office:value="0.000000613292100478834">
                <text:p>0.000000613292100478834</text:p>
              </table:table-cell>
              <table:table-cell office:value-type="float" office:value="0.000000613292100478834">
                <text:p>0.000000613292100478834</text:p>
              </table:table-cell>
              <table:table-cell office:value-type="float" office:value="0.0161290322580645">
                <text:p>0.0161290322580645</text:p>
              </table:table-cell>
              <table:table-cell office:value-type="float" office:value="0.0161290322580645">
                <text:p>0.0161290322580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46974561620153">
                <text:p>0.00246974561620153</text:p>
              </table:table-cell>
              <table:table-cell office:value-type="float" office:value="0.49429632181478">
                <text:p>0.49429632181478</text:p>
              </table:table-cell>
              <table:table-cell office:value-type="float" office:value="0.000000609964340874668">
                <text:p>0.000000609964340874668</text:p>
              </table:table-cell>
              <table:table-cell office:value-type="float" office:value="0.000000609964340874668">
                <text:p>0.000000609964340874668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246487552378605">
                <text:p>0.00246487552378605</text:p>
              </table:table-cell>
              <table:table-cell office:value-type="float" office:value="0.527632742082372">
                <text:p>0.527632742082372</text:p>
              </table:table-cell>
              <table:table-cell office:value-type="float" office:value="0.000000607561134775955">
                <text:p>0.000000607561134775955</text:p>
              </table:table-cell>
              <table:table-cell office:value-type="float" office:value="0.000000607561134775955">
                <text:p>0.000000607561134775955</text:p>
              </table:table-cell>
              <table:table-cell office:value-type="float" office:value="0.0169491525423729">
                <text:p>0.0169491525423729</text:p>
              </table:table-cell>
              <table:table-cell office:value-type="float" office:value="0.0169491525423729">
                <text:p>0.0169491525423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245821042281219">
                <text:p>0.00245821042281219</text:p>
              </table:table-cell>
              <table:table-cell office:value-type="float" office:value="0.562118918153541">
                <text:p>0.562118918153541</text:p>
              </table:table-cell>
              <table:table-cell office:value-type="float" office:value="0.00000060427984828225">
                <text:p>0.00000060427984828225</text:p>
              </table:table-cell>
              <table:table-cell office:value-type="float" office:value="0.00000060427984828225">
                <text:p>0.00000060427984828225</text:p>
              </table:table-cell>
              <table:table-cell office:value-type="float" office:value="0.0175438596491228">
                <text:p>0.0175438596491228</text:p>
              </table:table-cell>
              <table:table-cell office:value-type="float" office:value="0.0175438596491228">
                <text:p>0.017543859649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244977951984321">
                <text:p>0.00244977951984321</text:p>
              </table:table-cell>
              <table:table-cell office:value-type="float" office:value="0.59783700075562">
                <text:p>0.59783700075562</text:p>
              </table:table-cell>
              <table:table-cell office:value-type="float" office:value="0.000000600141969584325">
                <text:p>0.000000600141969584325</text:p>
              </table:table-cell>
              <table:table-cell office:value-type="float" office:value="0.000000600141969584325">
                <text:p>0.000000600141969584325</text:p>
              </table:table-cell>
              <table:table-cell office:value-type="float" office:value="0.0181818181818182">
                <text:p>0.0181818181818182</text:p>
              </table:table-cell>
              <table:table-cell office:value-type="float" office:value="0.0181818181818182">
                <text:p>0.0181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44379276637341">
                <text:p>0.00244379276637341</text:p>
              </table:table-cell>
              <table:table-cell office:value-type="float" office:value="0.616186139423817">
                <text:p>0.616186139423817</text:p>
              </table:table-cell>
              <table:table-cell office:value-type="float" office:value="0.000000597212308497901">
                <text:p>0.000000597212308497901</text:p>
              </table:table-cell>
              <table:table-cell office:value-type="float" office:value="0.000000597212308497901">
                <text:p>0.000000597212308497901</text:p>
              </table:table-cell>
              <table:table-cell office:value-type="float" office:value="0.0185185185185185">
                <text:p>0.0185185185185185</text:p>
              </table:table-cell>
              <table:table-cell office:value-type="float" office:value="0.0185185185185185">
                <text:p>0.018518518518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43783520234032">
                <text:p>0.00243783520234032</text:p>
              </table:table-cell>
              <table:table-cell office:value-type="float" office:value="0.653926467406664">
                <text:p>0.653926467406664</text:p>
              </table:table-cell>
              <table:table-cell office:value-type="float" office:value="0.000000594304047376968">
                <text:p>0.000000594304047376968</text:p>
              </table:table-cell>
              <table:table-cell office:value-type="float" office:value="0.000000594304047376968">
                <text:p>0.000000594304047376968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43190661478599">
                <text:p>0.00243190661478599</text:p>
              </table:table-cell>
              <table:table-cell office:value-type="float" office:value="0.673344553263765">
                <text:p>0.673344553263765</text:p>
              </table:table-cell>
              <table:table-cell office:value-type="float" office:value="0.000000591416978303986">
                <text:p>0.000000591416978303986</text:p>
              </table:table-cell>
              <table:table-cell office:value-type="float" office:value="0.000000591416978303986">
                <text:p>0.000000591416978303986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